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0"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4"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5"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6"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tyle="italic"/>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1"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7" style:family="paragraph" style:parent-style-name="Table_20_Contents">
      <style:paragraph-properties fo:text-align="start" style:justify-single-word="false"/>
      <style:text-properties fo:color="#000000" loext:opacity="100%" style:text-underline-style="none"/>
    </style:style>
    <style:style style:name="P358" style:family="paragraph" style:parent-style-name="Table_20_Contents">
      <style:paragraph-properties fo:text-align="start" style:justify-single-word="false"/>
    </style:style>
    <style:style style:name="P359" style:family="paragraph" style:parent-style-name="Standard">
      <style:paragraph-properties fo:text-align="start" style:justify-single-word="false">
        <style:tab-stops/>
      </style:paragraph-properties>
    </style:style>
    <style:style style:name="P360" style:family="paragraph" style:parent-style-name="Table_20_Contents">
      <style:paragraph-properties fo:text-align="start" style:justify-single-word="false"/>
      <style:text-properties officeooo:paragraph-rsid="0055bc33"/>
    </style:style>
    <style:style style:name="P361" style:family="paragraph" style:parent-style-name="Table_20_Contents">
      <style:paragraph-properties fo:text-align="start" style:justify-single-word="false"/>
      <style:text-properties officeooo:paragraph-rsid="008a3ca6"/>
    </style:style>
    <style:style style:name="P362"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5"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6"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8"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0"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8" style:family="paragraph" style:parent-style-name="Table_20_Contents">
      <style:text-properties fo:color="#333333" loext:opacity="100%" style:font-name="Liberation Sans" fo:font-size="11pt" fo:font-style="italic" style:font-size-asian="11pt" style:font-size-complex="11pt"/>
    </style:style>
    <style:style style:name="P37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0" style:family="paragraph" style:parent-style-name="Table_20_Contents">
      <style:text-properties style:font-name="Arial" officeooo:rsid="00469b47" officeooo:paragraph-rsid="00469b47"/>
    </style:style>
    <style:style style:name="P381" style:family="paragraph" style:parent-style-name="Title">
      <style:text-properties style:font-name="Arial"/>
    </style:style>
    <style:style style:name="P382" style:family="paragraph" style:parent-style-name="Standard">
      <style:text-properties style:font-name="Arial" fo:font-size="11pt" officeooo:rsid="00fbc077" officeooo:paragraph-rsid="0044c414" style:font-size-asian="11pt" style:font-size-complex="11pt"/>
    </style:style>
    <style:style style:name="P383" style:family="paragraph" style:parent-style-name="Standard">
      <style:text-properties officeooo:paragraph-rsid="0030b6f7"/>
    </style:style>
    <style:style style:name="P384" style:family="paragraph" style:parent-style-name="Standard">
      <style:text-properties officeooo:paragraph-rsid="00349b47"/>
    </style:style>
    <style:style style:name="P385" style:family="paragraph" style:parent-style-name="Standard">
      <style:text-properties officeooo:paragraph-rsid="00212270"/>
    </style:style>
    <style:style style:name="P386" style:family="paragraph" style:parent-style-name="Standard">
      <style:text-properties officeooo:paragraph-rsid="0021e813"/>
    </style:style>
    <style:style style:name="P387" style:family="paragraph" style:parent-style-name="Standard">
      <style:text-properties officeooo:paragraph-rsid="0022ded3"/>
    </style:style>
    <style:style style:name="P388" style:family="paragraph" style:parent-style-name="Standard">
      <style:text-properties officeooo:paragraph-rsid="00243774"/>
    </style:style>
    <style:style style:name="P389" style:family="paragraph" style:parent-style-name="Standard">
      <style:text-properties officeooo:rsid="00259b78" officeooo:paragraph-rsid="00259b78"/>
    </style:style>
    <style:style style:name="P390" style:family="paragraph" style:parent-style-name="Standard">
      <style:text-properties officeooo:rsid="0025b318" officeooo:paragraph-rsid="0025b318"/>
    </style:style>
    <style:style style:name="P391" style:family="paragraph" style:parent-style-name="Standard">
      <style:text-properties officeooo:rsid="00264021" officeooo:paragraph-rsid="00264021"/>
    </style:style>
    <style:style style:name="P392" style:family="paragraph" style:parent-style-name="Standard">
      <style:text-properties officeooo:paragraph-rsid="001101d5"/>
    </style:style>
    <style:style style:name="P39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7" style:family="paragraph" style:parent-style-name="Standard">
      <style:text-properties officeooo:paragraph-rsid="0040f88b"/>
    </style:style>
    <style:style style:name="P398" style:family="paragraph" style:parent-style-name="Standard">
      <style:text-properties officeooo:rsid="0044c414" officeooo:paragraph-rsid="0040f88b"/>
    </style:style>
    <style:style style:name="P399" style:family="paragraph" style:parent-style-name="Standard">
      <style:text-properties officeooo:rsid="0044c414" officeooo:paragraph-rsid="0044c414"/>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8"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2"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8"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9"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0"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1" style:family="paragraph" style:parent-style-name="Standard">
      <style:text-properties officeooo:paragraph-rsid="0038c750"/>
    </style:style>
    <style:style style:name="P422"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3" style:family="paragraph" style:parent-style-name="Standard">
      <style:paragraph-properties fo:text-align="start" style:justify-single-word="false">
        <style:tab-stops/>
      </style:paragraph-properties>
      <style:text-properties fo:font-weight="bold" style:font-weight-asian="bold"/>
    </style:style>
    <style:style style:name="P424" style:family="paragraph" style:parent-style-name="Standard">
      <style:text-properties officeooo:rsid="004a21ea" officeooo:paragraph-rsid="004a21ea"/>
    </style:style>
    <style:style style:name="P425" style:family="paragraph" style:parent-style-name="Standard">
      <style:text-properties officeooo:paragraph-rsid="004e9ee2"/>
    </style:style>
    <style:style style:name="P426" style:family="paragraph" style:parent-style-name="Standard">
      <style:text-properties officeooo:paragraph-rsid="004ee6c2"/>
    </style:style>
    <style:style style:name="P427" style:family="paragraph" style:parent-style-name="Standard">
      <style:text-properties officeooo:rsid="005076c3" officeooo:paragraph-rsid="005076c3"/>
    </style:style>
    <style:style style:name="P428" style:family="paragraph" style:parent-style-name="Standard">
      <style:text-properties officeooo:paragraph-rsid="005076c3"/>
    </style:style>
    <style:style style:name="P429" style:family="paragraph" style:parent-style-name="Standard">
      <style:text-properties officeooo:paragraph-rsid="00520474"/>
    </style:style>
    <style:style style:name="P430" style:family="paragraph" style:parent-style-name="Standard">
      <style:text-properties officeooo:paragraph-rsid="0052556d"/>
    </style:style>
    <style:style style:name="P431" style:family="paragraph" style:parent-style-name="Text_20_body">
      <style:text-properties officeooo:rsid="0055bc33" officeooo:paragraph-rsid="0055bc33"/>
    </style:style>
    <style:style style:name="P432" style:family="paragraph" style:parent-style-name="Standard">
      <style:text-properties officeooo:paragraph-rsid="0055bc33"/>
    </style:style>
    <style:style style:name="P433" style:family="paragraph" style:parent-style-name="Standard">
      <style:text-properties officeooo:paragraph-rsid="00560a15"/>
    </style:style>
    <style:style style:name="P434" style:family="paragraph" style:parent-style-name="Standard">
      <style:text-properties officeooo:paragraph-rsid="0013349a"/>
    </style:style>
    <style:style style:name="P435" style:family="paragraph" style:parent-style-name="Standard">
      <style:text-properties officeooo:paragraph-rsid="0011bd51"/>
    </style:style>
    <style:style style:name="P436" style:family="paragraph" style:parent-style-name="Text_20_body">
      <style:text-properties officeooo:rsid="006784a4" officeooo:paragraph-rsid="006784a4"/>
    </style:style>
    <style:style style:name="P437" style:family="paragraph" style:parent-style-name="Standard">
      <style:text-properties officeooo:rsid="006e8f07" officeooo:paragraph-rsid="00705a3d"/>
    </style:style>
    <style:style style:name="P438" style:family="paragraph" style:parent-style-name="Text_20_body">
      <style:text-properties officeooo:rsid="00705a3d" officeooo:paragraph-rsid="00705a3d"/>
    </style:style>
    <style:style style:name="P439" style:family="paragraph" style:parent-style-name="Text_20_body">
      <style:text-properties officeooo:rsid="0075cb9a" officeooo:paragraph-rsid="00b10008"/>
    </style:style>
    <style:style style:name="P440" style:family="paragraph" style:parent-style-name="Text_20_body">
      <style:text-properties officeooo:rsid="0075cb9a" officeooo:paragraph-rsid="00b39cfd"/>
    </style:style>
    <style:style style:name="P441" style:family="paragraph" style:parent-style-name="Table_20_Contents">
      <style:paragraph-properties fo:text-align="start" style:justify-single-word="false"/>
      <style:text-properties style:text-underline-style="solid" style:text-underline-width="auto" style:text-underline-color="font-color"/>
    </style:style>
    <style:style style:name="P442" style:family="paragraph" style:parent-style-name="Text_20_body">
      <style:text-properties officeooo:rsid="009332c5" officeooo:paragraph-rsid="00977f7f"/>
    </style:style>
    <style:style style:name="P443" style:family="paragraph" style:parent-style-name="Standard">
      <style:text-properties officeooo:paragraph-rsid="00977f7f"/>
    </style:style>
    <style:style style:name="P444" style:family="paragraph" style:parent-style-name="Standard">
      <style:text-properties officeooo:paragraph-rsid="00a592ca"/>
    </style:style>
    <style:style style:name="P445" style:family="paragraph" style:parent-style-name="Text_20_body">
      <style:text-properties officeooo:paragraph-rsid="00a592ca"/>
    </style:style>
    <style:style style:name="P446" style:family="paragraph" style:parent-style-name="Standard">
      <style:text-properties officeooo:paragraph-rsid="0014c88c"/>
    </style:style>
    <style:style style:name="P447" style:family="paragraph" style:parent-style-name="Text_20_body">
      <style:text-properties officeooo:rsid="00bbcebe" officeooo:paragraph-rsid="00bbcebe"/>
    </style:style>
    <style:style style:name="P448" style:family="paragraph" style:parent-style-name="Standard">
      <style:text-properties officeooo:rsid="00c19787" officeooo:paragraph-rsid="00c19787"/>
    </style:style>
    <style:style style:name="P449"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0" style:family="paragraph" style:parent-style-name="Preformatted_20_Text">
      <style:paragraph-properties fo:margin-left="0cm" fo:margin-right="0cm" fo:orphans="2" fo:widows="2" fo:text-indent="0cm" style:auto-text-indent="false"/>
    </style:style>
    <style:style style:name="P451" style:family="paragraph" style:parent-style-name="Text_20_body">
      <style:paragraph-properties fo:margin-left="0cm" fo:margin-right="0cm" fo:orphans="2" fo:widows="2" fo:text-indent="0cm" style:auto-text-indent="false"/>
    </style:style>
    <style:style style:name="P452" style:family="paragraph" style:parent-style-name="Preformatted_20_Text">
      <style:paragraph-properties fo:orphans="2" fo:widows="2"/>
    </style:style>
    <style:style style:name="P453" style:family="paragraph" style:parent-style-name="Preformatted_20_Text">
      <style:paragraph-properties fo:margin-top="0cm" fo:margin-bottom="0.499cm" style:contextual-spacing="false" fo:orphans="2" fo:widows="2"/>
    </style:style>
    <style:style style:name="P454" style:family="paragraph" style:parent-style-name="Standard">
      <style:text-properties officeooo:rsid="00c45ced" officeooo:paragraph-rsid="00c45ced"/>
    </style:style>
    <style:style style:name="P455"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6" style:family="paragraph" style:parent-style-name="Text_20_body">
      <style:text-properties officeooo:paragraph-rsid="00cd0517"/>
    </style:style>
    <style:style style:name="P457" style:family="paragraph" style:parent-style-name="Standard">
      <style:text-properties officeooo:paragraph-rsid="00d82882"/>
    </style:style>
    <style:style style:name="P458" style:family="paragraph" style:parent-style-name="Standard">
      <style:text-properties officeooo:rsid="00fbc077" officeooo:paragraph-rsid="00fbc077"/>
    </style:style>
    <style:style style:name="P459" style:family="paragraph" style:parent-style-name="Standard">
      <style:text-properties officeooo:rsid="00fbc077" officeooo:paragraph-rsid="0109914a"/>
    </style:style>
    <style:style style:name="P460" style:family="paragraph" style:parent-style-name="Text_20_body">
      <style:text-properties officeooo:rsid="00ff4c98" officeooo:paragraph-rsid="00ff4c98"/>
    </style:style>
    <style:style style:name="P461" style:family="paragraph" style:parent-style-name="Text_20_body">
      <style:text-properties officeooo:rsid="00771eda" officeooo:paragraph-rsid="00b10008"/>
    </style:style>
    <style:style style:name="P462" style:family="paragraph" style:parent-style-name="Text_20_body">
      <style:text-properties officeooo:rsid="00b10008" officeooo:paragraph-rsid="00b10008"/>
    </style:style>
    <style:style style:name="P463" style:family="paragraph" style:parent-style-name="Standard">
      <style:text-properties officeooo:rsid="011b2b69" officeooo:paragraph-rsid="0052556d"/>
    </style:style>
    <style:style style:name="P464" style:family="paragraph" style:parent-style-name="Standard">
      <style:text-properties officeooo:paragraph-rsid="0142d160"/>
    </style:style>
    <style:style style:name="P465" style:family="paragraph" style:parent-style-name="Standard">
      <style:text-properties officeooo:paragraph-rsid="0020ebb5"/>
    </style:style>
    <style:style style:name="P466" style:family="paragraph" style:parent-style-name="Standard">
      <style:text-properties officeooo:paragraph-rsid="0132eb31"/>
    </style:style>
    <style:style style:name="P467" style:family="paragraph" style:parent-style-name="Standard">
      <style:text-properties officeooo:rsid="01620822" officeooo:paragraph-rsid="01620822"/>
    </style:style>
    <style:style style:name="P468" style:family="paragraph" style:parent-style-name="Standard">
      <style:text-properties style:text-underline-style="none" officeooo:rsid="01620822" officeooo:paragraph-rsid="01620822"/>
    </style:style>
    <style:style style:name="P469" style:family="paragraph" style:parent-style-name="Standard">
      <style:text-properties officeooo:rsid="00598fd9" officeooo:paragraph-rsid="00598fd9"/>
    </style:style>
    <style:style style:name="P470" style:family="paragraph" style:parent-style-name="Standard">
      <style:text-properties officeooo:paragraph-rsid="016e04de"/>
    </style:style>
    <style:style style:name="P4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4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473" style:family="paragraph" style:parent-style-name="Heading_20_1">
      <style:text-properties officeooo:rsid="00a97067" officeooo:paragraph-rsid="00a97067"/>
    </style:style>
    <style:style style:name="P474" style:family="paragraph" style:parent-style-name="Heading_20_1">
      <style:text-properties officeooo:paragraph-rsid="00a97067"/>
    </style:style>
    <style:style style:name="P475" style:family="paragraph" style:parent-style-name="Heading_20_1">
      <style:text-properties officeooo:paragraph-rsid="0041ed7e"/>
    </style:style>
    <style:style style:name="P476" style:family="paragraph" style:parent-style-name="Heading_20_1">
      <style:text-properties officeooo:paragraph-rsid="00275043"/>
    </style:style>
    <style:style style:name="P477" style:family="paragraph" style:parent-style-name="Heading_20_1">
      <style:paragraph-properties fo:break-before="page"/>
    </style:style>
    <style:style style:name="P478" style:family="paragraph" style:parent-style-name="Heading_20_1">
      <style:text-properties officeooo:paragraph-rsid="00d2f8ee"/>
    </style:style>
    <style:style style:name="P479"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0" style:family="paragraph" style:parent-style-name="Heading_20_1">
      <style:paragraph-properties fo:break-before="page"/>
      <style:text-properties officeooo:paragraph-rsid="00a592ca"/>
    </style:style>
    <style:style style:name="P481" style:family="paragraph" style:parent-style-name="Heading_20_1">
      <style:paragraph-properties fo:break-before="page"/>
      <style:text-properties officeooo:paragraph-rsid="0150fa27"/>
    </style:style>
    <style:style style:name="P482" style:family="paragraph" style:parent-style-name="Heading_20_1">
      <style:text-properties officeooo:paragraph-rsid="003fce4a"/>
    </style:style>
    <style:style style:name="P483" style:family="paragraph" style:parent-style-name="Heading_20_1">
      <style:text-properties officeooo:paragraph-rsid="003d579f"/>
    </style:style>
    <style:style style:name="P484" style:family="paragraph" style:parent-style-name="Heading_20_1">
      <style:text-properties officeooo:paragraph-rsid="0044241a"/>
    </style:style>
    <style:style style:name="P485" style:family="paragraph" style:parent-style-name="Heading_20_1">
      <style:paragraph-properties fo:break-before="page"/>
      <style:text-properties officeooo:paragraph-rsid="016e04de"/>
    </style:style>
    <style:style style:name="P486" style:family="paragraph" style:parent-style-name="Heading_20_1">
      <style:text-properties officeooo:paragraph-rsid="012635a0"/>
    </style:style>
    <style:style style:name="P487" style:family="paragraph" style:parent-style-name="Heading_20_1">
      <style:paragraph-properties fo:break-before="page"/>
      <style:text-properties officeooo:paragraph-rsid="0123abe6"/>
    </style:style>
    <style:style style:name="P488" style:family="paragraph" style:parent-style-name="Heading_20_1">
      <style:text-properties officeooo:paragraph-rsid="0055bc33"/>
    </style:style>
    <style:style style:name="P489" style:family="paragraph" style:parent-style-name="Heading_20_1">
      <style:text-properties officeooo:rsid="0132eb31" officeooo:paragraph-rsid="0132eb31"/>
    </style:style>
    <style:style style:name="P490" style:family="paragraph" style:parent-style-name="Heading_20_1">
      <style:text-properties officeooo:paragraph-rsid="0142d160"/>
    </style:style>
    <style:style style:name="P491" style:family="paragraph" style:parent-style-name="Heading_20_1" style:list-style-name="">
      <style:text-properties officeooo:paragraph-rsid="00349b47"/>
    </style:style>
    <style:style style:name="P492" style:family="paragraph" style:parent-style-name="Heading_20_1">
      <style:paragraph-properties fo:break-before="page"/>
      <style:text-properties officeooo:paragraph-rsid="00349b47"/>
    </style:style>
    <style:style style:name="P493" style:family="paragraph" style:parent-style-name="Heading_20_1">
      <style:text-properties officeooo:paragraph-rsid="0038c750"/>
    </style:style>
    <style:style style:name="P494" style:family="paragraph" style:parent-style-name="Heading_20_1">
      <style:text-properties officeooo:paragraph-rsid="003a99c0"/>
    </style:style>
    <style:style style:name="P495" style:family="paragraph" style:parent-style-name="Heading_20_1">
      <style:text-properties officeooo:rsid="00560a15" officeooo:paragraph-rsid="00560a15"/>
    </style:style>
    <style:style style:name="P496" style:family="paragraph" style:parent-style-name="Heading_20_1">
      <style:text-properties officeooo:paragraph-rsid="0030b6f7"/>
    </style:style>
    <style:style style:name="P497" style:family="paragraph" style:parent-style-name="Heading_20_1">
      <style:paragraph-properties fo:break-before="page"/>
      <style:text-properties officeooo:paragraph-rsid="011b2b69"/>
    </style:style>
    <style:style style:name="P498" style:family="paragraph" style:parent-style-name="Heading_20_2">
      <style:text-properties officeooo:paragraph-rsid="011ad1fb"/>
    </style:style>
    <style:style style:name="P499" style:family="paragraph" style:parent-style-name="Heading_20_2">
      <style:paragraph-properties fo:break-before="page"/>
      <style:text-properties officeooo:paragraph-rsid="00d82882"/>
    </style:style>
    <style:style style:name="P500" style:family="paragraph" style:parent-style-name="Heading_20_2">
      <style:paragraph-properties fo:break-before="page"/>
    </style:style>
    <style:style style:name="P501" style:family="paragraph" style:parent-style-name="Heading_20_2">
      <style:text-properties officeooo:paragraph-rsid="0082c79f"/>
    </style:style>
    <style:style style:name="P502"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3"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4" style:family="paragraph" style:parent-style-name="Heading_20_3">
      <style:text-properties officeooo:rsid="007c89be" officeooo:paragraph-rsid="007c89be"/>
    </style:style>
    <style:style style:name="P505"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74c311"/>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officeooo:rsid="009949cd"/>
    </style:style>
    <style:style style:name="T111" style:family="text">
      <style:text-properties officeooo:rsid="0099c3d5"/>
    </style:style>
    <style:style style:name="T112" style:family="text">
      <style:text-properties officeooo:rsid="009a0497"/>
    </style:style>
    <style:style style:name="T113" style:family="text">
      <style:text-properties officeooo:rsid="009c9d01"/>
    </style:style>
    <style:style style:name="T114" style:family="text">
      <style:text-properties officeooo:rsid="00a0f8c7"/>
    </style:style>
    <style:style style:name="T115" style:family="text">
      <style:text-properties officeooo:rsid="00a3a099"/>
    </style:style>
    <style:style style:name="T116" style:family="text">
      <style:text-properties officeooo:rsid="004269e4"/>
    </style:style>
    <style:style style:name="T117" style:family="text">
      <style:text-properties officeooo:rsid="0032eb5b"/>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c1014"/>
    </style:style>
    <style:style style:name="T147" style:family="text">
      <style:text-properties officeooo:rsid="00ed85ee"/>
    </style:style>
    <style:style style:name="T148" style:family="text">
      <style:text-properties officeooo:rsid="00edc18f"/>
    </style:style>
    <style:style style:name="T149" style:family="text">
      <style:text-properties officeooo:rsid="00f026e8"/>
    </style:style>
    <style:style style:name="T150" style:family="text">
      <style:text-properties officeooo:rsid="00f0cedc"/>
    </style:style>
    <style:style style:name="T151" style:family="text">
      <style:text-properties fo:font-weight="normal" officeooo:rsid="00f0cedc" style:font-weight-asian="normal" style:font-weight-complex="normal"/>
    </style:style>
    <style:style style:name="T152" style:family="text">
      <style:text-properties fo:font-weight="normal" officeooo:rsid="010269ff" style:font-weight-asian="normal" style:font-weight-complex="normal"/>
    </style:style>
    <style:style style:name="T153" style:family="text">
      <style:text-properties officeooo:rsid="00f1efd7"/>
    </style:style>
    <style:style style:name="T154" style:family="text">
      <style:text-properties officeooo:rsid="00f375da"/>
    </style:style>
    <style:style style:name="T155" style:family="text">
      <style:text-properties officeooo:rsid="00f52b14"/>
    </style:style>
    <style:style style:name="T156" style:family="text">
      <style:text-properties officeooo:rsid="00f6f402"/>
    </style:style>
    <style:style style:name="T157" style:family="text">
      <style:text-properties style:font-name="Arial" fo:font-size="11pt" style:font-size-asian="11pt" style:font-size-complex="11pt"/>
    </style:style>
    <style:style style:name="T158" style:family="text">
      <style:text-properties style:font-name="Arial" fo:font-size="11pt" officeooo:rsid="009694ed" style:font-size-asian="11pt" style:font-size-complex="11pt"/>
    </style:style>
    <style:style style:name="T159" style:family="text">
      <style:text-properties style:font-name="Arial" fo:font-size="11pt" officeooo:rsid="0096c051" style:font-size-asian="11pt" style:font-size-complex="11pt"/>
    </style:style>
    <style:style style:name="T160" style:family="text">
      <style:text-properties style:font-name="Arial" fo:font-size="11pt" officeooo:rsid="00ff4c98" style:font-size-asian="11pt" style:font-size-complex="11pt"/>
    </style:style>
    <style:style style:name="T161" style:family="text">
      <style:text-properties style:font-name="Arial" fo:font-size="11pt" officeooo:rsid="0109914a" style:font-size-asian="11pt" style:font-size-complex="11pt"/>
    </style:style>
    <style:style style:name="T162" style:family="text">
      <style:text-properties style:font-name="Arial" fo:font-size="11pt" style:text-underline-style="solid" style:text-underline-width="auto" style:text-underline-color="font-color" officeooo:rsid="00ff4c98" style:font-size-asian="11pt" style:font-size-complex="11pt"/>
    </style:style>
    <style:style style:name="T163" style:family="text">
      <style:text-properties style:font-name="Arial" fo:font-size="11pt" style:text-underline-style="solid" style:text-underline-width="auto" style:text-underline-color="font-color" officeooo:rsid="0109914a" style:font-size-asian="11pt" style:font-size-complex="11pt"/>
    </style:style>
    <style:style style:name="T164" style:family="text">
      <style:text-properties officeooo:rsid="010269ff"/>
    </style:style>
    <style:style style:name="T165" style:family="text">
      <style:text-properties officeooo:rsid="0104b553"/>
    </style:style>
    <style:style style:name="T166" style:family="text">
      <style:text-properties officeooo:rsid="01068e6e"/>
    </style:style>
    <style:style style:name="T167" style:family="text">
      <style:text-properties officeooo:rsid="01070182"/>
    </style:style>
    <style:style style:name="T168" style:family="text">
      <style:text-properties officeooo:rsid="010db601"/>
    </style:style>
    <style:style style:name="T169" style:family="text">
      <style:text-properties officeooo:rsid="010f359c"/>
    </style:style>
    <style:style style:name="T170" style:family="text">
      <style:text-properties officeooo:rsid="011074b3"/>
    </style:style>
    <style:style style:name="T171" style:family="text">
      <style:text-properties officeooo:rsid="01134d5e"/>
    </style:style>
    <style:style style:name="T172" style:family="text">
      <style:text-properties officeooo:rsid="0114d365"/>
    </style:style>
    <style:style style:name="T173" style:family="text">
      <style:text-properties officeooo:rsid="011885e1"/>
    </style:style>
    <style:style style:name="T174" style:family="text">
      <style:text-properties officeooo:rsid="011a6b3c"/>
    </style:style>
    <style:style style:name="T175" style:family="text">
      <style:text-properties officeooo:rsid="011ad1fb"/>
    </style:style>
    <style:style style:name="T176" style:family="text">
      <style:text-properties officeooo:rsid="011b2b69"/>
    </style:style>
    <style:style style:name="T177" style:family="text">
      <style:text-properties officeooo:rsid="011e8d55"/>
    </style:style>
    <style:style style:name="T178" style:family="text">
      <style:text-properties officeooo:rsid="012aa58c"/>
    </style:style>
    <style:style style:name="T179" style:family="text">
      <style:text-properties officeooo:rsid="012cd5d7"/>
    </style:style>
    <style:style style:name="T180" style:family="text">
      <style:text-properties officeooo:rsid="012e736c"/>
    </style:style>
    <style:style style:name="T181" style:family="text">
      <style:text-properties officeooo:rsid="0135b379"/>
    </style:style>
    <style:style style:name="T182" style:family="text">
      <style:text-properties officeooo:rsid="0136818e"/>
    </style:style>
    <style:style style:name="T183" style:family="text">
      <style:text-properties officeooo:rsid="01397495"/>
    </style:style>
    <style:style style:name="T184" style:family="text">
      <style:text-properties officeooo:rsid="013b400a"/>
    </style:style>
    <style:style style:name="T185" style:family="text">
      <style:text-properties officeooo:rsid="013ec744"/>
    </style:style>
    <style:style style:name="T186" style:family="text">
      <style:text-properties officeooo:rsid="013ef1a7"/>
    </style:style>
    <style:style style:name="T187" style:family="text">
      <style:text-properties officeooo:rsid="0140007f"/>
    </style:style>
    <style:style style:name="T188" style:family="text">
      <style:text-properties officeooo:rsid="0140ad50"/>
    </style:style>
    <style:style style:name="T189" style:family="text">
      <style:text-properties officeooo:rsid="0141ef6b"/>
    </style:style>
    <style:style style:name="T190" style:family="text">
      <style:text-properties officeooo:rsid="0142d160"/>
    </style:style>
    <style:style style:name="T191" style:family="text">
      <style:text-properties style:text-underline-style="solid" style:text-underline-width="auto" style:text-underline-color="font-color"/>
    </style:style>
    <style:style style:name="T192" style:family="text">
      <style:text-properties officeooo:rsid="0146195b"/>
    </style:style>
    <style:style style:name="T193" style:family="text">
      <style:text-properties officeooo:rsid="0148070b"/>
    </style:style>
    <style:style style:name="T194" style:family="text">
      <style:text-properties officeooo:rsid="0148aa5b"/>
    </style:style>
    <style:style style:name="T195" style:family="text">
      <style:text-properties style:text-position="super 58%"/>
    </style:style>
    <style:style style:name="T196" style:family="text">
      <style:text-properties officeooo:rsid="014a0176"/>
    </style:style>
    <style:style style:name="T197" style:family="text">
      <style:text-properties officeooo:rsid="014c5cce"/>
    </style:style>
    <style:style style:name="T198" style:family="text">
      <style:text-properties officeooo:rsid="0152fb73"/>
    </style:style>
    <style:style style:name="T199" style:family="text">
      <style:text-properties officeooo:rsid="0153bcfb"/>
    </style:style>
    <style:style style:name="T200" style:family="text">
      <style:text-properties officeooo:rsid="01620822"/>
    </style:style>
    <style:style style:name="T201" style:family="text">
      <style:text-properties officeooo:rsid="01674e70"/>
    </style:style>
    <style:style style:name="T202" style:family="text">
      <style:text-properties officeooo:rsid="016a89f6"/>
    </style:style>
    <style:style style:name="T203" style:family="text">
      <style:text-properties officeooo:rsid="016c43bc"/>
    </style:style>
    <style:style style:name="T204" style:family="text">
      <style:text-properties officeooo:rsid="017183d0"/>
    </style:style>
    <style:style style:name="T205" style:family="text">
      <style:text-properties officeooo:rsid="017711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text:span text:style-name="T2">Word </text:span>Glossary <text:span text:style-name="T2">for</text:span> ESP32forth v7.0.7.<text:span text:style-name="T146">3</text:span></text:p>
      <table:table table:name="Table66" table:style-name="Table66">
        <table:table-column table:style-name="Table66.A"/>
        <table:table-column table:style-name="Table66.B"/>
        <table:table-row table:style-name="TableLine2218249898080">
          <table:table-cell table:style-name="Table66.A1" office:value-type="string">
            <text:p text:style-name="P42"/>
            <text:p text:style-name="P7"><text:span text:style-name="T88">ESP32forth</text:span> is a <text:span text:style-name="T149">powerful </text:span>forth tool set <text:span text:style-name="T89">created</text:span> by <text:span text:style-name="T60">Bradley D Nelson</text:span> and the late <text:span text:style-name="T60">Dr. H</text:span><text:span text:style-name="T61">anson</text:span><text:span text:style-name="T60"> Ting </text:span><text:span text:style-name="T151">for the low cost ESP32 module</text:span>. This <text:span text:style-name="T118">document </text:span>is a<text:span text:style-name="T139"> </text:span><text:span text:style-name="T150">word glossary </text:span><text:span text:style-name="T167">for reference</text:span><text:span text:style-name="T153"> </text:span><text:span text:style-name="T150">whilst programming</text:span>. There are also some useful links to reference material at the back.</text:p>
            <text:p text:style-name="P8">The headings and words <text:span text:style-name="T87">in the following tables </text:span>are in alphabetic order to speed up searches. <text:span text:style-name="T149">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8"/>
            <text:p text:style-name="P380"><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3"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218249905424">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472">Set the cursor at x, y on the terminal screen. 0,0 being the top left corner.</text:p>
          </table:table-cell>
          <table:table-cell table:style-name="Table64.D1" office:value-type="string">
            <text:p text:style-name="P241">forth</text:p>
          </table:table-cell>
        </table:table-row>
        <table:table-row table:style-name="TableLine2218249902704">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218249904064">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472">Set the back gorunf colour to n</text:p>
          </table:table-cell>
          <table:table-cell table:style-name="Table64.D2" office:value-type="string">
            <text:p text:style-name="P241">forth</text:p>
          </table:table-cell>
        </table:table-row>
        <table:table-row table:style-name="TableLine2218249904336">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218249908688">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218249905152">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472">Set the character ( or foreground) colour to n</text:p>
          </table:table-cell>
          <table:table-cell table:style-name="Table64.D2" office:value-type="string">
            <text:p text:style-name="P241">forth</text:p>
          </table:table-cell>
        </table:table-row>
        <table:table-row table:style-name="TableLine2218249915760">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218249915488">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472">Return the terminal screen to blakc background, white characters</text:p>
          </table:table-cell>
          <table:table-cell table:style-name="Table64.D2" office:value-type="string">
            <text:p text:style-name="P241">forth</text:p>
          </table:table-cell>
        </table:table-row>
        <text:soft-page-break/>
        <table:table-row table:style-name="TableLine2218249915216">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472">Scroll the terminal screen up enough <text:s/>so that a blank screen is shown</text:p>
          </table:table-cell>
          <table:table-cell table:style-name="Table64.D2" office:value-type="string">
            <text:p text:style-name="P241">forth</text:p>
          </table:table-cell>
        </table:table-row>
        <table:table-row table:style-name="TableLine2218249913584">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2218249919568">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218249912496">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471">Changes the text shown in the title bar of the terminal window to the string at a, n</text:p>
          </table:table-cell>
          <table:table-cell table:style-name="Table64.D2" office:value-type="string">
            <text:p text:style-name="P241">forth</text:p>
          </table:table-cell>
        </table:table-row>
        <table:table-row table:style-name="TableLine2218249925552">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218249922288">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218249921200">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4"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18249908144">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218249924464">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18249910592">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18249911952">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218249910864">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218249925824">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218249912224">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218249917936">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218249919024">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218249924192">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218249924736">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218249909776">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21824992392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218249920656">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218249912768">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21824992528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18249921744">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218249909504">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2218249913856">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218249913312">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21824992256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2218249914128">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218249914944">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218249922832">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218249914400">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218249910320">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218249911408">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1"><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218249918752">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218249933984">
          <table:table-cell table:style-name="Table3.A2" office:value-type="string">
            <text:p text:style-name="P362">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218249927728">
          <table:table-cell table:style-name="Table3.A2" office:value-type="string">
            <text:p text:style-name="P362">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218249929904">
          <table:table-cell table:style-name="Table3.A2" office:value-type="string">
            <text:p text:style-name="P362">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218249930176">
          <table:table-cell table:style-name="Table3.A2" office:value-type="string">
            <text:p text:style-name="P362">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18249928816">
          <table:table-cell table:style-name="Table3.A2" office:value-type="string">
            <text:p text:style-name="P362">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18249932896">
          <table:table-cell table:style-name="Table3.A2" office:value-type="string">
            <text:p text:style-name="P362">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7">[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ext:soft-page-break/>
        <table:table-row table:style-name="TableLine2218249923648">
          <table:table-cell table:style-name="Table72.A1" office:value-type="string">
            <text:p text:style-name="P325">CASE code</text:p>
            <text:p text:style-name="P329"/>
          </table:table-cell>
          <table:table-cell table:style-name="Table72.A1" office:value-type="string">
            <text:p text:style-name="P318"/>
          </table:table-cell>
          <table:table-cell table:style-name="Table72.A1" office:value-type="string">
            <text:p text:style-name="P352">The CASE structure is missing in ESP32forth, but is easily added if required</text:p>
          </table:table-cell>
        </table:table-row>
        <table:table-row table:style-name="TableLine2218249931808">
          <table:table-cell table:style-name="Table72.A1" table:number-columns-spanned="3" office:value-type="string">
            <text:p text:style-name="P349">internals </text:p>
            <text:p text:style-name="P349">: case 0 ; immediate </text:p>
            <text:p text:style-name="P349">: of ['] over , ['] = , ['] 0branch , here 0 , ['] drop , ; immediate </text:p>
            <text:p text:style-name="P349">: endof ['] branch , here 0 , swap here swap ! ; immediate </text:p>
            <text:p text:style-name="P349">: endcase ['] drop , begin ?dup while here swap ! repeat ; immediate</text:p>
            <text:p text:style-name="P349"/>
            <text:p text:style-name="P352">example:</text:p>
            <text:p text:style-name="P349">: test<text:tab/><text:tab/>( <text:s/>n – )</text:p>
            <text:p text:style-name="P349"><text:tab/>case</text:p>
            <text:p text:style-name="P349"><text:tab/><text:tab/>0 of ." zero" endof</text:p>
            <text:p text:style-name="P349"><text:tab/><text:tab/>1 of ." one" endof</text:p>
            <text:p text:style-name="P349"><text:tab/><text:tab/>2 of ." t<text:span text:style-name="T115">wo</text:span>" endof</text:p>
            <text:p text:style-name="P349"><text:tab/><text:tab/>." many"<text:tab/><text:tab/><text:tab/>\ this code runs if none of the cases are met</text:p>
            <text:p text:style-name="P349"><text:tab/>endcase ;</text:p>
            <text:p text:style-name="P349"/>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218249934256">
          <table:table-cell table:style-name="Table63.A1" office:value-type="string">
            <text:p text:style-name="P323">[IF] [THEN] example</text:p>
            <text:p text:style-name="P326"/>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218249932080">
          <table:table-cell table:style-name="Table63.A1" table:number-columns-spanned="3" office:value-type="string">
            <text:p text:style-name="P337">\ Place this at the top of a forth source file</text:p>
            <text:p text:style-name="P346"/>
            <text:p text:style-name="P346">DEFINED? *codename* [IF] forget *codename* [THEN] </text:p>
            <text:p text:style-name="P346">: *codename* ;</text:p>
            <text:p text:style-name="P346"/>
            <text:p text:style-name="P346">\ the string *codename* can be anything unique to suit the code file being loaded</text:p>
            <text:p text:style-name="P346">\ if that word is already defined, then the compiled words are forgotten from the</text:p>
            <text:p text:style-name="P346">\ dictionary before being recompiled</text:p>
          </table:table-cell>
          <table:covered-table-cell/>
          <table:covered-table-cell/>
        </table:table-row>
      </table:table>
      <text:p text:style-name="Standard"/>
      <text:h text:style-name="P475" text:outline-level="1">Camera</text:h>
      <table:table table:name="Table45" table:style-name="Table45">
        <table:table-column table:style-name="Table45.A"/>
        <table:table-column table:style-name="Table45.B" table:number-columns-repeated="2"/>
        <table:table-column table:style-name="Table45.D"/>
        <table:table-row table:style-name="TableLine2218249933168">
          <table:table-cell table:style-name="Table45.A1" office:value-type="string">
            <text:p text:style-name="P404">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218249934528">
          <table:table-cell table:style-name="Table45.A2" office:value-type="string">
            <text:p text:style-name="P401">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0528">
          <table:table-cell table:style-name="Table45.A2" office:value-type="string">
            <text:p text:style-name="P401">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7600">
          <table:table-cell table:style-name="Table45.A2" office:value-type="string">
            <text:p text:style-name="P401">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3248">
          <table:table-cell table:style-name="Table45.A2" office:value-type="string">
            <text:p text:style-name="P401">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4608">
          <table:table-cell table:style-name="Table45.A2" office:value-type="string">
            <text:p text:style-name="P401">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9232">
          <table:table-cell table:style-name="Table45.A2" office:value-type="string">
            <text:p text:style-name="P401">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1888">
          <table:table-cell table:style-name="Table45.A2" office:value-type="string">
            <text:p text:style-name="P401">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2704">
          <table:table-cell table:style-name="Table45.A2" office:value-type="string">
            <text:p text:style-name="P401">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8352">
          <table:table-cell table:style-name="Table45.A2" office:value-type="string">
            <text:p text:style-name="P401">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216282301616">
          <table:table-cell table:style-name="Table45.A2" office:value-type="string">
            <text:p text:style-name="P401">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8624">
          <table:table-cell table:style-name="Table45.A2" office:value-type="string">
            <text:p text:style-name="P401">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4336">
          <table:table-cell table:style-name="Table45.A2" office:value-type="string">
            <text:p text:style-name="P401">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8080">
          <table:table-cell table:style-name="Table45.A2" office:value-type="string">
            <text:p text:style-name="P401">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8960">
          <table:table-cell table:style-name="Table45.A2" office:value-type="string">
            <text:p text:style-name="P401">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0256">
          <table:table-cell table:style-name="Table45.A2" office:value-type="string">
            <text:p text:style-name="P401">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0800">
          <table:table-cell table:style-name="Table45.A2" office:value-type="string">
            <text:p text:style-name="P401">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1072">
          <table:table-cell table:style-name="Table45.A2" office:value-type="string">
            <text:p text:style-name="P401">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4880">
          <table:table-cell table:style-name="Table45.A2" office:value-type="string">
            <text:p text:style-name="P401">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11952">
          <table:table-cell table:style-name="Table45.A2" office:value-type="string">
            <text:p text:style-name="P401">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5152">
          <table:table-cell table:style-name="Table45.A2" office:value-type="string">
            <text:p text:style-name="P401">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2976">
          <table:table-cell table:style-name="Table45.A2" office:value-type="string">
            <text:p text:style-name="P401">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11136">
          <table:table-cell table:style-name="Table45.A2" office:value-type="string">
            <text:p text:style-name="P401">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3520">
          <table:table-cell table:style-name="Table45.A2" office:value-type="string">
            <text:p text:style-name="P401">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7056">
          <table:table-cell table:style-name="Table45.A2" office:value-type="string">
            <text:p text:style-name="P401">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3792">
          <table:table-cell table:style-name="Table45.A2" office:value-type="string">
            <text:p text:style-name="P401">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2432">
          <table:table-cell table:style-name="Table45.A2" office:value-type="string">
            <text:p text:style-name="P401">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4064">
          <table:table-cell table:style-name="Table45.A2" office:value-type="string">
            <text:p text:style-name="P401">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9712">
          <table:table-cell table:style-name="Table45.A2" office:value-type="string">
            <text:p text:style-name="P401">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5424">
          <table:table-cell table:style-name="Table45.A2" office:value-type="string">
            <text:p text:style-name="P401">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11408">
          <table:table-cell table:style-name="Table45.A2" office:value-type="string">
            <text:p text:style-name="P401">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5696">
          <table:table-cell table:style-name="Table45.A2" office:value-type="string">
            <text:p text:style-name="P401">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5968">
          <table:table-cell table:style-name="Table45.A2" office:value-type="string">
            <text:p text:style-name="P401">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6240">
          <table:table-cell table:style-name="Table45.A2" office:value-type="string">
            <text:p text:style-name="P401">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6512">
          <table:table-cell table:style-name="Table45.A2" office:value-type="string">
            <text:p text:style-name="P401">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6784">
          <table:table-cell table:style-name="Table45.A2" office:value-type="string">
            <text:p text:style-name="P401">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7328">
          <table:table-cell table:style-name="Table45.A2" office:value-type="string">
            <text:p text:style-name="P401">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9984">
          <table:table-cell table:style-name="Table45.A2" office:value-type="string">
            <text:p text:style-name="P401">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7872">
          <table:table-cell table:style-name="Table45.A2" office:value-type="string">
            <text:p text:style-name="P401">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9504">
          <table:table-cell table:style-name="Table45.A2" office:value-type="string">
            <text:p text:style-name="P401">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10592">
          <table:table-cell table:style-name="Table45.A2" office:value-type="string">
            <text:p text:style-name="P401">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308144">
          <table:table-cell table:style-name="Table45.A2" office:value-type="string">
            <text:p text:style-name="P401">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16282301344">
          <table:table-cell table:style-name="Table45.A2" office:value-type="string">
            <text:p text:style-name="P401">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16282312496">
          <table:table-cell table:style-name="Table45.A2" office:value-type="string">
            <text:p text:style-name="P401">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2216282308416">
          <table:table-cell table:style-name="Table45.A2" office:value-type="string">
            <text:p text:style-name="P401">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16282308688">
          <table:table-cell table:style-name="Table45.A2" office:value-type="string">
            <text:p text:style-name="P401">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16282297536">
          <table:table-cell table:style-name="Table45.A2" office:value-type="string">
            <text:p text:style-name="P401">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02160">
          <table:table-cell table:style-name="Table45.A2" office:value-type="string">
            <text:p text:style-name="P401">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09776">
          <table:table-cell table:style-name="Table45.A2" office:value-type="string">
            <text:p text:style-name="P401">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0048">
          <table:table-cell table:style-name="Table45.A2" office:value-type="string">
            <text:p text:style-name="P401">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0320">
          <table:table-cell table:style-name="Table45.A2" office:value-type="string">
            <text:p text:style-name="P401">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0864">
          <table:table-cell table:style-name="Table45.A2" office:value-type="string">
            <text:p text:style-name="P401">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1680">
          <table:table-cell table:style-name="Table45.A2" office:value-type="string">
            <text:p text:style-name="P401">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2224">
          <table:table-cell table:style-name="Table45.A2" office:value-type="string">
            <text:p text:style-name="P401">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2768">
          <table:table-cell table:style-name="Table45.A2" office:value-type="string">
            <text:p text:style-name="P401">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3040">
          <table:table-cell table:style-name="Table45.A2" office:value-type="string">
            <text:p text:style-name="P401">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3312">
          <table:table-cell table:style-name="Table45.A2" office:value-type="string">
            <text:p text:style-name="P401">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6176">
          <table:table-cell table:style-name="Table45.A2" office:value-type="string">
            <text:p text:style-name="P401">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6448">
          <table:table-cell table:style-name="Table45.A2" office:value-type="string">
            <text:p text:style-name="P401">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6720">
          <table:table-cell table:style-name="Table45.A2" office:value-type="string">
            <text:p text:style-name="P401">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6992">
          <table:table-cell table:style-name="Table45.A2" office:value-type="string">
            <text:p text:style-name="P401">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9168">
          <table:table-cell table:style-name="Table45.A2" office:value-type="string">
            <text:p text:style-name="P401">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7264">
          <table:table-cell table:style-name="Table45.A2" office:value-type="string">
            <text:p text:style-name="P401">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7808">
          <table:table-cell table:style-name="Table45.A2" office:value-type="string">
            <text:p text:style-name="P401">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8896">
          <table:table-cell table:style-name="Table45.A2" office:value-type="string">
            <text:p text:style-name="P401">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299440">
          <table:table-cell table:style-name="Table45.A2" office:value-type="string">
            <text:p text:style-name="P401">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6848">
          <table:table-cell table:style-name="Table45.A2" office:value-type="string">
            <text:p text:style-name="P401">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16282314944">
          <table:table-cell table:style-name="Table45.A2" office:value-type="string">
            <text:p text:style-name="P401">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6" text:outline-level="1">Character I/O</text:h>
      <table:table table:name="Table4" table:style-name="Table4">
        <table:table-column table:style-name="Table4.A"/>
        <table:table-column table:style-name="Table4.B"/>
        <table:table-column table:style-name="Table4.C"/>
        <table:table-column table:style-name="Table4.D"/>
        <table:table-row table:style-name="TableLine221628232147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216282323648">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8"><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216282322288">
          <table:table-cell table:style-name="Table4.A2" office:value-type="string">
            <text:p text:style-name="P362">."</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216282316304">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actual count of characters received. <text:span text:style-name="T98">Terminates </text:span><text:soft-page-break/><text:span text:style-name="T98">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2216282329360">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2216282322832">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216282325824">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21628232256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216282320112">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216282323104">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216282314128">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216282318480">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216282327456">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216282324192">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216282317664">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216282316576">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216282329632">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216282317936">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216282329904">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21628232609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216282319024">
          <table:table-cell table:style-name="Table5.A1" office:value-type="string">
            <text:p text:style-name="P362">(</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216282330448">
          <table:table-cell table:style-name="Table5.A2" office:value-type="string">
            <text:p text:style-name="P362">\</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77" text:outline-level="1">Comparison</text:h>
      <table:table table:name="Table6" table:style-name="Table6">
        <table:table-column table:style-name="Table6.A"/>
        <table:table-column table:style-name="Table6.B"/>
        <table:table-column table:style-name="Table6.C"/>
        <table:table-column table:style-name="Table6.D"/>
        <table:table-row table:style-name="TableLine2216282320928">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216282324736">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2216282327728">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216282314400">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21628232800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216282314672">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21628231521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216282315488">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216282315760">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8" text:outline-level="1">Debug</text:h>
      <table:table table:name="Table7" table:style-name="Table7">
        <table:table-column table:style-name="Table7.A"/>
        <table:table-column table:style-name="Table7.B"/>
        <table:table-column table:style-name="Table7.C"/>
        <table:table-column table:style-name="Table7.D"/>
        <table:table-row table:style-name="TableLine2216282329088">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216282345408">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216282334256">
          <table:table-cell table:style-name="Table7.A2" office:value-type="string">
            <text:p text:style-name="P358"><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21628234105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216282345680">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2"/>
      <table:table table:name="Table47" table:style-name="Table47">
        <table:table-column table:style-name="Table47.A"/>
        <table:table-column table:style-name="Table47.B"/>
        <table:table-row table:style-name="TableLine2216282335072">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2"/>
            <text:p text:style-name="P322"/>
            <text:p text:style-name="P322">: demo <text:s text:c="3"/>1 2 3 + <text:s/>. <text:s/>cr cr ;</text:p>
            <text:p text:style-name="P322"/>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16282343232">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216282341328">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4">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2216282335616">
          <table:table-cell table:style-name="Table8.A2" office:value-type="string">
            <text:p text:style-name="P56">&gt;<text:span text:style-name="T177">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16282337248">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216282347312">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2216282335888">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216282339152">
          <table:table-cell table:style-name="Table8.A2" office:value-type="string">
            <text:p text:style-name="P56">&gt;<text:span text:style-name="T177">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16282346224">
          <table:table-cell table:style-name="Table8.A2" office:value-type="string">
            <text:p text:style-name="P56">&gt;<text:span text:style-name="T177">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16282341600">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216282341872">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216282344320">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216282345952">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216282332080">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5"/>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16282336160">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216282342960">
          <table:table-cell table:style-name="Table9.A2" office:value-type="string">
            <text:p text:style-name="P56">catch</text:p>
          </table:table-cell>
          <table:table-cell table:style-name="Table9.A2" office:value-type="string">
            <text:p text:style-name="P116">( <text:span text:style-name="T135">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5">0=normal</text:span></text:p>
          </table:table-cell>
          <table:table-cell table:style-name="Table9.D2" office:value-type="string">
            <text:p text:style-name="P116">forth</text:p>
          </table:table-cell>
        </table:table-row>
        <table:table-row table:style-name="TableLine2216282336704">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216282343504">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6">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4"/>
      <text:p text:style-name="P454"><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79"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1628233126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216282344592">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216282354928">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216282358736">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216282356560">
          <table:table-cell table:style-name="Table10.A2" office:value-type="string">
            <text:p text:style-name="P56">dump-file</text:p>
          </table:table-cell>
          <table:table-cell table:style-name="Table10.A2" office:value-type="string">
            <text:p text:style-name="P116">( a<text:span text:style-name="T110">1</text:span> n<text:span text:style-name="T110">1</text:span> a<text:span text:style-name="T110">2</text:span> n<text:span text:style-name="T110">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216282356288">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216282360096">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216282351664">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216282357376">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216282360368">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216282348400">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16282357920">
          <table:table-cell table:style-name="Table10.A2" office:value-type="string">
            <text:p text:style-name="P56">OPEN-FILE</text:p>
          </table:table-cell>
          <table:table-cell table:style-name="Table10.A2" office:value-type="string">
            <text:p text:style-name="P116">( a n <text:span text:style-name="T201">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216282356832">
          <table:table-cell table:style-name="Table10.A2" office:value-type="string">
            <text:p text:style-name="P56">R/O</text:p>
          </table:table-cell>
          <table:table-cell table:style-name="Table10.A2" office:value-type="string">
            <text:p text:style-name="P116">( -- <text:span text:style-name="T201">fam</text:span> )</text:p>
          </table:table-cell>
          <table:table-cell table:style-name="Table10.A2" office:value-type="string">
            <text:p text:style-name="P116">read only mode - used with OPEN-FILE, <text:span text:style-name="T201">CREATE-FILE</text:span></text:p>
          </table:table-cell>
          <table:table-cell table:style-name="Table10.D2" office:value-type="string">
            <text:p text:style-name="P116">forth</text:p>
          </table:table-cell>
        </table:table-row>
        <table:table-row table:style-name="TableLine2216282348672">
          <table:table-cell table:style-name="Table10.A2" office:value-type="string">
            <text:p text:style-name="P56">R/W</text:p>
          </table:table-cell>
          <table:table-cell table:style-name="Table10.A2" office:value-type="string">
            <text:p text:style-name="P116">( -- <text:span text:style-name="T201">fam</text:span>)</text:p>
          </table:table-cell>
          <table:table-cell table:style-name="Table10.A2" office:value-type="string">
            <text:p text:style-name="P156">read write mode - used with OPEN-FILE, <text:span text:style-name="T201">CREATE-FILE</text:span></text:p>
          </table:table-cell>
          <table:table-cell table:style-name="Table10.D2" office:value-type="string">
            <text:p text:style-name="P116">forth</text:p>
          </table:table-cell>
        </table:table-row>
        <table:table-row table:style-name="TableLine2216282357104">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216282359552">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216282355200">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216282357648">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216282358464">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16282361184">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216282359280">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216282353568">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216282364720">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216282364992">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216282355472">
          <table:table-cell table:style-name="Table10.A2" office:value-type="string">
            <text:p text:style-name="P358"><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7">Save a snapshot to the default file arranging for "name" to be run on startup</text:p>
          </table:table-cell>
          <table:table-cell table:style-name="Table10.D2" office:value-type="string">
            <text:p text:style-name="P116">forth</text:p>
          </table:table-cell>
        </table:table-row>
        <table:table-row table:style-name="TableLine2216282351936">
          <table:table-cell table:style-name="Table10.A2" office:value-type="string">
            <text:p text:style-name="P56">W/O</text:p>
          </table:table-cell>
          <table:table-cell table:style-name="Table10.A2" office:value-type="string">
            <text:p text:style-name="P116">( -- <text:span text:style-name="T201">fam</text:span> )</text:p>
          </table:table-cell>
          <table:table-cell table:style-name="Table10.A2" office:value-type="string">
            <text:p text:style-name="P156">write only mode - used with OPEN-FILE, <text:span text:style-name="T201">CREATE-FILE</text:span></text:p>
          </table:table-cell>
          <table:table-cell table:style-name="Table10.D2" office:value-type="string">
            <text:p text:style-name="P116">forth</text:p>
          </table:table-cell>
        </table:table-row>
        <table:table-row table:style-name="TableLine221628236308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6"/>
      <text:p text:style-name="P444"/>
      <table:table table:name="Table56" table:style-name="Table56">
        <table:table-column table:style-name="Table56.A"/>
        <table:table-column table:style-name="Table56.B"/>
        <table:table-column table:style-name="Table56.C"/>
        <table:table-row table:style-name="TableLine2216282337520">
          <table:table-cell table:style-name="Table56.A1" office:value-type="string">
            <text:p text:style-name="P330">Autoexec.fs example</text:p>
          </table:table-cell>
          <table:table-cell table:style-name="Table56.A1" office:value-type="string">
            <text:p text:style-name="P317">( -- )</text:p>
          </table:table-cell>
          <table:table-cell table:style-name="Table56.A1" office:value-type="string">
            <text:p text:style-name="P340">Demonstrates how to <text:span text:style-name="T114">load source code automatically on switch on and run the program</text:span></text:p>
          </table:table-cell>
        </table:table-row>
        <table:table-row table:style-name="TableLine2216282360912">
          <table:table-cell table:style-name="Table56.A1" table:number-columns-spanned="3" office:value-type="string">
            <text:p text:style-name="P340"><text:span text:style-name="T85">r| z" NETWORK-NAME" z" PASSWORD" webui | <text:s text:c="16"/></text:span>\ create a string to start the web server</text:p>
            <text:p text:style-name="P340">s" /spiffs/autoexec.fs" dump-file <text:s text:c="44"/>\ save it to file autoexec.fs</text:p>
            <text:p text:style-name="P345"><text:s text:c="95"/>\ filename must be lowercase else it fails</text:p>
          </table:table-cell>
          <table:covered-table-cell/>
          <table:covered-table-cell/>
        </table:table-row>
      </table:table>
      <text:p text:style-name="P444"/>
      <text:p text:style-name="P444"/>
      <table:table table:name="Table87" table:style-name="Table87">
        <table:table-column table:style-name="Table87.A"/>
        <table:table-column table:style-name="Table87.B"/>
        <table:table-column table:style-name="Table87.C"/>
        <table:table-row table:style-name="TableLine2216282363632">
          <table:table-cell table:style-name="Table87.A1" office:value-type="string">
            <text:p text:style-name="P330"><text:span text:style-name="T116">startup:</text:span><text:span text:style-name="T84"> </text:span><text:span text:style-name="T117">example</text:span></text:p>
          </table:table-cell>
          <table:table-cell table:style-name="Table87.A1" office:value-type="string">
            <text:p text:style-name="P317">( -- )</text:p>
          </table:table-cell>
          <table:table-cell table:style-name="Table87.A1" office:value-type="string">
            <text:p text:style-name="P340">snapshotting the dictionary and restoring it at startup, with a start word <text:span text:style-name="T114">which exits to forth</text:span> <text:span text:style-name="T114">(alternatively it could be a complete application which never exits)</text:span></text:p>
          </table:table-cell>
        </table:table-row>
        <table:table-row table:style-name="TableLine2216282354656">
          <table:table-cell table:style-name="Table87.A1" table:number-columns-spanned="3" office:value-type="string">
            <text:p text:style-name="P340">: welcome ." Hello!" cr 100 0 do i . loop cr ;</text:p>
            <text:p text:style-name="P340">startup: welcome</text:p>
            <text:p text:style-name="P340">bye <text:s text:c="39"/>( Next boot will run a custom startup message )</text:p>
            <text:p text:style-name="P340"/>
            <text:p text:style-name="P340">reset <text:s text:c="37"/>( Reset removes the custom message ) </text:p>
          </table:table-cell>
          <table:covered-table-cell/>
          <table:covered-table-cell/>
        </table:table-row>
      </table:table>
      <text:p text:style-name="Standard"/>
      <text:p text:style-name="Standard"/>
      <text:h text:style-name="P480" text:outline-level="1">Floating Point Maths</text:h>
      <table:table table:name="Table42" table:style-name="Table42">
        <table:table-column table:style-name="Table42.A"/>
        <table:table-row table:style-name="Table42.1">
          <table:table-cell table:style-name="Table42.A1" office:value-type="string">
            <text:p text:style-name="P359">Single precision floating-point support is available as a work in progress. </text:p>
          </table:table-cell>
        </table:table-row>
        <table:table-row table:style-name="Table42.1">
          <table:table-cell table:style-name="Table42.A1" office:value-type="string">
            <text:p text:style-name="P359">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9">Floating point <text:span text:style-name="T193">numbers, denoted r below,</text:span> <text:span text:style-name="T196">are</text:span> kept on a separate <text:span text:style-name="T196">floating point</text:span> stack.</text:p>
          </table:table-cell>
        </table:table-row>
        <table:table-row table:style-name="Table42.1">
          <table:table-cell table:style-name="Table42.A1" office:value-type="string">
            <text:p text:style-name="P423">NOTE: Tasks currently don't support floating point. A <text:span text:style-name="T191">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16282361456">
          <table:table-cell table:style-name="Table41.A1" office:value-type="string">
            <text:p text:style-name="P56">1/F</text:p>
          </table:table-cell>
          <table:table-cell table:style-name="Table41.A1" office:value-type="string">
            <text:p text:style-name="P116">( r<text:span text:style-name="T192">1</text:span> -- r<text:span text:style-name="T192">2</text:span> )</text:p>
          </table:table-cell>
          <table:table-cell table:style-name="Table41.A1" office:value-type="string">
            <text:p text:style-name="P366">r2 = 1/r1</text:p>
          </table:table-cell>
          <table:table-cell table:style-name="Table41.D1" office:value-type="string">
            <text:p text:style-name="P296">forth</text:p>
          </table:table-cell>
        </table:table-row>
        <table:table-row table:style-name="TableLine2216282364448">
          <table:table-cell table:style-name="Table41.A2" office:value-type="string">
            <text:p text:style-name="P56">AFLITERAL </text:p>
          </table:table-cell>
          <table:table-cell table:style-name="Table41.A2" office:value-type="string">
            <text:p text:style-name="P276">( r -- )</text:p>
          </table:table-cell>
          <table:table-cell table:style-name="Table41.A2" office:value-type="string">
            <text:p text:style-name="P366">Compile r inline</text:p>
          </table:table-cell>
          <table:table-cell table:style-name="Table41.D2" office:value-type="string">
            <text:p text:style-name="P296">forth</text:p>
          </table:table-cell>
        </table:table-row>
        <table:table-row table:style-name="TableLine2216282353840">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1">Puts a float from the next cell onto float stack</text:p>
          </table:table-cell>
          <table:table-cell table:style-name="Table41.D2" office:value-type="string">
            <text:p text:style-name="P115">forth</text:p>
          </table:table-cell>
        </table:table-row>
        <table:table-row table:style-name="TableLine2216282350032">
          <table:table-cell table:style-name="Table41.A2" office:value-type="string">
            <text:p text:style-name="P56">F- </text:p>
          </table:table-cell>
          <table:table-cell table:style-name="Table41.A2" office:value-type="string">
            <text:p text:style-name="P116">( r<text:span text:style-name="T192">1</text:span> r<text:span text:style-name="T192">2</text:span> -- r<text:span text:style-name="T192">3</text:span> )</text:p>
          </table:table-cell>
          <table:table-cell table:style-name="Table41.A2" office:value-type="string">
            <text:p text:style-name="P375">r3 = r1 - r2</text:p>
          </table:table-cell>
          <table:table-cell table:style-name="Table41.D2" office:value-type="string">
            <text:p text:style-name="P296">forth</text:p>
          </table:table-cell>
        </table:table-row>
        <table:table-row table:style-name="TableLine2216282350576">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6">Display, with a trailing space, the top number on the floating-point stack using fixed-point notation:</text:p>
          </table:table-cell>
          <table:table-cell table:style-name="Table41.D2" office:value-type="string">
            <text:p text:style-name="P296">forth</text:p>
          </table:table-cell>
        </table:table-row>
        <table:table-row table:style-name="TableLine2216282350848">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7">Print float stack</text:p>
          </table:table-cell>
          <table:table-cell table:style-name="Table41.D2" office:value-type="string">
            <text:p text:style-name="P296">forth</text:p>
          </table:table-cell>
        </table:table-row>
        <table:table-row table:style-name="TableLine2216282351120">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2216282351392">
          <table:table-cell table:style-name="Table41.A2" office:value-type="string">
            <text:p text:style-name="P90">F**</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to the power r2</text:p>
          </table:table-cell>
          <table:table-cell table:style-name="Table41.D2" office:value-type="string">
            <text:p text:style-name="P296"/>
          </table:table-cell>
        </table:table-row>
        <table:table-row table:style-name="TableLine2216282353024">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2216282353296">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2216282374512">
          <table:table-cell table:style-name="Table41.A2" office:value-type="string">
            <text:p text:style-name="P56">F&lt; </text:p>
          </table:table-cell>
          <table:table-cell table:style-name="Table41.A2" office:value-type="string">
            <text:p text:style-name="P151">( r<text:span text:style-name="T192">1</text:span> r<text:span text:style-name="T192">2</text:span> -- <text:span text:style-name="T192">flag</text:span> )</text:p>
          </table:table-cell>
          <table:table-cell table:style-name="Table41.A2" office:value-type="string">
            <text:p text:style-name="P366">flag = true if r1 &lt; r2</text:p>
          </table:table-cell>
          <table:table-cell table:style-name="Table41.D2" office:value-type="string">
            <text:p text:style-name="P296">forth</text:p>
          </table:table-cell>
        </table:table-row>
        <table:table-row table:style-name="TableLine2216282372880">
          <table:table-cell table:style-name="Table41.A2" office:value-type="string">
            <text:p text:style-name="P56">F&l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lt;<text:span text:style-name="T193">=</text:span> r2</text:p>
          </table:table-cell>
          <table:table-cell table:style-name="Table41.D2" office:value-type="string">
            <text:p text:style-name="P296">forth</text:p>
          </table:table-cell>
        </table:table-row>
        <table:table-row table:style-name="TableLine2216282373424">
          <table:table-cell table:style-name="Table41.A2" office:value-type="string">
            <text:p text:style-name="P56">F&lt;&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flag = true if r1 &lt;&gt; r2</text:p>
          </table:table-cell>
          <table:table-cell table:style-name="Table41.D2" office:value-type="string">
            <text:p text:style-name="P296">forth</text:p>
          </table:table-cell>
        </table:table-row>
        <table:table-row table:style-name="TableLine2216282366352">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text:span text:style-name="T193">==</text:span> r2</text:p>
          </table:table-cell>
          <table:table-cell table:style-name="Table41.D2" office:value-type="string">
            <text:p text:style-name="P296">forth</text:p>
          </table:table-cell>
        </table:table-row>
        <table:table-row table:style-name="TableLine2216282366080">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gt; r2</text:p>
          </table:table-cell>
          <table:table-cell table:style-name="Table41.D2" office:value-type="string">
            <text:p text:style-name="P296">forth</text:p>
          </table:table-cell>
        </table:table-row>
        <table:table-row table:style-name="TableLine2216282373968">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gt;<text:span text:style-name="T193">=</text:span> r2</text:p>
          </table:table-cell>
          <table:table-cell table:style-name="Table41.D2" office:value-type="string">
            <text:p text:style-name="P296">forth</text:p>
          </table:table-cell>
        </table:table-row>
        <table:table-row table:style-name="TableLine2216282373696">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9">n = integer part of r <text:s/>(no rounding)</text:p>
          </table:table-cell>
          <table:table-cell table:style-name="Table41.D2" office:value-type="string">
            <text:p text:style-name="P296">forth</text:p>
          </table:table-cell>
        </table:table-row>
        <table:table-row table:style-name="TableLine221628236988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9">flag=true if r less than 0</text:p>
          </table:table-cell>
          <table:table-cell table:style-name="Table41.D2" office:value-type="string">
            <text:p text:style-name="P296">forth</text:p>
          </table:table-cell>
        </table:table-row>
        <table:table-row table:style-name="TableLine221628238076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9">flag-true if r == 0</text:p>
          </table:table-cell>
          <table:table-cell table:style-name="Table41.D2" office:value-type="string">
            <text:p text:style-name="P296">forth</text:p>
          </table:table-cell>
        </table:table-row>
        <table:table-row table:style-name="TableLine2216282373152">
          <table:table-cell table:style-name="Table41.A2" office:value-type="string">
            <text:p text:style-name="P90">FABS</text:p>
          </table:table-cell>
          <table:table-cell table:style-name="Table41.A2" office:value-type="string">
            <text:p text:style-name="P285">( r1 – r2 )</text:p>
          </table:table-cell>
          <table:table-cell table:style-name="Table41.A2" office:value-type="string">
            <text:p text:style-name="P369">r2 = absolute value of r1</text:p>
          </table:table-cell>
          <table:table-cell table:style-name="Table41.D2" office:value-type="string">
            <text:p text:style-name="P297">forth</text:p>
          </table:table-cell>
        </table:table-row>
        <table:table-row table:style-name="TableLine2216282372608">
          <table:table-cell table:style-name="Table41.A2" office:value-type="string">
            <text:p text:style-name="P90">FATAN2</text:p>
          </table:table-cell>
          <table:table-cell table:style-name="Table41.A2" office:value-type="string">
            <text:p text:style-name="P285">( r1 – r2 )</text:p>
          </table:table-cell>
          <table:table-cell table:style-name="Table41.A2" office:value-type="string">
            <text:p text:style-name="P369">r2 = atan (r1 )</text:p>
          </table:table-cell>
          <table:table-cell table:style-name="Table41.D2" office:value-type="string">
            <text:p text:style-name="P297">forth</text:p>
          </table:table-cell>
        </table:table-row>
        <table:table-row table:style-name="TableLine2216282379680">
          <table:table-cell table:style-name="Table41.A2" office:value-type="string">
            <text:p text:style-name="P56">FCONSTANT </text:p>
          </table:table-cell>
          <table:table-cell table:style-name="Table41.A2" office:value-type="string">
            <text:p text:style-name="P276">( r "name" )</text:p>
          </table:table-cell>
          <table:table-cell table:style-name="Table41.A2" office:value-type="string">
            <text:p text:style-name="P369">creates a floating point constant</text:p>
          </table:table-cell>
          <table:table-cell table:style-name="Table41.D2" office:value-type="string">
            <text:p text:style-name="P297">forth</text:p>
          </table:table-cell>
        </table:table-row>
        <table:table-row table:style-name="TableLine2216282367440">
          <table:table-cell table:style-name="Table41.A2" office:value-type="string">
            <text:p text:style-name="P90">FCOS</text:p>
          </table:table-cell>
          <table:table-cell table:style-name="Table41.A2" office:value-type="string">
            <text:p text:style-name="P285">( r1 – r2 )</text:p>
          </table:table-cell>
          <table:table-cell table:style-name="Table41.A2" office:value-type="string">
            <text:p text:style-name="P369">r2 = cos (r1 )</text:p>
          </table:table-cell>
          <table:table-cell table:style-name="Table41.D2" office:value-type="string">
            <text:p text:style-name="P297">forth</text:p>
          </table:table-cell>
        </table:table-row>
        <table:table-row table:style-name="TableLine221628237424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9">drop r1 from the floating point stack</text:p>
          </table:table-cell>
          <table:table-cell table:style-name="Table41.D2" office:value-type="string">
            <text:p text:style-name="P296">forth</text:p>
          </table:table-cell>
        </table:table-row>
        <text:soft-page-break/>
        <table:table-row table:style-name="TableLine2216282379408">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9">duplicate the top of floating point stack</text:p>
          </table:table-cell>
          <table:table-cell table:style-name="Table41.D2" office:value-type="string">
            <text:p text:style-name="P296">forth</text:p>
          </table:table-cell>
        </table:table-row>
        <table:table-row table:style-name="TableLine2216282378864">
          <table:table-cell table:style-name="Table41.A2" office:value-type="string">
            <text:p text:style-name="P90">FEXP</text:p>
          </table:table-cell>
          <table:table-cell table:style-name="Table41.A2" office:value-type="string">
            <text:p text:style-name="P285">( r1 – r2 )</text:p>
          </table:table-cell>
          <table:table-cell table:style-name="Table41.A2" office:value-type="string">
            <text:p text:style-name="P369">r2 = exp (r1 )</text:p>
          </table:table-cell>
          <table:table-cell table:style-name="Table41.D2" office:value-type="string">
            <text:p text:style-name="P297">forth</text:p>
          </table:table-cell>
        </table:table-row>
        <table:table-row table:style-name="TableLine2216282379136">
          <table:table-cell table:style-name="Table41.A2" office:value-type="string">
            <text:p text:style-name="P56"><text:span text:style-name="T90">FLITERAL</text:span> </text:p>
          </table:table-cell>
          <table:table-cell table:style-name="Table41.A2" office:value-type="string">
            <text:p text:style-name="P374">( r -- ) </text:p>
          </table:table-cell>
          <table:table-cell table:style-name="Table41.A2" office:value-type="string">
            <text:p text:style-name="P369">Compile r inline</text:p>
          </table:table-cell>
          <table:table-cell table:style-name="Table41.D2" office:value-type="string">
            <text:p text:style-name="P297">forth</text:p>
          </table:table-cell>
        </table:table-row>
        <table:table-row table:style-name="TableLine2216282374784">
          <table:table-cell table:style-name="Table41.A2" office:value-type="string">
            <text:p text:style-name="P90">FLN</text:p>
          </table:table-cell>
          <table:table-cell table:style-name="Table41.A2" office:value-type="string">
            <text:p text:style-name="P285">( r1 – r2 )</text:p>
          </table:table-cell>
          <table:table-cell table:style-name="Table41.A2" office:value-type="string">
            <text:p text:style-name="P369">r2 = ln (r1 )</text:p>
          </table:table-cell>
          <table:table-cell table:style-name="Table41.D2" office:value-type="string">
            <text:p text:style-name="P297">forth</text:p>
          </table:table-cell>
        </table:table-row>
        <table:table-row table:style-name="TableLine2216282375328">
          <table:table-cell table:style-name="Table41.A2" office:value-type="string">
            <text:p text:style-name="P90">FLOOR</text:p>
          </table:table-cell>
          <table:table-cell table:style-name="Table41.A2" office:value-type="string">
            <text:p text:style-name="P285">( r1 – r2 )</text:p>
          </table:table-cell>
          <table:table-cell table:style-name="Table41.A2" office:value-type="string">
            <text:p text:style-name="P369">r2 = floor (r1 )</text:p>
          </table:table-cell>
          <table:table-cell table:style-name="Table41.D2" office:value-type="string">
            <text:p text:style-name="P297">forth</text:p>
          </table:table-cell>
        </table:table-row>
        <table:table-row table:style-name="TableLine2216282368256">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0">R3 = the larger of r1 or r2</text:p>
          </table:table-cell>
          <table:table-cell table:style-name="Table41.D2" office:value-type="string">
            <text:p text:style-name="P297">forth</text:p>
          </table:table-cell>
        </table:table-row>
        <table:table-row table:style-name="TableLine2216282375872">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0">R3 = the smaller of r1 or r2</text:p>
          </table:table-cell>
          <table:table-cell table:style-name="Table41.D2" office:value-type="string">
            <text:p text:style-name="P297">forth</text:p>
          </table:table-cell>
        </table:table-row>
        <table:table-row table:style-name="TableLine2216282379952">
          <table:table-cell table:style-name="Table41.A2" office:value-type="string">
            <text:p text:style-name="P89">FNEGATE</text:p>
          </table:table-cell>
          <table:table-cell table:style-name="Table41.A2" office:value-type="string">
            <text:p text:style-name="P224">( r<text:span text:style-name="T194">1</text:span> – -r<text:span text:style-name="T194">1</text:span> )</text:p>
          </table:table-cell>
          <table:table-cell table:style-name="Table41.A2" office:value-type="string">
            <text:p text:style-name="P370">Negate r1</text:p>
          </table:table-cell>
          <table:table-cell table:style-name="Table41.D2" office:value-type="string">
            <text:p text:style-name="P297">forth</text:p>
          </table:table-cell>
        </table:table-row>
        <table:table-row table:style-name="TableLine2216282382944">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0">Remove the 2<text:span text:style-name="T195">nd</text:span> item on <text:s/>the floating stack</text:p>
          </table:table-cell>
          <table:table-cell table:style-name="Table41.D2" office:value-type="string">
            <text:p text:style-name="P297">forth</text:p>
          </table:table-cell>
        </table:table-row>
        <table:table-row table:style-name="TableLine2216282380224">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0">Copy the 2<text:span text:style-name="T195">nd</text:span> item on the floating stack to the top</text:p>
          </table:table-cell>
          <table:table-cell table:style-name="Table41.D2" office:value-type="string">
            <text:p text:style-name="P297">forth</text:p>
          </table:table-cell>
        </table:table-row>
        <table:table-row table:style-name="TableLine2216282378320">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9"/>
          </table:table-cell>
          <table:table-cell table:style-name="Table41.D2" office:value-type="string">
            <text:p text:style-name="P297">forth</text:p>
          </table:table-cell>
        </table:table-row>
        <table:table-row table:style-name="TableLine2216282378592">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9"/>
          </table:table-cell>
          <table:table-cell table:style-name="Table41.D2" office:value-type="string">
            <text:p text:style-name="P297">forth</text:p>
          </table:table-cell>
        </table:table-row>
        <table:table-row table:style-name="TableLine2216282380496">
          <table:table-cell table:style-name="Table41.A2" office:value-type="string">
            <text:p text:style-name="P88">FROT</text:p>
          </table:table-cell>
          <table:table-cell table:style-name="Table41.A2" office:value-type="string">
            <text:p text:style-name="P276"/>
          </table:table-cell>
          <table:table-cell table:style-name="Table41.A2" office:value-type="string">
            <text:p text:style-name="P378"/>
          </table:table-cell>
          <table:table-cell table:style-name="Table41.D2" office:value-type="string">
            <text:p text:style-name="P297">forth</text:p>
          </table:table-cell>
        </table:table-row>
        <table:table-row table:style-name="TableLine2216282370160">
          <table:table-cell table:style-name="Table41.A2" office:value-type="string">
            <text:p text:style-name="P90">FSIN</text:p>
          </table:table-cell>
          <table:table-cell table:style-name="Table41.A2" office:value-type="string">
            <text:p text:style-name="P286">( r1 – r2 )</text:p>
          </table:table-cell>
          <table:table-cell table:style-name="Table41.A2" office:value-type="string">
            <text:p text:style-name="P370">r<text:span text:style-name="T194">2</text:span> = <text:span text:style-name="T194">sin</text:span> (r1 )</text:p>
          </table:table-cell>
          <table:table-cell table:style-name="Table41.D2" office:value-type="string">
            <text:p text:style-name="P297">forth</text:p>
          </table:table-cell>
        </table:table-row>
        <table:table-row table:style-name="TableLine2216282372064">
          <table:table-cell table:style-name="Table41.A2" office:value-type="string">
            <text:p text:style-name="P90">FSINCOS</text:p>
          </table:table-cell>
          <table:table-cell table:style-name="Table41.A2" office:value-type="string">
            <text:p text:style-name="P286">( r1 – r2 <text:s/><text:span text:style-name="T194">r3</text:span>)</text:p>
          </table:table-cell>
          <table:table-cell table:style-name="Table41.A2" office:value-type="string">
            <text:p text:style-name="P370">r<text:span text:style-name="T194">2</text:span> = <text:span text:style-name="T194">sin</text:span> (r1 ), <text:span text:style-name="T194">r3 = cos (r1)</text:span> </text:p>
          </table:table-cell>
          <table:table-cell table:style-name="Table41.D2" office:value-type="string">
            <text:p text:style-name="P297">forth</text:p>
          </table:table-cell>
        </table:table-row>
        <table:table-row table:style-name="TableLine2216282381040">
          <table:table-cell table:style-name="Table41.A2" office:value-type="string">
            <text:p text:style-name="P56">FSQRT</text:p>
          </table:table-cell>
          <table:table-cell table:style-name="Table41.A2" office:value-type="string">
            <text:p text:style-name="P276">( r r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81312">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72336">
          <table:table-cell table:style-name="Table41.A2" office:value-type="string">
            <text:p text:style-name="P56">FVARIABLE </text:p>
          </table:table-cell>
          <table:table-cell table:style-name="Table41.A2" office:value-type="string">
            <text:p text:style-name="P276">( "name" )</text:p>
          </table:table-cell>
          <table:table-cell table:style-name="Table41.A2" office:value-type="string">
            <text:p text:style-name="P379">create a floting point variable</text:p>
          </table:table-cell>
          <table:table-cell table:style-name="Table41.D2" office:value-type="string">
            <text:p text:style-name="P296">forth</text:p>
          </table:table-cell>
        </table:table-row>
        <table:table-row table:style-name="TableLine2216282371248">
          <table:table-cell table:style-name="Table41.A2" office:value-type="string">
            <text:p text:style-name="P56">PI </text:p>
          </table:table-cell>
          <table:table-cell table:style-name="Table41.A2" office:value-type="string">
            <text:p text:style-name="P276">(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69344">
          <table:table-cell table:style-name="Table41.A2" office:value-type="string">
            <text:p text:style-name="P96">precision</text:p>
          </table:table-cell>
          <table:table-cell table:style-name="Table41.A2" office:value-type="string">
            <text:p text:style-name="P283">( – 6 )</text:p>
          </table:table-cell>
          <table:table-cell table:style-name="Table41.A2" office:value-type="string">
            <text:p text:style-name="P372"><text:span text:style-name="T194">v</text:span>alue – default = 6</text:p>
          </table:table-cell>
          <table:table-cell table:style-name="Table41.D2" office:value-type="string">
            <text:p text:style-name="P297">forth</text:p>
          </table:table-cell>
        </table:table-row>
        <table:table-row table:style-name="TableLine2216282381584">
          <table:table-cell table:style-name="Table41.A2" office:value-type="string">
            <text:p text:style-name="P97">set-precision</text:p>
          </table:table-cell>
          <table:table-cell table:style-name="Table41.A2" office:value-type="string">
            <text:p text:style-name="P284">( n – )</text:p>
          </table:table-cell>
          <table:table-cell table:style-name="Table41.A2" office:value-type="string">
            <text:p text:style-name="P373"><text:span text:style-name="T194">s</text:span>et the value of precision to n</text:p>
          </table:table-cell>
          <table:table-cell table:style-name="Table41.D2" office:value-type="string">
            <text:p text:style-name="P297">forth</text:p>
          </table:table-cell>
        </table:table-row>
        <table:table-row table:style-name="TableLine2216282381856">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77504">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82128">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1"><text:span text:style-name="T194">s</text:span>ingle precision store</text:p>
          </table:table-cell>
          <table:table-cell table:style-name="Table41.D2" office:value-type="string">
            <text:p text:style-name="P296">forth</text:p>
          </table:table-cell>
        </table:table-row>
        <table:table-row table:style-name="TableLine221628238240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1"><text:span text:style-name="T194">s</text:span>ingle precision load</text:p>
          </table:table-cell>
          <table:table-cell table:style-name="Table41.D2" office:value-type="string">
            <text:p text:style-name="P296">forth</text:p>
          </table:table-cell>
        </table:table-row>
        <table:table-row table:style-name="TableLine2216282382672">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65808">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2216282375600">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8"/>
          </table:table-cell>
          <table:table-cell table:style-name="Table41.D2" office:value-type="string">
            <text:p text:style-name="P296">forth</text:p>
          </table:table-cell>
        </table:table-row>
      </table:table>
      <text:p text:style-name="P389"/>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2216282362544">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8"/>
          </table:table-cell>
          <table:table-cell table:style-name="Table96.D1" office:value-type="string">
            <text:p text:style-name="P298">httpd</text:p>
          </table:table-cell>
        </table:table-row>
        <table:table-row table:style-name="TableLine2216282367984">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68800">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6416">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69616">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7776">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0704">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0976">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152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6960">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1792">
          <table:table-cell table:style-name="Table96.A2" office:value-type="string">
            <text:p text:style-name="P69">completed?</text:p>
          </table:table-cell>
          <table:table-cell table:style-name="Table96.A2" office:value-type="string">
            <text:p text:style-name="P153">( -- f <text:span text:style-name="T198">)</text:span></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7232">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78048">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7904">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8448">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8720">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8384">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400080">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8656">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403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545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2216282394368">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2216282396272">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3760">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3488">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8992">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94096">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7568">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8"/>
          </table:table-cell>
          <table:table-cell table:style-name="Table96.D2" office:value-type="string">
            <text:p text:style-name="P299">httpd</text:p>
          </table:table-cell>
        </table:table-row>
        <text:soft-page-break/>
        <table:table-row table:style-name="TableLine2216282398176">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221628238892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2216282392192">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2">sockaddr</text:p>
          </table:table-cell>
          <table:table-cell table:style-name="Table96.D2" office:value-type="string">
            <text:p text:style-name="P299">httpd</text:p>
          </table:table-cell>
        </table:table-row>
        <table:table-row table:style-name="TableLine2216282387024">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2">sockaddr</text:p>
          </table:table-cell>
          <table:table-cell table:style-name="Table96.D2" office:value-type="string">
            <text:p text:style-name="P299">httpd</text:p>
          </table:table-cell>
        </table:table-row>
        <table:table-row table:style-name="TableLine2216282387296">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2">value, default = -1</text:p>
          </table:table-cell>
          <table:table-cell table:style-name="Table96.D2" office:value-type="string">
            <text:p text:style-name="P299">httpd</text:p>
          </table:table-cell>
        </table:table-row>
        <table:table-row table:style-name="TableLine2216282390832">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2">value, default = -1</text:p>
          </table:table-cell>
          <table:table-cell table:style-name="Table96.D2" office:value-type="string">
            <text:p text:style-name="P299">httpd</text:p>
          </table:table-cell>
        </table:table-row>
        <table:table-row table:style-name="TableLine2216282390016">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2">value, default = 0</text:p>
          </table:table-cell>
          <table:table-cell table:style-name="Table96.D2" office:value-type="string">
            <text:p text:style-name="P299">httpd</text:p>
          </table:table-cell>
        </table:table-row>
        <table:table-row table:style-name="TableLine2216282394640">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2">value, default = 0</text:p>
          </table:table-cell>
          <table:table-cell table:style-name="Table96.D2" office:value-type="string">
            <text:p text:style-name="P299">httpd</text:p>
          </table:table-cell>
        </table:table-row>
        <table:table-row table:style-name="TableLine2216282389200">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1">block of allotted data, body-chunk-size bytes long</text:p>
          </table:table-cell>
          <table:table-cell table:style-name="Table96.D2" office:value-type="string">
            <text:p text:style-name="P299">httpd</text:p>
          </table:table-cell>
        </table:table-row>
        <table:table-row table:style-name="TableLine2216282389472">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1">constant</text:p>
          </table:table-cell>
          <table:table-cell table:style-name="Table96.D2" office:value-type="string">
            <text:p text:style-name="P299">httpd</text:p>
          </table:table-cell>
        </table:table-row>
        <table:table-row table:style-name="TableLine2216282393552">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1">value, default = 0</text:p>
          </table:table-cell>
          <table:table-cell table:style-name="Table96.D2" office:value-type="string">
            <text:p text:style-name="P299">httpd</text:p>
          </table:table-cell>
        </table:table-row>
        <table:table-row table:style-name="TableLine2216282394912">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1">block of allotted data, chunk-size bytes long</text:p>
          </table:table-cell>
          <table:table-cell table:style-name="Table96.D2" office:value-type="string">
            <text:p text:style-name="P299">httpd</text:p>
          </table:table-cell>
        </table:table-row>
        <table:table-row table:style-name="TableLine2216282392464">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0">constant</text:p>
          </table:table-cell>
          <table:table-cell table:style-name="Table96.D2" office:value-type="string">
            <text:p text:style-name="P299">httpd</text:p>
          </table:table-cell>
        </table:table-row>
        <table:table-row table:style-name="TableLine2216282395184">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0">constant</text:p>
          </table:table-cell>
          <table:table-cell table:style-name="Table96.D2" office:value-type="string">
            <text:p text:style-name="P299">httpd</text:p>
          </table:table-cell>
        </table:table-row>
      </table:table>
      <text:h text:style-name="P481"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16282375056">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8">alias for analogRead</text:p>
          </table:table-cell>
          <table:table-cell table:style-name="Table11.D1" office:value-type="string">
            <text:p text:style-name="P125">forth</text:p>
          </table:table-cell>
        </table:table-row>
        <table:table-row table:style-name="TableLine2216282400352">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216282393280">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216282390560">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8">Read GPIO state</text:p>
          </table:table-cell>
          <table:table-cell table:style-name="Table11.D2" office:value-type="string">
            <text:p text:style-name="P125">forth</text:p>
          </table:table-cell>
        </table:table-row>
        <table:table-row table:style-name="TableLine2216282396816">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216282384304">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8">Set GPIO pin value e.g. HIGH 3 pin LOW 3 pin</text:p>
          </table:table-cell>
          <table:table-cell table:style-name="Table11.D2" office:value-type="string">
            <text:p text:style-name="P125">forth</text:p>
          </table:table-cell>
        </table:table-row>
        <table:table-row table:style-name="TableLine221628239708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216282397360">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216282391104">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5"/>
      <table:table table:name="Table52" table:style-name="Table52">
        <table:table-column table:style-name="Table52.A"/>
        <table:table-column table:style-name="Table52.B"/>
        <table:table-column table:style-name="Table52.C"/>
        <table:table-row table:style-name="TableLine221628238457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9">( -- )</text:p>
          </table:table-cell>
          <table:table-cell table:style-name="Table52.A1" office:value-type="string">
            <text:p text:style-name="P338">Demonstrates toggling GPIO23 at max rate using the PIN word</text:p>
          </table:table-cell>
        </table:table-row>
        <table:table-row table:style-name="TableLine2216282399264">
          <table:table-cell table:style-name="Table52.A1" table:number-columns-spanned="3" office:value-type="string">
            <text:p text:style-name="P354">: maxtoggle</text:p>
            <text:p text:style-name="P355"><text:s text:c="6"/>23 output pinMode</text:p>
            <text:p text:style-name="P355"><text:s text:c="6"/>begin</text:p>
            <text:p text:style-name="P355"><text:s text:c="11"/>HIGH 23 pin</text:p>
            <text:p text:style-name="P355"><text:s text:c="11"/>LOW 23 pin</text:p>
            <text:p text:style-name="P355"><text:s text:c="6"/>key? Until ;</text:p>
            <text:p text:style-name="P355">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16282392736">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3">Continuously display the state of a digital input until a key is pressed</text:p>
          </table:table-cell>
        </table:table-row>
        <table:table-row table:style-name="TableLine2216282385936">
          <table:table-cell table:style-name="Table57.A1" table:number-columns-spanned="3" office:value-type="string">
            <text:p text:style-name="P333">: test ( gpiono -- ) </text:p>
            <text:p text:style-name="P331"><text:s text:c="8"/>DUP INPUT pinMode <text:s text:c="30"/>\ set 'gpiono' as an input</text:p>
            <text:p text:style-name="P331"><text:s text:c="8"/>begin</text:p>
            <text:p text:style-name="P331"><text:s text:c="16"/>DUP digitalRead . cr <text:s text:c="24"/>\ display the state of 'gpiono'</text:p>
            <text:p text:style-name="P331"><text:s text:c="8"/>key? until <text:s text:c="49"/>\ until a key is pressed</text:p>
            <text:p text:style-name="P331"><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16282385392">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0">(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216282415584">
          <table:table-cell table:style-name="Table60.A1" table:number-columns-spanned="3" office:value-type="string">
            <text:p text:style-name="P336">100 value del <text:s text:c="52"/>\ this value determines the data sample rate</text:p>
            <text:p text:style-name="P331">: delay del ms ; <text:s text:c="49"/>\ time delay used to pace reading samples</text:p>
            <text:p text:style-name="P331">: read <text:s text:c="16"/>( -- )</text:p>
            <text:p text:style-name="P331">128 0 do <text:s text:c="60"/>\ Read 128 the input 128 times</text:p>
            <text:p text:style-name="P331"><text:s text:c="8"/>14 ADC . CR <text:s text:c="45"/>\ Read the voltage on GPIO14</text:p>
            <text:p text:style-name="P331"><text:s text:c="8"/>DELAY <text:s text:c="54"/>\ And pause for 100 mS between each sample</text:p>
            <text:p text:style-name="P331">loop</text:p>
            <text:p text:style-name="P331">;</text:p>
          </table:table-cell>
          <table:covered-table-cell/>
          <table:covered-table-cell/>
        </table:table-row>
      </table:table>
      <text:p text:style-name="Standard"/>
      <text:h text:style-name="P482"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16282388112">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216282413136">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05792">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216282415312">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16282403072">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1628241150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16282415856">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216282414768">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16282404160">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16282409600">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07424">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03888">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216282409056">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216282408784">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216282414496">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1612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216282416944">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11776">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16282403616">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216282417216">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7">constant - set interrupt for either +ve or -ve edge e.g. 2 #GPIO_INTR_ANYEDGE gpio_set_intr_type</text:p>
          </table:table-cell>
          <table:table-cell table:style-name="Table12.D2" office:value-type="string">
            <text:p text:style-name="P116">interrupts</text:p>
          </table:table-cell>
        </table:table-row>
        <table:table-row table:style-name="TableLine221628241748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216282407968">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216282409872">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216282401440">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216282417760">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216282410144">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21628240497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216282412048">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216282413952">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216282406064">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216282404432">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216282404704">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216282407696">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216282406336">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21628240524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216282410416">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216282405520">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216282400624">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216282401168">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216282402256">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216282403344">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216282412320">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21628240660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216282412864">
          <table:table-cell table:style-name="Table58.A1" office:value-type="string">
            <text:p text:style-name="P16"><text:span text:style-name="T41">Sense a digital </text:span><text:span text:style-name="T49">input change using interrupt</text:span></text:p>
            <text:p text:style-name="P327"/>
          </table:table-cell>
          <table:table-cell table:style-name="Table58.A1" office:value-type="string">
            <text:p text:style-name="P311">( -- )</text:p>
          </table:table-cell>
          <table:table-cell table:style-name="Table58.A1" office:value-type="string">
            <text:p text:style-name="P334">When the 'boot' button is pressed or released, that change of state is reported on the display</text:p>
            <text:p text:style-name="P334"/>
          </table:table-cell>
        </table:table-row>
        <table:table-row table:style-name="TableLine2216282413680">
          <table:table-cell table:style-name="Table58.A1" table:number-columns-spanned="3" office:value-type="string">
            <text:p text:style-name="P334">interrupts</text:p>
            <text:p text:style-name="P331"/>
            <text:p text:style-name="P331">0 input pinmode <text:s text:c="50"/>\ set GPIO0 as an input</text:p>
            <text:p text:style-name="P331"/>
            <text:p text:style-name="P331">: input. ( -- ) <text:s text:c="57"/>\ display the state of GPIO0</text:p>
            <text:p text:style-name="P331"><text:s text:c="8"/>." GPIO0 input ="</text:p>
            <text:p text:style-name="P331"><text:s text:c="8"/>0 digitalRead . cr</text:p>
            <text:p text:style-name="P331">;</text:p>
            <text:p text:style-name="P331"/>
            <text:p text:style-name="P331">: pinanyedge ( xt pin -- ) <text:s text:c="38"/>\ add an ANYEDGE interrupt handler</text:p>
            <text:p text:style-name="P331"><text:s text:c="8"/>dup GPIO_INTR_ANYEDGE gpio_set_intr_type throw</text:p>
            <text:p text:style-name="P331"><text:s text:c="8"/>swap 0 gpio_isr_handler_add throw</text:p>
            <text:p text:style-name="P331">;</text:p>
            <text:p text:style-name="P331"/>
            <text:p text:style-name="P331">' input. 0 pinanyedge ( -- ) <text:s text:c="39"/>\ If GPIO0 changes state, report it</text:p>
            <text:p text:style-name="P331"/>
            <text:p text:style-name="P331">: disableinterrupt ( pin -- )</text:p>
            <text:p text:style-name="P331"><text:s text:c="8"/>GPIO_INTR_DISABLE gpio_set_intr_type throw</text:p>
            <text:p text:style-name="P331">;</text:p>
            <text:p text:style-name="P331"/>
            <text:p text:style-name="P331"><text:soft-page-break/>0 disableinterrupt <text:s text:c="53"/>\ stop reporting GPIO0 changes</text:p>
            <text:p text:style-name="P331"/>
            <text:p text:style-name="P331">\ This is just a demo - generally you want an interrupt to be as brief as possible</text:p>
            <text:p text:style-name="P331">\ so printing from an interrupt routine is not recommended for real programs</text:p>
          </table:table-cell>
          <table:covered-table-cell/>
          <table:covered-table-cell/>
        </table:table-row>
      </table:table>
      <text:p text:style-name="Standard"/>
      <text:h text:style-name="P483"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16282408512">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216282419392">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216282423472">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216282420480">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216282425920">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216282423744">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216282421024">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216282424560">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216282421296">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216282425376">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16282418848">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216282426736">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216282426464">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216282418304">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216282418576">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218249928544">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216284390752">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16284391024">
          <table:table-cell table:style-name="Table15.A1" office:value-type="string">
            <text:p text:style-name="P362">?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216284389392">
          <table:table-cell table:style-name="Table15.A2" office:value-type="string">
            <text:p text:style-name="P362">+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216284380688">
          <table:table-cell table:style-name="Table15.A2" office:value-type="string">
            <text:p text:style-name="P362">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216284392112">
          <table:table-cell table:style-name="Table15.A2" office:value-type="string">
            <text:p text:style-name="P362">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216284392384">
          <table:table-cell table:style-name="Table15.A2" office:value-type="string">
            <text:p text:style-name="P362">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216284388848">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216284392656">
          <table:table-cell table:style-name="Table15.A2" office:value-type="string">
            <text:p text:style-name="P362">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216284379872">
          <table:table-cell table:style-name="Table15.A2" office:value-type="string">
            <text:p text:style-name="P362">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216284393200">
          <table:table-cell table:style-name="Table15.A2" office:value-type="string">
            <text:p text:style-name="P362">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216284380144">
          <table:table-cell table:style-name="Table15.A2" office:value-type="string">
            <text:p text:style-name="P362">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216284393472">
          <table:table-cell table:style-name="Table15.A2" office:value-type="string">
            <text:p text:style-name="P362">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216284381232">
          <table:table-cell table:style-name="Table15.A2" office:value-type="string">
            <text:p text:style-name="P362">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216284385856">
          <table:table-cell table:style-name="Table15.A2" office:value-type="string">
            <text:p text:style-name="P362">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216284380416">
          <table:table-cell table:style-name="Table15.A2" office:value-type="string">
            <text:p text:style-name="P362">unloop</text:p>
          </table:table-cell>
          <table:table-cell table:style-name="Table15.A2" office:value-type="string">
            <text:p text:style-name="P116">( -- )</text:p>
          </table:table-cell>
          <table:table-cell table:style-name="Table15.A2" office:value-type="string">
            <text:p text:style-name="P287">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216284385584">
          <table:table-cell table:style-name="Table15.A2" office:value-type="string">
            <text:p text:style-name="P362">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216284377968">
          <table:table-cell table:style-name="Table15.A2" office:value-type="string">
            <text:p text:style-name="P362">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216284386400">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3"/>
            <text:p text:style-name="P312"/>
          </table:table-cell>
          <table:table-cell table:style-name="Table65.A1" office:value-type="string">
            <text:p text:style-name="P351">Demonstrates a loop being terminated before completion by UNLOOP</text:p>
          </table:table-cell>
        </table:table-row>
        <table:table-row table:style-name="TableLine2216284383136">
          <table:table-cell table:style-name="Table65.A1" table:number-columns-spanned="3" office:value-type="string">
            <text:p text:style-name="P348">: test</text:p>
            <text:p text:style-name="P346">1000 0 do <text:s text:c="51"/>\ start <text:s/>a 1000 long loop</text:p>
            <text:p text:style-name="P346">key? if <text:s text:c="57"/>\ if a <text:s/>key was pressed</text:p>
            <text:p text:style-name="P346"><text:s text:c="8"/>key drop <text:s text:c="45"/>\ read the key and drop it</text:p>
            <text:p text:style-name="P346"><text:s text:c="8"/>cr ." loop terminating " <text:s text:c="7"/></text:p>
            <text:p text:style-name="P346"><text:s text:c="8"/>unloop <text:s text:c="49"/><text:span text:style-name="T86">\</text:span> get rid of the loop</text:p>
            <text:p text:style-name="P346"><text:s text:c="8"/>exit <text:s text:c="54"/>\ return to the calling word</text:p>
            <text:p text:style-name="P346"><text:s text:c="7"/>then</text:p>
            <text:p text:style-name="P346">cr ." loopcount = " i . <text:s text:c="36"/>\ show us the loop count</text:p>
            <text:p text:style-name="P346">500 ms <text:s text:c="56"/>\ loop every 1/2 s</text:p>
            <text:p text:style-name="P346">loop</text:p>
            <text:p text:style-name="P346">;</text:p>
          </table:table-cell>
          <table:covered-table-cell/>
          <table:covered-table-cell/>
        </table:table-row>
      </table:table>
      <text:p text:style-name="Standard"/>
      <text:h text:style-name="P484" text:outline-level="1">Maths</text:h>
      <table:table table:name="Table16" table:style-name="Table16">
        <table:table-column table:style-name="Table16.A"/>
        <table:table-column table:style-name="Table16.B"/>
        <table:table-column table:style-name="Table16.C"/>
        <table:table-column table:style-name="Table16.D"/>
        <table:table-row table:style-name="TableLine2216284382048">
          <table:table-cell table:style-name="Table16.A1" office:value-type="string">
            <text:p text:style-name="P56">-</text:p>
          </table:table-cell>
          <table:table-cell table:style-name="Table16.A1" office:value-type="string">
            <text:p text:style-name="P271">( n1 n2 -- n3 )</text:p>
          </table:table-cell>
          <table:table-cell table:style-name="Table16.A1" office:value-type="string">
            <text:p text:style-name="P271">n3 = n1 - n2</text:p>
          </table:table-cell>
          <table:table-cell table:style-name="Table16.D1" office:value-type="string">
            <text:p text:style-name="P271">forth</text:p>
          </table:table-cell>
        </table:table-row>
        <table:table-row table:style-name="TableLine2216284383408">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n3 = n1 * n2</text:p>
          </table:table-cell>
          <table:table-cell table:style-name="Table16.D2" office:value-type="string">
            <text:p text:style-name="P271">forth</text:p>
          </table:table-cell>
        </table:table-row>
        <table:table-row table:style-name="TableLine2216284378512">
          <table:table-cell table:style-name="Table16.A2" office:value-type="string">
            <text:p text:style-name="P56">*/</text:p>
          </table:table-cell>
          <table:table-cell table:style-name="Table16.A2" office:value-type="string">
            <text:p text:style-name="P271">( n1 n2 n3 -- n4 )</text:p>
          </table:table-cell>
          <table:table-cell table:style-name="Table16.A2" office:value-type="string">
            <text:p text:style-name="P271">Multiply n1 by n2 producing the intermediate double-cell result d. Divide d by n3 giving the single-cell quotient n4</text:p>
          </table:table-cell>
          <table:table-cell table:style-name="Table16.D2" office:value-type="string">
            <text:p text:style-name="P271">forth</text:p>
          </table:table-cell>
        </table:table-row>
        <table:table-row table:style-name="TableLine2216284388032">
          <table:table-cell table:style-name="Table16.A2" office:value-type="string">
            <text:p text:style-name="P56">*/MOD</text:p>
          </table:table-cell>
          <table:table-cell table:style-name="Table16.A2" office:value-type="string">
            <text:p text:style-name="P271">( n1 n2 -n3 -- n4 n5 )</text:p>
          </table:table-cell>
          <table:table-cell table:style-name="Table16.A2" office:value-type="string">
            <text:p text:style-name="P271">Multiply n1 by n2 producing the intermediate double-cell result d. Divide d by n3 producing the single-cell remainder n4 and the single-cell quotient n5</text:p>
          </table:table-cell>
          <table:table-cell table:style-name="Table16.D2" office:value-type="string">
            <text:p text:style-name="P271">forth</text:p>
          </table:table-cell>
        </table:table-row>
        <table:table-row table:style-name="TableLine2216284394288">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Divide n1 by n2, giving the single-cell quotient n3</text:p>
          </table:table-cell>
          <table:table-cell table:style-name="Table16.D2" office:value-type="string">
            <text:p text:style-name="P271">forth</text:p>
          </table:table-cell>
        </table:table-row>
        <table:table-row table:style-name="TableLine2216284377152">
          <table:table-cell table:style-name="Table16.A2" office:value-type="string">
            <text:p text:style-name="P56">/mod</text:p>
          </table:table-cell>
          <table:table-cell table:style-name="Table16.A2" office:value-type="string">
            <text:p text:style-name="P271">( n1 n2 -- n3 n4 )</text:p>
          </table:table-cell>
          <table:table-cell table:style-name="Table16.A2" office:value-type="string">
            <text:p text:style-name="P271">Divide n1 by n2, giving the single-cell remainder n3 and the single-cell quotient n4</text:p>
          </table:table-cell>
          <table:table-cell table:style-name="Table16.D2" office:value-type="string">
            <text:p text:style-name="P271">forth</text:p>
          </table:table-cell>
        </table:table-row>
        <table:table-row table:style-name="TableLine2216284382320">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n3 = n1 + n1</text:p>
          </table:table-cell>
          <table:table-cell table:style-name="Table16.D2" office:value-type="string">
            <text:p text:style-name="P271">forth</text:p>
          </table:table-cell>
        </table:table-row>
        <table:table-row table:style-name="TableLine2216284377424">
          <table:table-cell table:style-name="Table16.A2" office:value-type="string">
            <text:p text:style-name="P56">2*</text:p>
          </table:table-cell>
          <table:table-cell table:style-name="Table16.A2" office:value-type="string">
            <text:p text:style-name="P271">( n1 -- n2 )</text:p>
          </table:table-cell>
          <table:table-cell table:style-name="Table16.A2" office:value-type="string">
            <text:p text:style-name="P271">n2 = n1 * 2</text:p>
          </table:table-cell>
          <table:table-cell table:style-name="Table16.D2" office:value-type="string">
            <text:p text:style-name="P271">forth</text:p>
          </table:table-cell>
        </table:table-row>
        <table:table-row table:style-name="TableLine2216284388576">
          <table:table-cell table:style-name="Table16.A2" office:value-type="string">
            <text:p text:style-name="P56">2/</text:p>
          </table:table-cell>
          <table:table-cell table:style-name="Table16.A2" office:value-type="string">
            <text:p text:style-name="P271">( n1 -- n2 )</text:p>
          </table:table-cell>
          <table:table-cell table:style-name="Table16.A2" office:value-type="string">
            <text:p text:style-name="P271">n2 = n1 / 2</text:p>
          </table:table-cell>
          <table:table-cell table:style-name="Table16.D2" office:value-type="string">
            <text:p text:style-name="P271">forth</text:p>
          </table:table-cell>
        </table:table-row>
        <table:table-row table:style-name="TableLine2216284383680">
          <table:table-cell table:style-name="Table16.A2" office:value-type="string">
            <text:p text:style-name="P56">4*</text:p>
          </table:table-cell>
          <table:table-cell table:style-name="Table16.A2" office:value-type="string">
            <text:p text:style-name="P271">( n1 -- n2 )</text:p>
          </table:table-cell>
          <table:table-cell table:style-name="Table16.A2" office:value-type="string">
            <text:p text:style-name="P271">n2 = n1 * 4</text:p>
          </table:table-cell>
          <table:table-cell table:style-name="Table16.D2" office:value-type="string">
            <text:p text:style-name="P271">forth</text:p>
          </table:table-cell>
        </table:table-row>
        <text:soft-page-break/>
        <table:table-row table:style-name="TableLine2216284389664">
          <table:table-cell table:style-name="Table16.A2" office:value-type="string">
            <text:p text:style-name="P56">4/</text:p>
          </table:table-cell>
          <table:table-cell table:style-name="Table16.A2" office:value-type="string">
            <text:p text:style-name="P271">( n1 -- n2 )</text:p>
          </table:table-cell>
          <table:table-cell table:style-name="Table16.A2" office:value-type="string">
            <text:p text:style-name="P271">n2 = n1 / 4</text:p>
          </table:table-cell>
          <table:table-cell table:style-name="Table16.D2" office:value-type="string">
            <text:p text:style-name="P271">forth</text:p>
          </table:table-cell>
        </table:table-row>
        <table:table-row table:style-name="TableLine2216284389936">
          <table:table-cell table:style-name="Table16.A2" office:value-type="string">
            <text:p text:style-name="P56">abs</text:p>
          </table:table-cell>
          <table:table-cell table:style-name="Table16.A2" office:value-type="string">
            <text:p text:style-name="P271">( n1 -- n2 )</text:p>
          </table:table-cell>
          <table:table-cell table:style-name="Table16.A2" office:value-type="string">
            <text:p text:style-name="P363">n2 is the absolute value of n1</text:p>
          </table:table-cell>
          <table:table-cell table:style-name="Table16.D2" office:value-type="string">
            <text:p text:style-name="P271">forth</text:p>
          </table:table-cell>
        </table:table-row>
        <table:table-row table:style-name="TableLine2216284383952">
          <table:table-cell table:style-name="Table16.A2" office:value-type="string">
            <text:p text:style-name="P63">max</text:p>
          </table:table-cell>
          <table:table-cell table:style-name="Table16.A2" office:value-type="string">
            <text:p text:style-name="P277">( n1 n2 -- n3 )</text:p>
          </table:table-cell>
          <table:table-cell table:style-name="Table16.A2" office:value-type="string">
            <text:p text:style-name="P277">n3 = the larger of n1 or n2</text:p>
          </table:table-cell>
          <table:table-cell table:style-name="Table16.D2" office:value-type="string">
            <text:p text:style-name="P277">forth</text:p>
          </table:table-cell>
        </table:table-row>
        <table:table-row table:style-name="TableLine2216284384224">
          <table:table-cell table:style-name="Table16.A2" office:value-type="string">
            <text:p text:style-name="P63">min</text:p>
          </table:table-cell>
          <table:table-cell table:style-name="Table16.A2" office:value-type="string">
            <text:p text:style-name="P277">( n1 n2 – n3 )</text:p>
          </table:table-cell>
          <table:table-cell table:style-name="Table16.A2" office:value-type="string">
            <text:p text:style-name="P277">n3 = the smaller of n1 or n2</text:p>
          </table:table-cell>
          <table:table-cell table:style-name="Table16.D2" office:value-type="string">
            <text:p text:style-name="P277">forth</text:p>
          </table:table-cell>
        </table:table-row>
        <table:table-row table:style-name="TableLine2216284377696">
          <table:table-cell table:style-name="Table16.A2" office:value-type="string">
            <text:p text:style-name="P56">mod</text:p>
          </table:table-cell>
          <table:table-cell table:style-name="Table16.A2" office:value-type="string">
            <text:p text:style-name="P271">( n1 n2 – n3 )</text:p>
          </table:table-cell>
          <table:table-cell table:style-name="Table16.A2" office:value-type="string">
            <text:p text:style-name="P271">Divide n1 by n2, giving the single-cell remainder n3</text:p>
          </table:table-cell>
          <table:table-cell table:style-name="Table16.D2" office:value-type="string">
            <text:p text:style-name="P271">forth</text:p>
          </table:table-cell>
        </table:table-row>
        <table:table-row table:style-name="TableLine2216284378784">
          <table:table-cell table:style-name="Table16.A2" office:value-type="string">
            <text:p text:style-name="P56">negate</text:p>
          </table:table-cell>
          <table:table-cell table:style-name="Table16.A2" office:value-type="string">
            <text:p text:style-name="P271">( n – -n )</text:p>
          </table:table-cell>
          <table:table-cell table:style-name="Table16.A2" office:value-type="string">
            <text:p text:style-name="P271">Two's complement of top of stack</text:p>
          </table:table-cell>
          <table:table-cell table:style-name="Table16.D2" office:value-type="string">
            <text:p text:style-name="P271">forth</text:p>
          </table:table-cell>
        </table:table-row>
        <table:table-row table:style-name="TableLine2216284384496">
          <table:table-cell table:style-name="Table16.A2" office:value-type="string">
            <text:p text:style-name="P56">U/MOD</text:p>
          </table:table-cell>
          <table:table-cell table:style-name="Table16.A2" office:value-type="string">
            <text:p text:style-name="P271">( u1 u2 -- rem quot )</text:p>
          </table:table-cell>
          <table:table-cell table:style-name="Table16.A2" office:value-type="string">
            <text:p text:style-name="P271">Unsigned division, leaving remainder and quotient</text:p>
          </table:table-cell>
          <table:table-cell table:style-name="Table16.D2" office:value-type="string">
            <text:p text:style-name="P271">forth</text:p>
          </table:table-cell>
        </table:table-row>
        <table:table-row table:style-name="TableLine2216284384768">
          <table:table-cell table:style-name="Table16.A2" office:value-type="string">
            <text:p text:style-name="P56">1+</text:p>
          </table:table-cell>
          <table:table-cell table:style-name="Table16.A2" office:value-type="string">
            <text:p text:style-name="P271">( n-- n+1 )</text:p>
          </table:table-cell>
          <table:table-cell table:style-name="Table16.A2" office:value-type="string">
            <text:p text:style-name="P271">increment value on the stack by 1 </text:p>
          </table:table-cell>
          <table:table-cell table:style-name="Table16.D2" office:value-type="string">
            <text:p text:style-name="P271">forth</text:p>
          </table:table-cell>
        </table:table-row>
        <table:table-row table:style-name="TableLine2216284385040">
          <table:table-cell table:style-name="Table16.A2" office:value-type="string">
            <text:p text:style-name="P56">1-</text:p>
          </table:table-cell>
          <table:table-cell table:style-name="Table16.A2" office:value-type="string">
            <text:p text:style-name="P271">( n-- n1- )</text:p>
          </table:table-cell>
          <table:table-cell table:style-name="Table16.A2" office:value-type="string">
            <text:p text:style-name="P271">decrement value on the stack by 1 </text:p>
          </table:table-cell>
          <table:table-cell table:style-name="Table16.D2" office:value-type="string">
            <text:p text:style-name="P271">forth</text:p>
          </table:table-cell>
        </table:table-row>
      </table:table>
      <text:p text:style-name="P49"/>
      <text:h text:style-name="Heading_20_1" text:outline-level="1">Memory</text:h>
      <text:p text:style-name="P436">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1628438259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216284402992">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216284410608">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216284399728">
          <table:table-cell table:style-name="Table17.A2" office:value-type="string">
            <text:p text:style-name="P362">+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216284410880">
          <table:table-cell table:style-name="Table17.A2" office:value-type="string">
            <text:p text:style-name="P362">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216284395648">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21628439673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216284397280">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216284403264">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216284404896">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2216284405984">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3">$20</text:span></text:p>
          </table:table-cell>
          <table:table-cell table:style-name="Table17.D2" office:value-type="string">
            <text:p text:style-name="P116"/>
          </table:table-cell>
        </table:table-row>
        <table:table-row table:style-name="TableLine2216284408432">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1628440108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16284409792">
          <table:table-cell table:style-name="Table17.A2" office:value-type="string">
            <text:p text:style-name="P56">cells</text:p>
          </table:table-cell>
          <table:table-cell table:style-name="Table17.A2" office:value-type="string">
            <text:p text:style-name="P116">( <text:span text:style-name="T138">n </text:span>– <text:span text:style-name="T138">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216284411152">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216284411424">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216284400272">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3">$00</text:span></text:p>
          </table:table-cell>
          <table:table-cell table:style-name="Table17.D2" office:value-type="string">
            <text:p text:style-name="P135">forth</text:p>
          </table:table-cell>
        </table:table-row>
        <table:table-row table:style-name="TableLine2216284398368">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216284404352">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216284402448">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2216284404624">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1">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216284397008">
          <table:table-cell table:style-name="Table17.A2" office:value-type="string">
            <text:p text:style-name="P56"><text:span text:style-name="T172">S</text:span>L@</text:p>
          </table:table-cell>
          <table:table-cell table:style-name="Table17.A2" office:value-type="string">
            <text:p text:style-name="P116">( addr --n )</text:p>
          </table:table-cell>
          <table:table-cell table:style-name="Table17.A2" office:value-type="string">
            <text:p text:style-name="P116">read <text:span text:style-name="T172">signed long </text:span>n from real ESP32 memory space</text:p>
          </table:table-cell>
          <table:table-cell table:style-name="Table17.D2" office:value-type="string">
            <text:p text:style-name="P116">forth</text:p>
          </table:table-cell>
        </table:table-row>
        <table:table-row table:style-name="TableLine2216284405168">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216284411696">
          <table:table-cell table:style-name="Table17.A2" office:value-type="string">
            <text:p text:style-name="P82">UL@</text:p>
          </table:table-cell>
          <table:table-cell table:style-name="Table17.A2" office:value-type="string">
            <text:p text:style-name="P116">( addr --<text:span text:style-name="T172">u</text:span> )</text:p>
          </table:table-cell>
          <table:table-cell table:style-name="Table17.A2" office:value-type="string">
            <text:p text:style-name="P134">read <text:span text:style-name="T172">unsigned long u</text:span> from real ESP32 memory space</text:p>
          </table:table-cell>
          <table:table-cell table:style-name="Table17.D2" office:value-type="string">
            <text:p text:style-name="P217">forth</text:p>
          </table:table-cell>
        </table:table-row>
        <table:table-row table:style-name="TableLine2216284407072">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216284398912">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21628440788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216284401632">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216284397824">
          <table:table-cell table:style-name="Table18.A2" office:value-type="string">
            <text:p text:style-name="P56">#</text:p>
          </table:table-cell>
          <table:table-cell table:style-name="Table18.A2" office:value-type="string">
            <text:p text:style-name="P116">( u<text:span text:style-name="T203">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216284395376">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216284408704">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2216284407616">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216284405440">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21628439918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216284405712">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216284406256">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21628440897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216284406528">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216284408160">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216284409248">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216284394832">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2216284398096">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216284396192">
          <table:table-cell table:style-name="Table18.A2" office:value-type="string">
            <text:p text:style-name="P56">u.</text:p>
          </table:table-cell>
          <table:table-cell table:style-name="Table18.A2" office:value-type="string">
            <text:p text:style-name="P116">( <text:span text:style-name="T202">u</text:span> -- )</text:p>
          </table:table-cell>
          <table:table-cell table:style-name="Table18.A2" office:value-type="string">
            <text:p text:style-name="P116">Display <text:span text:style-name="T202">u</text:span> <text:span text:style-name="T202">unsigned </text:span>in the current number base</text:p>
          </table:table-cell>
          <table:table-cell table:style-name="Table18.D2" office:value-type="string">
            <text:p text:style-name="P116">forth</text:p>
          </table:table-cell>
        </table:table-row>
        <table:table-row table:style-name="TableLine2216284396464">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0"/>
      <table:table table:name="Table97" table:style-name="Table97">
        <table:table-column table:style-name="Table97.A"/>
        <table:table-column table:style-name="Table97.B"/>
        <table:table-column table:style-name="Table97.C"/>
        <table:table-row table:style-name="TableLine2216284397552">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6"><text:span text:style-name="T26">Demonstrates </text:span><text:span text:style-name="T27">printing numbers in special formats</text:span></text:p>
          </table:table-cell>
        </table:table-row>
        <table:table-row table:style-name="TableLine2216284411968">
          <table:table-cell table:style-name="Table97.A1" table:number-columns-spanned="3" office:value-type="string">
            <text:p text:style-name="P344">: dollars.</text:p>
            <text:p text:style-name="P344">dup abs <text:s text:c="46"/>\ duplicate and take absolute value </text:p>
            <text:p text:style-name="P344">&lt;# # # <text:s text:c="49"/>\ start the formatted number conversion and convert the cents</text:p>
            <text:p text:style-name="P344">46 hold <text:s text:c="47"/>\ insert a decimal point character</text:p>
            <text:p text:style-name="P344">#s <text:s text:c="55"/>\ convert the dollars </text:p>
            <text:p text:style-name="P344">36 hold <text:s text:c="47"/>\ add a $ character</text:p>
            <text:p text:style-name="P344">swap sign <text:s text:c="43"/>\ if the number is <text:span text:style-name="T204">negat</text:span>ve, add a - character </text:p>
            <text:p text:style-name="P344">#&gt; type ; <text:s text:c="45"/>\ complete the formatted number conversion</text:p>
            <text:p text:style-name="P344"/>
            <text:p text:style-name="P344">--&gt; 123456 dollars.</text:p>
            <text:p text:style-name="P344">$1234.56 ok</text:p>
            <text:p text:style-name="P344">--&gt; -123456 dollars.</text:p>
            <text:p text:style-name="P344">-$1234.56 ok</text:p>
          </table:table-cell>
          <table:covered-table-cell/>
          <table:covered-table-cell/>
        </table:table-row>
      </table:table>
      <text:p text:style-name="Standard"/>
      <text:h text:style-name="P485" text:outline-level="1">OLED display</text:h>
      <text:p text:style-name="P442">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16284425840">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216284426112">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16284426656">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16284414688">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216284418496">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216284412512">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16284413600">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216284419040">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21628442801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216284417952">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1628442257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16284419312">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216284415504">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21628442067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2216284416048">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216284413328">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16284419584">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216284422848">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16284413872">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16284423936">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216284429104">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216284419856">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21628442176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216284414144">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216284427200">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216284416864">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2216284416320">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21628441768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216284424752">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3"/>
      <table:table table:name="Table61" table:style-name="Table61">
        <table:table-column table:style-name="Table61.A"/>
        <table:table-column table:style-name="Table61.B"/>
        <table:table-column table:style-name="Table61.C"/>
        <table:table-row table:style-name="TableLine221628441876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5"><text:span text:style-name="T26">Demonstrates how to talk to the OLED 128x64 </text:span><text:span text:style-name="T24">pixel</text:span><text:span text:style-name="T25">s</text:span></text:p>
          </table:table-cell>
        </table:table-row>
        <table:table-row table:style-name="TableLine2216284428288">
          <table:table-cell table:style-name="Table61.A1" table:number-columns-spanned="3" office:value-type="string">
            <text:p text:style-name="P343">Oled</text:p>
            <text:p text:style-name="P343">OLEDINIT <text:s text:c="42"/>\ initalise display / greeting message</text:p>
            <text:p text:style-name="P343">123 Olednum Oleddisply <text:s text:c="19"/>\ print the number top of stack</text:p>
            <text:p text:style-name="P343">Oledhome oledcls OO <text:s text:c="24"/>\ home the cursor, clear the screen</text:p>
            <text:p text:style-name="P343">1 1 35 35 1 Oledrect OO <text:s text:c="20"/>\ draw rectangle</text:p>
            <text:p text:style-name="P343">Oledinvert OO <text:s text:c="36"/>\ invert the display</text:p>
          </table:table-cell>
          <table:covered-table-cell/>
          <table:covered-table-cell/>
        </table:table-row>
      </table:table>
      <text:p text:style-name="P443"/>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1628442094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216284428832">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16284423120">
          <table:table-cell table:style-name="Table46.A1" office:value-type="string">
            <text:p text:style-name="P402">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216284430192">
          <table:table-cell table:style-name="Table46.A2" office:value-type="string">
            <text:p text:style-name="P402">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29376">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5088">
          <table:table-cell table:style-name="Table46.A2" office:value-type="string">
            <text:p text:style-name="P402">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8896">
          <table:table-cell table:style-name="Table46.A2" office:value-type="string">
            <text:p text:style-name="P402">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4880">
          <table:table-cell table:style-name="Table46.A2" office:value-type="string">
            <text:p text:style-name="P402">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1280">
          <table:table-cell table:style-name="Table46.A2" office:value-type="string">
            <text:p text:style-name="P402">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4064">
          <table:table-cell table:style-name="Table46.A2" office:value-type="string">
            <text:p text:style-name="P402">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5632">
          <table:table-cell table:style-name="Table46.A2" office:value-type="string">
            <text:p text:style-name="P402">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2640">
          <table:table-cell table:style-name="Table46.A2" office:value-type="string">
            <text:p text:style-name="P402">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4608">
          <table:table-cell table:style-name="Table46.A2" office:value-type="string">
            <text:p text:style-name="P402">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0528">
          <table:table-cell table:style-name="Table46.A2" office:value-type="string">
            <text:p text:style-name="P402">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9440">
          <table:table-cell table:style-name="Table46.A2" office:value-type="string">
            <text:p text:style-name="P402">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29648">
          <table:table-cell table:style-name="Table46.A2" office:value-type="string">
            <text:p text:style-name="P402">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6720">
          <table:table-cell table:style-name="Table46.A2" office:value-type="string">
            <text:p text:style-name="P402">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4816">
          <table:table-cell table:style-name="Table46.A2" office:value-type="string">
            <text:p text:style-name="P402">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5152">
          <table:table-cell table:style-name="Table46.A2" office:value-type="string">
            <text:p text:style-name="P402">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29920">
          <table:table-cell table:style-name="Table46.A2" office:value-type="string">
            <text:p text:style-name="P402">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0464">
          <table:table-cell table:style-name="Table46.A2" office:value-type="string">
            <text:p text:style-name="P402">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7536">
          <table:table-cell table:style-name="Table46.A2" office:value-type="string">
            <text:p text:style-name="P402">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0736">
          <table:table-cell table:style-name="Table46.A2" office:value-type="string">
            <text:p text:style-name="P402">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0256">
          <table:table-cell table:style-name="Table46.A2" office:value-type="string">
            <text:p text:style-name="P402">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5904">
          <table:table-cell table:style-name="Table46.A2" office:value-type="string">
            <text:p text:style-name="P402">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2160">
          <table:table-cell table:style-name="Table46.A2" office:value-type="string">
            <text:p text:style-name="P402">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216284433728">
          <table:table-cell table:style-name="Table46.A2" office:value-type="string">
            <text:p text:style-name="P402">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1072">
          <table:table-cell table:style-name="Table46.A2" office:value-type="string">
            <text:p text:style-name="P402">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3456">
          <table:table-cell table:style-name="Table46.A2" office:value-type="string">
            <text:p text:style-name="P402">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2432">
          <table:table-cell table:style-name="Table46.A2" office:value-type="string">
            <text:p text:style-name="P402">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1824">
          <table:table-cell table:style-name="Table46.A2" office:value-type="string">
            <text:p text:style-name="P402">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1344">
          <table:table-cell table:style-name="Table46.A2" office:value-type="string">
            <text:p text:style-name="P402">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1616">
          <table:table-cell table:style-name="Table46.A2" office:value-type="string">
            <text:p text:style-name="P402">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6176">
          <table:table-cell table:style-name="Table46.A2" office:value-type="string">
            <text:p text:style-name="P402">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4000">
          <table:table-cell table:style-name="Table46.A2" office:value-type="string">
            <text:p text:style-name="P402">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4272">
          <table:table-cell table:style-name="Table46.A2" office:value-type="string">
            <text:p text:style-name="P402">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7808">
          <table:table-cell table:style-name="Table46.A2" office:value-type="string">
            <text:p text:style-name="P402">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6448">
          <table:table-cell table:style-name="Table46.A2" office:value-type="string">
            <text:p text:style-name="P402">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4544">
          <table:table-cell table:style-name="Table46.A2" office:value-type="string">
            <text:p text:style-name="P402">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9712">
          <table:table-cell table:style-name="Table46.A2" office:value-type="string">
            <text:p text:style-name="P402">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6992">
          <table:table-cell table:style-name="Table46.A2" office:value-type="string">
            <text:p text:style-name="P402">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5424">
          <table:table-cell table:style-name="Table46.A2" office:value-type="string">
            <text:p text:style-name="P402">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1888">
          <table:table-cell table:style-name="Table46.A2" office:value-type="string">
            <text:p text:style-name="P402">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8080">
          <table:table-cell table:style-name="Table46.A2" office:value-type="string">
            <text:p text:style-name="P402">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5968">
          <table:table-cell table:style-name="Table46.A2" office:value-type="string">
            <text:p text:style-name="P402">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8352">
          <table:table-cell table:style-name="Table46.A2" office:value-type="string">
            <text:p text:style-name="P402">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42704">
          <table:table-cell table:style-name="Table46.A2" office:value-type="string">
            <text:p text:style-name="P402">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16284431008">
          <table:table-cell table:style-name="Table46.A2" office:value-type="string">
            <text:p text:style-name="P402">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216284443248">
          <table:table-cell table:style-name="Table46.A2" office:value-type="string">
            <text:p text:style-name="P402">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2216284446240">
          <table:table-cell table:style-name="Table46.A2" office:value-type="string">
            <text:p text:style-name="P402">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16284432096">
          <table:table-cell table:style-name="Table46.A2" office:value-type="string">
            <text:p text:style-name="P402">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16284432368">
          <table:table-cell table:style-name="Table46.A2" office:value-type="string">
            <text:p text:style-name="P402">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0"/>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16284444336">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216284447600">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16284462832">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16284447872">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6"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216284460656">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216284448416">
          <table:table-cell table:style-name="Table20.A2" office:value-type="string">
            <text:p text:style-name="P56">SD.beginDefaults </text:p>
          </table:table-cell>
          <table:table-cell table:style-name="Table20.A2" office:value-type="string">
            <text:p text:style-name="P407">( -- sspin SPIClass frequency mountpointsz maxfiles format_if_empty )</text:p>
            <text:p text:style-name="P114"/>
          </table:table-cell>
          <table:table-cell table:style-name="Table20.A2" office:value-type="string">
            <text:p text:style-name="P412">(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216284452224">
          <table:table-cell table:style-name="Table20.A2" office:value-type="string">
            <text:p text:style-name="P56">SD.beginFull</text:p>
          </table:table-cell>
          <table:table-cell table:style-name="Table20.A2" office:value-type="string">
            <text:p text:style-name="P406">(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21628444814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16284462288">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1628445494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16284451952">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16284458752">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216284463376">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16284446784">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16284454128">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16284456032">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16284449504">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16284454400">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1">‘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16284458208">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21628445032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216284458480">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2216284453040">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216284453312">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216284456576">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16284453584">
          <table:table-cell table:style-name="Table44.A1" office:value-type="string">
            <text:p text:style-name="P400">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0"/>
      <text:p text:style-name="P391">Serial Bluetooth:-</text:p>
      <table:table table:name="Table43" table:style-name="Table43">
        <table:table-column table:style-name="Table43.A"/>
        <table:table-column table:style-name="Table43.B"/>
        <table:table-column table:style-name="Table43.C"/>
        <table:table-column table:style-name="Table43.D"/>
        <table:table-row table:style-name="TableLine2216284460112">
          <table:table-cell table:style-name="Table43.A1" office:value-type="string">
            <text:p text:style-name="P58">SerialBT.new</text:p>
          </table:table-cell>
          <table:table-cell table:style-name="Table43.A1" office:value-type="string">
            <text:p text:style-name="P274">( -- bt )</text:p>
          </table:table-cell>
          <table:table-cell table:style-name="Table43.A1" office:value-type="string">
            <text:p text:style-name="P274">Allocate new BT objectbluetooth </text:p>
          </table:table-cell>
          <table:table-cell table:style-name="Table43.D1" office:value-type="string">
            <text:p text:style-name="P280">bluetooth</text:p>
          </table:table-cell>
        </table:table-row>
        <table:table-row table:style-name="TableLine2216284479696">
          <table:table-cell table:style-name="Table43.A2" office:value-type="string">
            <text:p text:style-name="P400">SerialBT.delete </text:p>
          </table:table-cell>
          <table:table-cell table:style-name="Table43.A2" office:value-type="string">
            <text:p text:style-name="P274">( bt -- ) </text:p>
          </table:table-cell>
          <table:table-cell table:style-name="Table43.A2" office:value-type="string">
            <text:p text:style-name="P274">Free BT object </text:p>
          </table:table-cell>
          <table:table-cell table:style-name="Table43.D2" office:value-type="string">
            <text:p text:style-name="P275">bluetooth</text:p>
          </table:table-cell>
        </table:table-row>
        <table:table-row table:style-name="TableLine2216284480240">
          <table:table-cell table:style-name="Table43.A2" office:value-type="string">
            <text:p text:style-name="P400">SerialBT.begin </text:p>
          </table:table-cell>
          <table:table-cell table:style-name="Table43.A2" office:value-type="string">
            <text:p text:style-name="P279">( localname ismaste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3440">
          <table:table-cell table:style-name="Table43.A2" office:value-type="string">
            <text:p text:style-name="P400">SerialBT.end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3712">
          <table:table-cell table:style-name="Table43.A2" office:value-type="string">
            <text:p text:style-name="P400">SerialBT.available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7184">
          <table:table-cell table:style-name="Table43.A2" office:value-type="string">
            <text:p text:style-name="P400">SerialBT.readBytes </text:p>
          </table:table-cell>
          <table:table-cell table:style-name="Table43.A2" office:value-type="string">
            <text:p text:style-name="P274">( a n bt -- n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8608">
          <table:table-cell table:style-name="Table43.A2" office:value-type="string">
            <text:p text:style-name="P400">SerialBT.write </text:p>
          </table:table-cell>
          <table:table-cell table:style-name="Table43.A2" office:value-type="string">
            <text:p text:style-name="P274">( a n bt -- n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9904">
          <table:table-cell table:style-name="Table43.A2" office:value-type="string">
            <text:p text:style-name="P400">SerialBT.flush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4192">
          <table:table-cell table:style-name="Table43.A2" office:value-type="string">
            <text:p text:style-name="P400">SerialBT.hasClient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9152">
          <table:table-cell table:style-name="Table43.A2" office:value-type="string">
            <text:p text:style-name="P400">SerialBT.enableSSP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5344">
          <table:table-cell table:style-name="Table43.A2" office:value-type="string">
            <text:p text:style-name="P400">SerialBT.setPin </text:p>
          </table:table-cell>
          <table:table-cell table:style-name="Table43.A2" office:value-type="string">
            <text:p text:style-name="P274">( z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5888">
          <table:table-cell table:style-name="Table43.A2" office:value-type="string">
            <text:p text:style-name="P400">SerialBT.unpairDevice </text:p>
          </table:table-cell>
          <table:table-cell table:style-name="Table43.A2" office:value-type="string">
            <text:p text:style-name="P274">( add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7456">
          <table:table-cell table:style-name="Table43.A2" office:value-type="string">
            <text:p text:style-name="P400">SerialBT.connect </text:p>
          </table:table-cell>
          <table:table-cell table:style-name="Table43.A2" office:value-type="string">
            <text:p text:style-name="P274">( remotename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6912">
          <table:table-cell table:style-name="Table43.A2" office:value-type="string">
            <text:p text:style-name="P400">SerialBT.connectAddr </text:p>
          </table:table-cell>
          <table:table-cell table:style-name="Table43.A2" office:value-type="string">
            <text:p text:style-name="P274">( add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9088">
          <table:table-cell table:style-name="Table43.A2" office:value-type="string">
            <text:p text:style-name="P400">SerialBT.disconnect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74800">
          <table:table-cell table:style-name="Table43.A2" office:value-type="string">
            <text:p text:style-name="P400">SerialBT.connected </text:p>
          </table:table-cell>
          <table:table-cell table:style-name="Table43.A2" office:value-type="string">
            <text:p text:style-name="P274">( timeout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2216284465552">
          <table:table-cell table:style-name="Table43.A2" office:value-type="string">
            <text:p text:style-name="P400">SerialBT.isReady </text:p>
          </table:table-cell>
          <table:table-cell table:style-name="Table43.A2" office:value-type="string">
            <text:p text:style-name="P274">( checkMast<text:soft-page-break/>er timeout -- f ) </text:p>
          </table:table-cell>
          <table:table-cell table:style-name="Table43.A2" office:value-type="string">
            <text:p text:style-name="P274"/>
          </table:table-cell>
          <table:table-cell table:style-name="Table43.D2" office:value-type="string">
            <text:p text:style-name="P275">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16284469360">
          <table:table-cell table:style-name="Table93.A1" office:value-type="string">
            <text:p text:style-name="P403">esp_partition_check_identity</text:p>
          </table:table-cell>
          <table:table-cell table:style-name="Table93.A1" office:value-type="string">
            <text:p text:style-name="P278"/>
          </table:table-cell>
          <table:table-cell table:style-name="Table93.A1" office:value-type="string">
            <text:p text:style-name="P278"/>
          </table:table-cell>
          <table:table-cell table:style-name="Table93.D1" office:value-type="string">
            <text:p text:style-name="P282">spi_flash</text:p>
          </table:table-cell>
        </table:table-row>
        <table:table-row table:style-name="TableLine2216284473984">
          <table:table-cell table:style-name="Table93.A2" office:value-type="string">
            <text:p text:style-name="P403">esp_partition_erase_rang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Line2216284475616">
          <table:table-cell table:style-name="Table93.A2" office:value-type="string">
            <text:p text:style-name="P403">esp_partition_fin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esp_partition_find_firs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ge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get_sha256</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iterator_releas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m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nex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rea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t_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verify</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writ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list-partition-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list-partition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addres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p&gt;g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label</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ext:soft-page-break/>
        <table:table-row table:style-name="Table93.4">
          <table:table-cell table:style-name="Table93.A5" office:value-type="string">
            <text:p text:style-name="P403">p&gt;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sub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cache_enabl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cache2phy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erase_rang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erase_sector</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get_chip_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ini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spi_flash_m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map_dum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map_get_free_page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un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phys2cach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rea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read_encrypt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writ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write_encrypt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builtin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PARTITION_SUBTYPE_ANY</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SPI_PARTITION_TYPE_AP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PARTITION_TYPE_DATA</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
      <text:h text:style-name="P487"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16284471264">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216284482416">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216284498192">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216284488944">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216284498464">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8" text:outline-level="1">Sockets</text:h>
      <text:p text:style-name="P448">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21628448785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216284482960">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216284483504">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1">G</text:span>et host address <text:span text:style-name="T121">from a </text:span><text:s/>hostent <text:span text:style-name="T121">structure</text:span> (returned by gethostbyname)</text:p>
          </table:table-cell>
          <table:table-cell table:style-name="Table23.D2" office:value-type="string">
            <text:p text:style-name="P122">sockets</text:p>
          </table:table-cell>
        </table:table-row>
        <table:table-row table:style-name="TableLine2216284483776">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216284485408">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216284495744">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216284484048">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2216284484320">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16284492208">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0"><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216284493568">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2216284485952">
          <table:table-cell table:style-name="Table23.A2" office:value-type="string">
            <text:p text:style-name="P60">connect</text:p>
          </table:table-cell>
          <table:table-cell table:style-name="Table23.A2" office:value-type="string">
            <text:p text:style-name="P405">( sock addr addrlen -- 0/err )</text:p>
            <text:p text:style-name="P120"/>
          </table:table-cell>
          <table:table-cell table:style-name="Table23.A2" office:value-type="string">
            <text:p text:style-name="P120">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2">sockets</text:p>
          </table:table-cell>
        </table:table-row>
        <table:table-row table:style-name="TableLine2216284494112">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216284487312">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216284484592">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216284490032">
          <table:table-cell table:style-name="Table23.A2" office:value-type="string">
            <text:p text:style-name="P60">listen</text:p>
          </table:table-cell>
          <table:table-cell table:style-name="Table23.A2" office:value-type="string">
            <text:p text:style-name="P120">( sock <text:span text:style-name="T123">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216284486224">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1"><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21628448649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216284486768">
          <table:table-cell table:style-name="Table23.A2" office:value-type="string">
            <text:p text:style-name="P60">recv</text:p>
          </table:table-cell>
          <table:table-cell table:style-name="Table23.A2" office:value-type="string">
            <text:p text:style-name="P126">( sock a n<text:span text:style-name="T124">1</text:span> flags -- n<text:span text:style-name="T124">2</text:span>/err )</text:p>
          </table:table-cell>
          <table:table-cell table:style-name="Table23.A2" office:value-type="string">
            <text:p text:style-name="P182">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4">Will block if the receive buffer is empty. Use NON-BLOCK to alter that</text:span></text:p>
          </table:table-cell>
          <table:table-cell table:style-name="Table23.D2" office:value-type="string">
            <text:p text:style-name="P122">sockets</text:p>
          </table:table-cell>
        </table:table-row>
        <table:table-row table:style-name="TableLine2216284490848">
          <table:table-cell table:style-name="Table23.A2" office:value-type="string">
            <text:p text:style-name="P60">recvfrom</text:p>
          </table:table-cell>
          <table:table-cell table:style-name="Table23.A2" office:value-type="string">
            <text:p text:style-name="P120">( sock a n<text:span text:style-name="T154">1</text:span> flags addr addrlen -- n<text:span text:style-name="T154">2</text:span>/err ) </text:p>
          </table:table-cell>
          <table:table-cell table:style-name="Table23.A2" office:value-type="string">
            <text:p text:style-name="P185"><text:span text:style-name="T165">Works l</text:span>ike recv, <text:span text:style-name="T165">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2">Will block if the receive buffer is empty. Use NON-BLOCK to alter that</text:span></text:p>
          </table:table-cell>
          <table:table-cell table:style-name="Table23.D2" office:value-type="string">
            <text:p text:style-name="P122">sockets</text:p>
          </table:table-cell>
        </table:table-row>
        <table:table-row table:style-name="TableLine2216284488400">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216284489760">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216284491392">
          <table:table-cell table:style-name="Table23.A2" office:value-type="string">
            <text:p text:style-name="P60">select</text:p>
          </table:table-cell>
          <table:table-cell table:style-name="Table23.A2" office:value-type="string">
            <text:p text:style-name="P405">(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216284494384">
          <table:table-cell table:style-name="Table23.A2" office:value-type="string">
            <text:p text:style-name="P60">send</text:p>
          </table:table-cell>
          <table:table-cell table:style-name="Table23.A2" office:value-type="string">
            <text:p text:style-name="P120">( sock a n<text:span text:style-name="T154">1</text:span> flags -- n/err ) </text:p>
          </table:table-cell>
          <table:table-cell table:style-name="Table23.A2" office:value-type="string">
            <text:p text:style-name="P182">send data <text:span text:style-name="T124">at address a, n</text:span><text:span text:style-name="T154">1</text:span><text:span text:style-name="T124"> bytes long. </text:span><text:span text:style-name="T154">Return n2 the actual number of bytes received or -1 as an error flag. </text:span><text:span text:style-name="T164">Will block if the transmit buffer is full. Use NON-BLOCK to alter that</text:span></text:p>
          </table:table-cell>
          <table:table-cell table:style-name="Table23.D2" office:value-type="string">
            <text:p text:style-name="P122">sockets</text:p>
          </table:table-cell>
        </table:table-row>
        <table:table-row table:style-name="TableLine2216284494656">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4">Will block if the transmit buffer is full. Use NON-BLOCK to alter that</text:span> </text:p>
          </table:table-cell>
          <table:table-cell table:style-name="Table23.D2" office:value-type="string">
            <text:p text:style-name="P122">sockets</text:p>
          </table:table-cell>
        </table:table-row>
        <table:table-row table:style-name="TableLine2216284494928">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4">Return the actual number of bytes received or -1 as an error flag </text:span></text:p>
          </table:table-cell>
          <table:table-cell table:style-name="Table23.D2" office:value-type="string">
            <text:p text:style-name="P122">sockets</text:p>
          </table:table-cell>
        </table:table-row>
        <table:table-row table:style-name="TableLine2216284503632">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2">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216284501456">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7">the size of a standard IPv4 sockaddr</text:span> <text:s/><text:span text:style-name="T127">is 16 bytes</text:span></text:p>
          </table:table-cell>
          <table:table-cell table:style-name="Table23.D2" office:value-type="string">
            <text:p text:style-name="P120">sockets</text:p>
          </table:table-cell>
        </table:table-row>
        <table:table-row table:style-name="TableLine2216284499824">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16284502544">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16284506624">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16284504448">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216284505536">
          <table:table-cell table:style-name="Table23.A2" office:value-type="string">
            <text:p text:style-name="P60">sockaccept</text:p>
          </table:table-cell>
          <table:table-cell table:style-name="Table23.A2" office:value-type="string">
            <text:p text:style-name="P405">( sock<text:span text:style-name="T125">1</text:span> addr addrlen -- sock<text:span text:style-name="T125">2</text:span>/err )</text:p>
          </table:table-cell>
          <table:table-cell table:style-name="Table23.A2" office:value-type="string">
            <text:p text:style-name="P127"><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4">Normally blocks until a remote client connects. Use NON-BLOCK to alter that</text:span></text:p>
          </table:table-cell>
          <table:table-cell table:style-name="Table23.D2" office:value-type="string">
            <text:p text:style-name="P120">sockets</text:p>
          </table:table-cell>
        </table:table-row>
        <table:table-row table:style-name="TableLine2216284499008">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8">creates a sockaddr structure</text:p>
          </table:table-cell>
          <table:table-cell table:style-name="Table23.D2" office:value-type="string">
            <text:p text:style-name="P122">sockets</text:p>
          </table:table-cell>
        </table:table-row>
        <table:table-row table:style-name="TableLine2216284506896">
          <table:table-cell table:style-name="Table23.A2" office:value-type="string">
            <text:p text:style-name="P60">socket</text:p>
          </table:table-cell>
          <table:table-cell table:style-name="Table23.A2" office:value-type="string">
            <text:p text:style-name="P405"><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1">for tcp</text:span><text:line-break/><text:span text:style-name="T111">or </text:span><text:span text:style-name="T101">SOCK_DGRAM for udp; </text:span><text:span text:style-name="T111">protocol is 0 for internet: </text:span>returns a reference <text:span text:style-name="T101">sock</text:span> </text:p>
          </table:table-cell>
          <table:table-cell table:style-name="Table23.D2" office:value-type="string">
            <text:p text:style-name="P120">sockets</text:p>
          </table:table-cell>
        </table:table-row>
        <table:table-row table:style-name="TableLine2216284503088">
          <table:table-cell table:style-name="Table23.A2" office:value-type="string">
            <text:p text:style-name="P73">sockets-builtins</text:p>
          </table:table-cell>
          <table:table-cell table:style-name="Table23.A2" office:value-type="string">
            <text:p text:style-name="P409"/>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216284506352">
          <table:table-cell table:style-name="Table23.A2" office:value-type="string">
            <text:p text:style-name="P72">SOL_SOCKET</text:p>
          </table:table-cell>
          <table:table-cell table:style-name="Table23.A2" office:value-type="string">
            <text:p text:style-name="P409">(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2"/>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16284481600">
          <table:table-cell table:style-name="Table25.A1" office:value-type="string">
            <text:p text:style-name="P56">-rot</text:p>
          </table:table-cell>
          <table:table-cell table:style-name="Table25.A1" office:value-type="string">
            <text:p text:style-name="P358"><text:span text:style-name="T12">( </text:span><text:span text:style-name="T13">a b c – c a b </text:span>) </text:p>
          </table:table-cell>
          <table:table-cell table:style-name="Table25.A1" office:value-type="string">
            <text:p text:style-name="P116">rotate <text:span text:style-name="T155">top cell to 3rd</text:span></text:p>
          </table:table-cell>
          <table:table-cell table:style-name="Table25.D1" office:value-type="string">
            <text:p text:style-name="P116">forth</text:p>
          </table:table-cell>
        </table:table-row>
        <table:table-row table:style-name="TableLine2216284499280">
          <table:table-cell table:style-name="Table25.A2" office:value-type="string">
            <text:p text:style-name="P56">?DUP</text:p>
          </table:table-cell>
          <table:table-cell table:style-name="Table25.A2" office:value-type="string">
            <text:p text:style-name="P365">( x -- 0 | x x )</text:p>
          </table:table-cell>
          <table:table-cell table:style-name="Table25.A2" office:value-type="string">
            <text:p text:style-name="P365">Duplicate x if it is non-zero.</text:p>
          </table:table-cell>
          <table:table-cell table:style-name="Table25.D2" office:value-type="string">
            <text:p text:style-name="P157"/>
          </table:table-cell>
        </table:table-row>
        <table:table-row table:style-name="TableLine2216284502000">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21628450036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16284501184">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216284506080">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216284504720">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16284500640">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216284502272">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7">d</text:span>isplays the floating point number stack</text:p>
          </table:table-cell>
          <table:table-cell table:style-name="Table25.D2" office:value-type="string">
            <text:p text:style-name="P233">forth</text:p>
          </table:table-cell>
        </table:table-row>
        <table:table-row table:style-name="TableLine2216284504176">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216284505264">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21628450499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216284505808">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216282424288">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218249929360">
          <table:table-cell table:style-name="Table25.A2" office:value-type="string">
            <text:p text:style-name="P56">rot</text:p>
          </table:table-cell>
          <table:table-cell table:style-name="Table25.A2" office:value-type="string">
            <text:p text:style-name="P116"><text:span text:style-name="T145">(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216309378304">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216309372864">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216309380480">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216309377216">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7">s</text:span>et the data stack pointer</text:p>
          </table:table-cell>
          <table:table-cell table:style-name="Table25.D2" office:value-type="string">
            <text:p text:style-name="P116">forth</text:p>
          </table:table-cell>
        </table:table-row>
        <table:table-row table:style-name="TableLine221630937422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7">r</text:span>ead the data stack pointer</text:p>
          </table:table-cell>
          <table:table-cell table:style-name="Table25.D2" office:value-type="string">
            <text:p text:style-name="P116">forth</text:p>
          </table:table-cell>
        </table:table-row>
        <text:soft-page-break/>
        <table:table-row table:style-name="TableLine2216309382928">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216309378848">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7">of chrs or bytes</text:span>, useful where a stream of data is to be handled. <text:span text:style-name="T185">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16309375856">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216309381296">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16309384560">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8">stream. Terminate when n chrs received or stream empty</text:span></text:p>
          </table:table-cell>
          <table:table-cell table:style-name="Table26.D2" office:value-type="string">
            <text:p text:style-name="P116">streams</text:p>
          </table:table-cell>
        </table:table-row>
        <table:table-row table:style-name="TableLine2216309376128">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16309375312">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216309379392">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21630938156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216309382656">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216309379664">
          <table:table-cell table:style-name="Table26.A2" office:value-type="string">
            <text:p text:style-name="P56">stream#</text:p>
          </table:table-cell>
          <table:table-cell table:style-name="Table26.A2" office:value-type="string">
            <text:p text:style-name="P116">( s<text:span text:style-name="T186">t</text:span> -- n )</text:p>
          </table:table-cell>
          <table:table-cell table:style-name="Table26.A2" office:value-type="string">
            <text:p text:style-name="P243"><text:span text:style-name="T197">r</text:span>etu<text:span text:style-name="T197">r</text:span>ns the number of chrs <text:span text:style-name="T200">waiting to be read</text:span> in stream st</text:p>
          </table:table-cell>
          <table:table-cell table:style-name="Table26.D2" office:value-type="string">
            <text:p text:style-name="P116">streams</text:p>
          </table:table-cell>
        </table:table-row>
        <table:table-row table:style-name="TableLine2216309381840">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8">ing</text:span>, a n , to stream st</text:p>
          </table:table-cell>
          <table:table-cell table:style-name="Table26.D2" office:value-type="string">
            <text:p text:style-name="P116">streams</text:p>
          </table:table-cell>
        </table:table-row>
        <table:table-row table:style-name="TableLine2216309382112">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216309375584">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216309373952">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16309372592">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21630937694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216309383472">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21630937014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216309371504">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216309385104">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216309380752">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216309368512">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216309378576">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3">( -- )</text:p>
          </table:table-cell>
          <table:table-cell table:style-name="Table55.A1" office:value-type="string">
            <text:p text:style-name="P319">Demonstrates making a standalone application with the aid of of a temporary string made with r|</text:p>
          </table:table-cell>
        </table:table-row>
        <table:table-row table:style-name="TableLine2216309369872">
          <table:table-cell table:style-name="Table55.A1" table:number-columns-spanned="3" office:value-type="string">
            <text:p text:style-name="P319"><text:span text:style-name="T85">r| z" NETWORK-NAME" z" PASSWORD" webui | <text:s text:c="14"/></text:span>\ create a string to start the web server</text:p>
            <text:p text:style-name="P320">s" /spiffs/autoexec.fs" dump-file <text:s text:c="42"/>\ save it to file autoexec.fs</text:p>
          </table:table-cell>
          <table:covered-table-cell/>
          <table:covered-table-cell/>
        </table:table-row>
      </table:table>
      <text:h text:style-name="P489"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16309380208">
          <table:table-cell table:style-name="Table38.A1" office:value-type="string">
            <text:p text:style-name="P68">align-by</text:p>
          </table:table-cell>
          <table:table-cell table:style-name="Table38.A1" office:value-type="string">
            <text:p text:style-name="P145">( a<text:span text:style-name="T189">1</text:span> n -- a<text:span text:style-name="T189">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216309400880">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216309390544">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216309392720">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216309401968">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216309396528">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216309399520">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16309393264">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16309396800">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216309391088">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216309401424">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0">When “name” is execute it returns the total byte count of the structure</text:span></text:p>
          </table:table-cell>
          <table:table-cell table:style-name="Table38.D2" office:value-type="string">
            <text:p text:style-name="P233">structures</text:p>
          </table:table-cell>
        </table:table-row>
        <table:table-row table:style-name="TableLine221630939000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216309388368">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6"/>
      <text:p text:style-name="P464"/>
      <table:table table:name="Table95" table:style-name="Table95">
        <table:table-column table:style-name="Table95.A"/>
        <table:table-column table:style-name="Table95.B"/>
        <table:table-column table:style-name="Table95.C"/>
        <table:table-row table:style-name="TableLine2216309374496">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1">( -- )</text:p>
          </table:table-cell>
          <table:table-cell table:style-name="Table95.A1" office:value-type="string">
            <text:p text:style-name="P341">Demonstrates <text:span text:style-name="T190">definition and use of a structure</text:span></text:p>
          </table:table-cell>
        </table:table-row>
        <table:table-row table:style-name="TableLine2216309389184">
          <table:table-cell table:style-name="Table95.A1" table:number-columns-spanned="3" office:value-type="string">
            <text:p text:style-name="P308">First a recipe for a structure is defined:-</text:p>
            <text:p text:style-name="P308"/>
            <text:p text:style-name="P308">struct timer</text:p>
            <text:p text:style-name="P308">i32 field counter</text:p>
            <text:p text:style-name="P308">i32 field limit</text:p>
            <text:p text:style-name="P308"/>
            <text:p text:style-name="P308">Now we create a variable based on that structure:-</text:p>
            <text:p text:style-name="P308"/>
            <text:p text:style-name="P308">create mytimer timer allot</text:p>
            <text:p text:style-name="P308"/>
            <text:p text:style-name="P308">Now we can access fields within that variable:-</text:p>
            <text:p text:style-name="P308"/>
            <text:p text:style-name="P308">mytimer limit @ <text:s text:c="8"/>20 mytimer counter !</text:p>
          </table:table-cell>
          <table:covered-table-cell/>
          <table:covered-table-cell/>
        </table:table-row>
      </table:table>
      <text:p text:style-name="Standard"/>
      <text:h text:style-name="P490" text:outline-level="1">System</text:h>
      <table:table table:name="Table28" table:style-name="Table28">
        <table:table-column table:style-name="Table28.A"/>
        <table:table-column table:style-name="Table28.B"/>
        <table:table-column table:style-name="Table28.C"/>
        <table:table-column table:style-name="Table28.D"/>
        <table:table-row table:style-name="TableLine2216309394624">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21630939707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216309393808">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216309386464">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216309390816">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216309387824">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216309386736">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21630938700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216309397616">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216309397888">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216309387280">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216309391360">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216309400608">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216309389456">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5"/>
      <text:p text:style-name="P464"/>
      <text:h text:style-name="P490"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16309398432">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216309398976">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216309400336">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7">Activate a task</text:p>
          </table:table-cell>
          <table:table-cell table:style-name="Table29.D2" office:value-type="string">
            <text:p text:style-name="P116">forth</text:p>
          </table:table-cell>
        </table:table-row>
        <table:table-row table:style-name="TableLine221630939870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216309399792">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216309401152">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5"/>
      <text:p text:style-name="P384"/>
      <table:table table:name="Table51" table:style-name="Table51">
        <table:table-column table:style-name="Table51.A"/>
        <table:table-column table:style-name="Table51.B"/>
        <table:table-column table:style-name="Table51.C"/>
        <table:table-row table:style-name="TableLine2216309395984">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4">( -- )</text:p>
          </table:table-cell>
          <table:table-cell table:style-name="Table51.A1" office:value-type="string">
            <text:p text:style-name="P339">Demonstrates adding a 10 second timer task</text:p>
          </table:table-cell>
        </table:table-row>
        <table:table-row table:style-name="TableLine2216309415296">
          <table:table-cell table:style-name="Table51.A1" table:number-columns-spanned="3" office:value-type="string">
            <text:p text:style-name="P273"><text:span text:style-name="T80">: hi begin ." Time is: " ms-ticks . cr 10000 ms again ; <text:s text:c="12"/></text:span><text:span text:style-name="T79">\ Print the tick every 10sec.</text:span></text:p>
            <text:p text:style-name="P307">' hi 100 100 task my-counter <text:s text:c="49"/>\ define my-counter task</text:p>
            <text:p text:style-name="P307">my-counter start-task <text:s text:c="61"/>\ start the my-counter task</text:p>
            <text:p text:style-name="P307"/>
            <text:p text:style-name="P307">\ in between print outs, type tasks .tasks &lt;cr&gt; and observe the active tasks are</text:p>
            <text:p text:style-name="P307">\ main-task my-counter yield-task</text:p>
          </table:table-cell>
          <table:covered-table-cell/>
          <table:covered-table-cell/>
        </table:table-row>
        <table:table-row table:style-name="TableLine2216309411760">
          <table:table-cell table:style-name="Table51.A1" table:number-columns-spanned="3" office:value-type="string">
            <text:p text:style-name="P273"/>
            <text:p text:style-name="P281">A<text:span text:style-name="T168">ct</text:span><text:span text:style-name="T169">u</text:span><text:span text:style-name="T168">ally</text:span> the word ‘hi’ above could have been written as:-</text:p>
            <text:p text:style-name="P281"/>
            <text:p text:style-name="P281">: hi ." Time is: " ms-ticks . cr 10000 ms ; <text:tab/><text:tab/><text:tab/> <text:s/>\ Print the tick <text:span text:style-name="T170">and pause 10s</text:span></text:p>
            <text:p text:style-name="P281"/>
            <text:p text:style-name="P281">The word ‘task’ compiles:-</text:p>
            <text:p text:style-name="P281"/>
            <text:p text:style-name="P281"><text:tab/><text:tab/>again: <text:s/>xt of ‘hi’</text:p>
            <text:p text:style-name="P281"><text:tab/><text:tab/><text:tab/>pause</text:p>
            <text:p text:style-name="P281"><text:tab/><text:tab/><text:tab/>branch to again</text:p>
            <text:p text:style-name="P281"/>
            <text:p text:style-name="P281">So any word written <text:span text:style-name="T168">as a ‘one-shot’ </text:span>will in fact repeat when assigned <text:span text:style-name="T168">to</text:span> a task and <text:span text:style-name="T168">a ‘pause’ is already built in to ensure task switching</text:span></text:p>
          </table:table-cell>
          <table:covered-table-cell/>
          <table:covered-table-cell/>
        </table:table-row>
      </table:table>
      <text:h text:style-name="P491" text:outline-level="1"/>
      <text:h text:style-name="P492" text:outline-level="1">Telnet</text:h>
      <table:table table:name="Table30" table:style-name="Table30">
        <table:table-column table:style-name="Table30.A"/>
        <table:table-column table:style-name="Table30.B"/>
        <table:table-column table:style-name="Table30.C"/>
        <table:table-column table:style-name="Table30.D"/>
        <table:table-row table:style-name="TableLine2216309402784">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2216309404416">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4">Processing loop for the active TELNET link</text:p>
          </table:table-cell>
          <table:table-cell table:style-name="Table30.D2" office:value-type="string">
            <text:p text:style-name="P116">telnetd</text:p>
          </table:table-cell>
        </table:table-row>
        <table:table-row table:style-name="TableLine2216309412576">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16309413664">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216309407408">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16309416928">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16309403872">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7">Start telnet server daemon on port</text:p>
          </table:table-cell>
          <table:table-cell table:style-name="Table30.D2" office:value-type="string">
            <text:p text:style-name="P116">telnetd</text:p>
          </table:table-cell>
        </table:table-row>
        <table:table-row table:style-name="TableLine221630941992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16309404144">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216309406048">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1630941638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21630940550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16309414752">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5"/>
      <text:p text:style-name="P421"/>
      <table:table table:name="Table53" table:style-name="Table53">
        <table:table-column table:style-name="Table53.A"/>
        <table:table-column table:style-name="Table53.B"/>
        <table:table-column table:style-name="Table53.C"/>
        <table:table-row table:style-name="TableLine2216309404688">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5">( -- )</text:p>
          </table:table-cell>
          <table:table-cell table:style-name="Table53.A1" office:value-type="string">
            <text:p text:style-name="P332">Demonstrates starting the telnet server to enable</text:p>
            <text:p text:style-name="P346">terminal communication with ESP32forth over WiFi</text:p>
          </table:table-cell>
        </table:table-row>
        <table:table-row table:style-name="TableLine2216309418016">
          <table:table-cell table:style-name="Table53.A1" table:number-columns-spanned="3" office:value-type="string">
            <text:p text:style-name="P332">z" yourrouterid" z" yourpassword" login cr <text:s text:c="14"/>\ Login to your Wifi router </text:p>
            <text:p text:style-name="P346">telnetd <text:s text:c="69"/>\ vocabulary TELNET</text:p>
            <text:p text:style-name="P346">552 server <text:s text:c="63"/>\ start the telnet server on port 552</text:p>
          </table:table-cell>
          <table:covered-table-cell/>
          <table:covered-table-cell/>
        </table:table-row>
      </table:table>
      <text:p text:style-name="Standard"/>
      <text:h text:style-name="P493"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9"><text:span text:style-name="T59">n= group (0/1)</text:span><text:line-break/><text:span text:style-name="T59">x = timer (0/1)</text:span><text:line-break/><text:span text:style-name="T59">m = watchdog (0-5)</text:span></text:p>
          </table:table-cell>
          <table:table-cell table:style-name="Table32.A1" office:value-type="string">
            <text:p text:style-name="P359"><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16309407952">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216309409040">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216309414480">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18560">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216309406592">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216309406864">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10672">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216309419648">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21630940876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2216309410128">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216309415024">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11216">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7">Setup timer t to call execution token xt after usec <text:span text:style-name="T105">delay</text:span></text:p>
          </table:table-cell>
          <table:table-cell table:style-name="Table31.D2" office:value-type="string">
            <text:p text:style-name="P116">timers</text:p>
          </table:table-cell>
        </table:table-row>
        <table:table-row table:style-name="TableLine2216309412032">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216309412304">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216309413392">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216309427808">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216309435152">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1344">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6240">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216309430256">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6512">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2704">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569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4000">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161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4336">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2096">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8352">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916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0464">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1008">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5088">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216309430528">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31888">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1280">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16309429712">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6"/>
      <table:table table:name="Table54" table:style-name="Table54">
        <table:table-column table:style-name="Table54.A"/>
        <table:table-column table:style-name="Table54.B"/>
        <table:table-column table:style-name="Table54.C"/>
        <table:table-row table:style-name="TableLine2216309407680">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6">( -- )</text:p>
          </table:table-cell>
          <table:table-cell table:style-name="Table54.A1" office:value-type="string">
            <text:p text:style-name="P347">Demonstrates starting a timed word with interval</text:p>
          </table:table-cell>
        </table:table-row>
        <table:table-row table:style-name="TableLine2216309435968">
          <table:table-cell table:style-name="Table54.A1" table:number-columns-spanned="3" office:value-type="string">
            <text:p text:style-name="P347">timers</text:p>
            <text:p text:style-name="P346">: hellobob ." hello bob" cr 0 rerun ; <text:s text:c="23"/>\ Print a message and restart timer 0</text:p>
            <text:p text:style-name="P346">' hellobob 10000000 0 interval <text:s text:c="30"/>\ and run that every 10 seconds</text:p>
            <text:p text:style-name="P346"/>
            <text:p text:style-name="P346">\ note the input terminal remains reponsive whilst the timer is counting down</text:p>
            <text:p text:style-name="P346">\ there are a total of only four timer channels - so turn to multitasking if more is needed</text:p>
          </table:table-cell>
          <table:covered-table-cell/>
          <table:covered-table-cell/>
        </table:table-row>
      </table:table>
      <text:p text:style-name="Standard"/>
      <text:h text:style-name="P494"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16309421824">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8">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216309437056">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216309434608">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216309426720">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22368">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21630942590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26176">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216309422640">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2291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23184">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30800">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221630942372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216309424272">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16309435424">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21630942481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216309432976">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21630943243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216309426448">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7"/>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16309424544">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216309433520">
          <table:table-cell table:style-name="Table34.A2" office:value-type="string">
            <text:p text:style-name="P362">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7"/>
      <text:p text:style-name="Standard"/>
      <text:h text:style-name="P477"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216309428080">
          <table:table-cell table:style-name="Table35.A1" office:value-type="string">
            <text:p text:style-name="P56">}transfer</text:p>
          </table:table-cell>
          <table:table-cell table:style-name="Table35.A1" office:value-type="string">
            <text:p text:style-name="P292"/>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216309437600">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216309451200">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6">forth</text:p>
          </table:table-cell>
        </table:table-row>
        <table:table-row table:style-name="TableLine2216309440864">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216309445216">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216309437872">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216309446848">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21630944875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216309442768">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216309448208">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216309452288">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216309443040">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216309450384">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216309445760">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216309452560">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216309444672">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21630945092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216309449296">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216309440320">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216309447120">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216309442496">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216309443312">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216309443584">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216309444400">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216309452832">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216309451472">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216309438144">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216309445488">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8"/>
      <text:h text:style-name="P495" text:outline-level="1">Visual</text:h>
      <table:table table:name="Table83" table:style-name="Table83">
        <table:table-column table:style-name="Table83.A"/>
        <table:table-column table:style-name="Table83.B"/>
        <table:table-column table:style-name="Table83.C"/>
        <table:table-column table:style-name="Table83.D"/>
        <table:table-row table:style-name="TableLine221630944603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3"/>
      <table:table table:name="Table84" table:style-name="Table84">
        <table:table-column table:style-name="Table84.A"/>
        <table:table-column table:style-name="Table84.B"/>
        <table:table-row table:style-name="TableLine2216309452016">
          <table:table-cell table:style-name="Table84.A1" office:value-type="string">
            <text:p text:style-name="P260">Key s<text:span text:style-name="T148">trokes</text:span>:</text:p>
          </table:table-cell>
          <table:table-cell table:style-name="Table84.A1" office:value-type="string">
            <text:p text:style-name="P260">Action:</text:p>
          </table:table-cell>
        </table:table-row>
        <table:table-row table:style-name="TableLine2216309438416">
          <table:table-cell table:style-name="Table84.A1" office:value-type="string">
            <text:p text:style-name="P260">Ctrl-S</text:p>
          </table:table-cell>
          <table:table-cell table:style-name="Table84.A1" office:value-type="string">
            <text:p text:style-name="P260">Save now</text:p>
          </table:table-cell>
        </table:table-row>
        <table:table-row table:style-name="TableLine2216309441680">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216309453648">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216309453920">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216309441408">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216309454192">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3"/>
      <text:p text:style-name="P433"/>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16309453376">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2">web-interface</text:p>
          </table:table-cell>
        </table:table-row>
        <table:table-row table:style-name="TableLine2216309440592">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62080">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68880">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60448">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69968">
          <table:table-cell table:style-name="Table37.A2" office:value-type="string">
            <text:p text:style-name="P56">index-html<text:span text:style-name="T199">#</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2">web-interface</text:p>
          </table:table-cell>
        </table:table-row>
        <table:table-row table:style-name="TableLine2216309462352">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2">web-interface</text:p>
          </table:table-cell>
        </table:table-row>
        <table:table-row table:style-name="TableLine2216309467520">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2">web-interface</text:p>
          </table:table-cell>
        </table:table-row>
        <table:table-row table:style-name="TableLine2216309464528">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2">web-interface</text:p>
          </table:table-cell>
        </table:table-row>
        <table:table-row table:style-name="TableLine221630945664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2">web-interface</text:p>
          </table:table-cell>
        </table:table-row>
        <table:table-row table:style-name="TableLine2216309458272">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6942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216309471872">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3">web-interface</text:p>
          </table:table-cell>
        </table:table-row>
        <table:table-row table:style-name="TableLine2216309461264">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2">web-interface</text:p>
          </table:table-cell>
        </table:table-row>
        <table:table-row table:style-name="TableLine2216309459360">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2">web-interface</text:p>
          </table:table-cell>
        </table:table-row>
        <table:table-row table:style-name="TableLine2216309466160">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8"/>
      <text:p text:style-name="Standard"/>
      <text:h text:style-name="P477" text:outline-level="1">WiFi</text:h>
      <table:table table:name="Table39" table:style-name="Table39">
        <table:table-column table:style-name="Table39.A"/>
        <table:table-column table:style-name="Table39.B"/>
        <table:table-column table:style-name="Table39.C"/>
        <table:table-column table:style-name="Table39.D"/>
        <table:table-row table:style-name="TableLine2216309438960">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216309466704">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216309466976">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216309465072">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216309461808">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216309467248">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7">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216309467792">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216309460992">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216309462896">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216309459632">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216309460720">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216309465344">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7"><text:span text:style-name="T106">Set WiFi mode </text:span><text:span text:style-name="T107">example below</text:span></text:p>
          </table:table-cell>
          <table:table-cell table:style-name="Table39.D2" office:value-type="string">
            <text:p text:style-name="P116">WiFi</text:p>
          </table:table-cell>
        </table:table-row>
        <table:table-row table:style-name="TableLine2216309472144">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216309463440">
          <table:table-cell table:style-name="Table39.A2" office:value-type="string">
            <text:p text:style-name="P65"><text:span text:style-name="T75">WiFi.softA</text:span><text:span text:style-name="T76">P</text:span></text:p>
          </table:table-cell>
          <table:table-cell table:style-name="Table39.A2" office:value-type="string">
            <text:p text:style-name="P406">( ssid password/0 -- success )</text:p>
            <text:p text:style-name="P116"/>
          </table:table-cell>
          <table:table-cell table:style-name="Table39.A2" office:value-type="string">
            <text:p text:style-name="P289">Software enabled Access Point – essentially behaviour like a Router</text:p>
          </table:table-cell>
          <table:table-cell table:style-name="Table39.D2" office:value-type="string">
            <text:p text:style-name="P133">WiFi</text:p>
          </table:table-cell>
        </table:table-row>
        <table:table-row table:style-name="TableLine2216309465616">
          <table:table-cell table:style-name="Table39.A2" office:value-type="string">
            <text:p text:style-name="P56">WiFi.softAPIP</text:p>
          </table:table-cell>
          <table:table-cell table:style-name="Table39.A2" office:value-type="string">
            <text:p text:style-name="P406">( -- ip )</text:p>
          </table:table-cell>
          <table:table-cell table:style-name="Table39.A2" office:value-type="string">
            <text:p text:style-name="P287"><text:span text:style-name="T77">Return IP address of the soft access point’s network interface.</text:span> </text:p>
          </table:table-cell>
          <table:table-cell table:style-name="Table39.D2" office:value-type="string">
            <text:p text:style-name="P132">WiFi</text:p>
          </table:table-cell>
        </table:table-row>
        <table:table-row table:style-name="TableLine2216309455008">
          <table:table-cell table:style-name="Table39.A2" office:value-type="string">
            <text:p text:style-name="P56">WiFi.softAPBroadcastIP</text:p>
          </table:table-cell>
          <table:table-cell table:style-name="Table39.A2" office:value-type="string">
            <text:p text:style-name="P406">( -- ip )</text:p>
          </table:table-cell>
          <table:table-cell table:style-name="Table39.A2" office:value-type="string">
            <text:p text:style-name="P287"><text:span text:style-name="T77">Function to get the AP IPv4 broadcast address</text:span> </text:p>
          </table:table-cell>
          <table:table-cell table:style-name="Table39.D2" office:value-type="string">
            <text:p text:style-name="P132">WiFi</text:p>
          </table:table-cell>
        </table:table-row>
        <text:soft-page-break/>
        <table:table-row table:style-name="TableLine2216309468336">
          <table:table-cell table:style-name="Table39.A2" office:value-type="string">
            <text:p text:style-name="P56">WiFi.softAPConfig</text:p>
          </table:table-cell>
          <table:table-cell table:style-name="Table39.A2" office:value-type="string">
            <text:p text:style-name="P406">( localip gateway subnet -- success )</text:p>
          </table:table-cell>
          <table:table-cell table:style-name="Table39.A2" office:value-type="string">
            <text:p text:style-name="P287"><text:span text:style-name="T77">Configure the soft access point’s network interface.</text:span> </text:p>
          </table:table-cell>
          <table:table-cell table:style-name="Table39.D2" office:value-type="string">
            <text:p text:style-name="P132">WiFi</text:p>
          </table:table-cell>
        </table:table-row>
        <table:table-row table:style-name="TableLine2216309463712">
          <table:table-cell table:style-name="Table39.A2" office:value-type="string">
            <text:p text:style-name="P56">WiFi.softAPdisconnect</text:p>
          </table:table-cell>
          <table:table-cell table:style-name="Table39.A2" office:value-type="string">
            <text:p text:style-name="P406">( wifioff -- success )</text:p>
          </table:table-cell>
          <table:table-cell table:style-name="Table39.A2" office:value-type="string">
            <text:p text:style-name="P287"><text:span text:style-name="T77">Disconnect stations from the network established by the soft-AP.</text:span> </text:p>
          </table:table-cell>
          <table:table-cell table:style-name="Table39.D2" office:value-type="string">
            <text:p text:style-name="P132">WiFi</text:p>
          </table:table-cell>
        </table:table-row>
        <table:table-row table:style-name="TableLine2216309463984">
          <table:table-cell table:style-name="Table39.A2" office:value-type="string">
            <text:p text:style-name="P56">WiFi.softAPgetStationNum</text:p>
          </table:table-cell>
          <table:table-cell table:style-name="Table39.A2" office:value-type="string">
            <text:p text:style-name="P406">( -- num )</text:p>
          </table:table-cell>
          <table:table-cell table:style-name="Table39.A2" office:value-type="string">
            <text:p text:style-name="P417">Get the count of the stations that are connected to the soft-AP interface. </text:p>
          </table:table-cell>
          <table:table-cell table:style-name="Table39.D2" office:value-type="string">
            <text:p text:style-name="P132">WiFi</text:p>
          </table:table-cell>
        </table:table-row>
        <table:table-row table:style-name="TableLine2216309468608">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7"><text:span text:style-name="T77">Get the softAP network ID</text:span> </text:p>
          </table:table-cell>
          <table:table-cell table:style-name="Table39.D2" office:value-type="string">
            <text:p text:style-name="P132">WiFi</text:p>
          </table:table-cell>
        </table:table-row>
        <table:table-row table:style-name="TableLine221630945609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7">Returns the connection status</text:p>
          </table:table-cell>
          <table:table-cell table:style-name="Table39.D2" office:value-type="string">
            <text:p text:style-name="P116">WiFi</text:p>
          </table:table-cell>
        </table:table-row>
      </table:table>
      <text:p text:style-name="P388"/>
      <text:p text:style-name="P383"/>
      <table:table table:name="Table48" table:style-name="Table48">
        <table:table-column table:style-name="Table48.A"/>
        <table:table-column table:style-name="Table48.B"/>
        <table:table-row table:style-name="TableLine2216309465888">
          <table:table-cell table:style-name="Table48.A1" office:value-type="string">
            <text:p text:style-name="P295">WiFi.mode</text:p>
          </table:table-cell>
          <table:table-cell table:style-name="Table48.A1" office:value-type="string">
            <text:p text:style-name="P3">( <text:span text:style-name="T156">mode</text:span> – )<text:tab/><text:tab/>Set Wifi mode</text:p>
          </table:table-cell>
        </table:table-row>
        <table:table-row table:style-name="TableLine2216309471328">
          <table:table-cell table:style-name="Table48.A1" office:value-type="string">
            <text:p text:style-name="P56">0 WIFI_MODE_NULL</text:p>
          </table:table-cell>
          <table:table-cell table:style-name="Table48.A1" office:value-type="string">
            <text:p text:style-name="P294">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16309471600">
          <table:table-cell table:style-name="Table48.A1" office:value-type="string">
            <text:p text:style-name="P56">1 WIFI_MODE_STA</text:p>
          </table:table-cell>
          <table:table-cell table:style-name="Table48.A1" office:value-type="string">
            <text:p text:style-name="P294">Station mode: in this mode, will init the internal station data, while the station’s interface is ready for the RX and TX Wi-Fi data.</text:p>
          </table:table-cell>
        </table:table-row>
        <table:table-row table:style-name="TableLine2216309455280">
          <table:table-cell table:style-name="Table48.A1" office:value-type="string">
            <text:p text:style-name="P56">2 WIFI_MODE_AP</text:p>
          </table:table-cell>
          <table:table-cell table:style-name="Table48.A1" office:value-type="string">
            <text:p text:style-name="P294">AP mode: in this mode, init the internal AP data, while the AP’s interface is ready for RX/TX Wi-Fi data. Then, the Wi-Fi driver starts broad- casting beacons, and the AP is ready to get connected to other stations.</text:p>
          </table:table-cell>
        </table:table-row>
        <table:table-row table:style-name="TableLine2216309455552">
          <table:table-cell table:style-name="Table48.A1" office:value-type="string">
            <text:p text:style-name="P56">3 WIFI_MODE_APSTA</text:p>
          </table:table-cell>
          <table:table-cell table:style-name="Table48.A1" office:value-type="string">
            <text:p text:style-name="P294">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3"/>
      <table:table table:name="Table49" table:style-name="Table49">
        <table:table-column table:style-name="Table49.A"/>
        <table:table-column table:style-name="Table49.B"/>
        <table:table-row table:style-name="TableLine2216309458544">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216309456368">
          <table:table-cell table:style-name="Table49.A1" office:value-type="string">
            <text:p text:style-name="P290">255 </text:p>
          </table:table-cell>
          <table:table-cell table:style-name="Table49.A1" office:value-type="string">
            <text:p text:style-name="P272"><text:span text:style-name="T80">WL_NO_SHIELD - </text:span><text:span text:style-name="T79">no WiFi shield is present</text:span></text:p>
          </table:table-cell>
        </table:table-row>
        <table:table-row table:style-name="TableLine2216309458000">
          <table:table-cell table:style-name="Table49.A1" office:value-type="string">
            <text:p text:style-name="P291">0</text:p>
          </table:table-cell>
          <table:table-cell table:style-name="Table49.A1" office:value-type="string">
            <text:p text:style-name="P304">WL_IDLE_STATUS - WiFi.begin is called and remains active until the number of attempts expires (resulting in WL_CONNECT_FAILED) or a connection is established (resulting in WL_CONNECTED)</text:p>
          </table:table-cell>
        </table:table-row>
        <table:table-row table:style-name="TableLine2216309457456">
          <table:table-cell table:style-name="Table49.A1" office:value-type="string">
            <text:p text:style-name="P291">1</text:p>
          </table:table-cell>
          <table:table-cell table:style-name="Table49.A1" office:value-type="string">
            <text:p text:style-name="P304">WL_NO_SSID_AVAIL - no SSID are available</text:p>
          </table:table-cell>
        </table:table-row>
        <table:table-row table:style-name="TableLine2216309458816">
          <table:table-cell table:style-name="Table49.A1" office:value-type="string">
            <text:p text:style-name="P291">2</text:p>
          </table:table-cell>
          <table:table-cell table:style-name="Table49.A1" office:value-type="string">
            <text:p text:style-name="P304">WL_SCAN_COMPLETED - scan networks is completed</text:p>
          </table:table-cell>
        </table:table-row>
        <table:table-row table:style-name="TableLine2216309473504">
          <table:table-cell table:style-name="Table49.A1" office:value-type="string">
            <text:p text:style-name="P291">3</text:p>
          </table:table-cell>
          <table:table-cell table:style-name="Table49.A1" office:value-type="string">
            <text:p text:style-name="P304">WL_CONNECTED - connected to a WiFi network</text:p>
          </table:table-cell>
        </table:table-row>
        <table:table-row table:style-name="TableLine2216309474864">
          <table:table-cell table:style-name="Table49.A1" office:value-type="string">
            <text:p text:style-name="P291">4</text:p>
          </table:table-cell>
          <table:table-cell table:style-name="Table49.A1" office:value-type="string">
            <text:p text:style-name="P304">WL_CONNECT_FAILED - connection fails for all the attempts</text:p>
          </table:table-cell>
        </table:table-row>
        <table:table-row table:style-name="TableLine2216309481120">
          <table:table-cell table:style-name="Table49.A1" office:value-type="string">
            <text:p text:style-name="P291">5</text:p>
          </table:table-cell>
          <table:table-cell table:style-name="Table49.A1" office:value-type="string">
            <text:p text:style-name="P304">WL_CONNECTION_LOST - connection is lost</text:p>
          </table:table-cell>
        </table:table-row>
        <table:table-row table:style-name="TableLine2216309480304">
          <table:table-cell table:style-name="Table49.A1" office:value-type="string">
            <text:p text:style-name="P291">6</text:p>
          </table:table-cell>
          <table:table-cell table:style-name="Table49.A1" office:value-type="string">
            <text:p text:style-name="P304">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216309470512">
          <table:table-cell table:style-name="Table50.A1" office:value-type="string">
            <text:p text:style-name="P4"><text:span text:style-name="T53">WiFi connection </text:span><text:span text:style-name="T54">example</text:span></text:p>
          </table:table-cell>
          <table:table-cell table:style-name="Table50.A1" office:value-type="string">
            <text:p text:style-name="P306">( -- )</text:p>
          </table:table-cell>
          <table:table-cell table:style-name="Table50.A1" office:value-type="string">
            <text:p text:style-name="P306">Connect and disconnect from WiFi demo</text:p>
          </table:table-cell>
        </table:table-row>
        <text:soft-page-break/>
        <table:table-row table:style-name="TableLine2216309479216">
          <table:table-cell table:style-name="Table50.A1" table:number-columns-spanned="3" office:value-type="string">
            <text:p text:style-name="P305">web-interface also WiFi</text:p>
            <text:p text:style-name="P305"/>
            <text:p text:style-name="P305">: status. <text:s text:c="3"/>( -- ) <text:s text:c="54"/>\ print WiFi connection status</text:p>
            <text:p text:style-name="P305">." Current WiFi status = " WiFi.status . cr</text:p>
            <text:p text:style-name="P305">;</text:p>
            <text:p text:style-name="P305"/>
            <text:p text:style-name="P305">: test <text:s text:c="7"/>( -- )</text:p>
            <text:p text:style-name="P305">WIFI_MODE_STA WiFi.mode <text:s text:c="31"/>\ set to connect to an access point </text:p>
            <text:p text:style-name="P305">z" yourroutername" z" yourpassword" WiFi.begin <text:s/>\ attempt to connect</text:p>
            <text:p text:style-name="P305">3000 ms</text:p>
            <text:p text:style-name="P305">status. <text:s text:c="68"/>\ report our Wifi link status</text:p>
            <text:p text:style-name="P305">." Your assigned IP address = " WiFi.localIP</text:p>
            <text:p text:style-name="P305">ip. cr <text:s text:c="71"/>\ report local IP address</text:p>
            <text:p text:style-name="P305">WiFi.disconnect <text:s text:c="53"/>\ disconnect</text:p>
            <text:p text:style-name="P305">." Now disconnecting" cr</text:p>
            <text:p text:style-name="P305">3000 ms <text:s text:c="15"/></text:p>
            <text:p text:style-name="P305">status. <text:s text:c="68"/>\ report WiFi status again</text:p>
            <text:p text:style-name="P305">;</text:p>
            <text:p text:style-name="P305"/>
            <text:p text:style-name="P305">\ N.B. edit the above with your router's name and password!!</text:p>
          </table:table-cell>
          <table:covered-table-cell/>
          <table:covered-table-cell/>
        </table:table-row>
      </table:table>
      <text:p text:style-name="Standard"/>
      <text:h text:style-name="P496"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16309477584">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216309475680">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216309477856">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216309476224">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7">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216309472688">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216309472960">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216309473232">
          <table:table-cell table:style-name="Table40.A2" office:value-type="string">
            <text:p text:style-name="P362">[']</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216309478128">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216309475136">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287">Mark the start of a local variable block</text:p>
          </table:table-cell>
          <table:table-cell table:style-name="Table40.D2" office:value-type="string">
            <text:p text:style-name="P116">forth</text:p>
          </table:table-cell>
        </table:table-row>
        <table:table-row table:style-name="TableLine2216309476496">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216309477040">
          <table:table-cell table:style-name="Table40.A2" office:value-type="string">
            <text:p text:style-name="P56">aligned</text:p>
          </table:table-cell>
          <table:table-cell table:style-name="Table40.A2" office:value-type="string">
            <text:p text:style-name="P116">( addr1 -- <text:soft-page-break/>addr2 )</text:p>
          </table:table-cell>
          <table:table-cell table:style-name="Table40.A2" office:value-type="string">
            <text:p text:style-name="P116">converts an address on the stack to the next <text:soft-page-break/>higher cell boundary, to help accessing memory by cells</text:p>
          </table:table-cell>
          <table:table-cell table:style-name="Table40.D2" office:value-type="string">
            <text:p text:style-name="P116">forth</text:p>
          </table:table-cell>
        </table:table-row>
        <table:table-row table:style-name="TableLine2216309478672">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2216309361168">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216309357632">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216309363072">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216309357088">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21630935219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216309353008">
          <table:table-cell table:style-name="Table40.A2" office:value-type="string">
            <text:p text:style-name="P362">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216309358992">
          <table:table-cell table:style-name="Table40.A2" office:value-type="string">
            <text:p text:style-name="P362">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7">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216309362256">
          <table:table-cell table:style-name="Table40.A2" office:value-type="string">
            <text:p text:style-name="P362">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2216309361712">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ext:soft-page-break/>
        <table:table-row table:style-name="TableLine2216309353552">
          <table:table-cell table:style-name="Table40.A2" office:value-type="string">
            <text:p text:style-name="P92">to</text:p>
          </table:table-cell>
          <table:table-cell table:style-name="Table40.A2" office:value-type="string">
            <text:p text:style-name="P226">( n “<text:span text:style-name="T178">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2216309364704">
          <table:table-cell table:style-name="Table40.A2" office:value-type="string">
            <text:p text:style-name="P93">+to</text:p>
          </table:table-cell>
          <table:table-cell table:style-name="Table40.A2" office:value-type="string">
            <text:p text:style-name="P227">( n “<text:span text:style-name="T178">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216309351376">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216309360080">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216309351648">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9"/>
      <table:table table:name="Table59" table:style-name="Table59">
        <table:table-column table:style-name="Table59.A"/>
        <table:table-column table:style-name="Table59.B"/>
        <table:table-column table:style-name="Table59.C"/>
        <table:table-row table:style-name="TableLine2216309477312">
          <table:table-cell table:style-name="Table59.A1" office:value-type="string">
            <text:p text:style-name="P324">Local variables</text:p>
            <text:p text:style-name="P328"/>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5">Demonstrates defining a word where the input parameters on the stack are labelled for enhanced readability</text:p>
          </table:table-cell>
        </table:table-row>
        <table:table-row table:style-name="TableLine2216309359264">
          <table:table-cell table:style-name="Table59.A1" table:number-columns-spanned="3" office:value-type="string">
            <text:p text:style-name="P335">: summ <text:s/>{ foo bar } <text:s text:c="21"/>\ bar is topmost element of the stack</text:p>
            <text:p text:style-name="P331"><text:s text:c="8"/>foo bar + . <text:s text:c="26"/>\ add the two top values on the stack and display the result</text:p>
            <text:p text:style-name="P331">;</text:p>
            <text:p text:style-name="P331"/>
            <text:p text:style-name="P331">\ so 2 3 summ results in 5 displayed</text:p>
          </table:table-cell>
          <table:covered-table-cell/>
          <table:covered-table-cell/>
        </table:table-row>
      </table:table>
      <text:p text:style-name="P397"/>
      <table:table table:name="Table62" table:style-name="Table62">
        <table:table-column table:style-name="Table62.A"/>
        <table:table-column table:style-name="Table62.B"/>
        <table:table-column table:style-name="Table62.C"/>
        <table:table-row table:style-name="TableLine2216309363344">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216309354640">
          <table:table-cell table:style-name="Table62.A1" table:number-columns-spanned="3" office:value-type="string">
            <text:p text:style-name="P342">:noname ." Saturday" ;</text:p>
            <text:p text:style-name="P350">:noname ." Friday" ;</text:p>
            <text:p text:style-name="P350">:noname ." Thursday" ;</text:p>
            <text:p text:style-name="P350">:noname ." Wednesday" ;</text:p>
            <text:p text:style-name="P350">:noname ." Tuesday" ;</text:p>
            <text:p text:style-name="P350">:noname ." Monday" ;</text:p>
            <text:p text:style-name="P350">:noname ." Sunday" ;</text:p>
            <text:p text:style-name="P350"><text:s/></text:p>
            <text:p text:style-name="P350">create (day) ( --- addr) <text:s text:c="20"/>\ an array of execution tokens for the 7 headerless words</text:p>
            <text:p text:style-name="P350">, , , , , , ,</text:p>
            <text:p text:style-name="P350"/>
            <text:p text:style-name="P350">: day. ( n -- ) <text:s text:c="37"/>\ valid n=0-6</text:p>
            <text:p text:style-name="P350">cells (day) + @ execute ;</text:p>
            <text:p text:style-name="P350"/>
            <text:p text:style-name="P350">\ executing 2 day. displays Tuesday etc.</text:p>
            <text:p text:style-name="P342"/>
          </table:table-cell>
          <table:covered-table-cell/>
          <table:covered-table-cell/>
        </table:table-row>
      </table:table>
      <text:p text:style-name="P398"/>
      <text:p text:style-name="Standard"/>
      <text:h text:style-name="P477" text:outline-level="1">Useful documentation</text:h>
      <text:p text:style-name="P424"><text:span text:style-name="T157">Bradley Nelsons’s </text:span><text:a xlink:type="simple" xlink:href="https://esp32forth.appspot.com/ESP32forth.html" text:style-name="Internet_20_link" text:visited-style-name="Visited_20_Internet_20_Link"><text:span text:style-name="T157">ESP32forth home page</text:span></text:a><text:span text:style-name="T157">, </text:span><text:span text:style-name="T158">which includes </text:span><text:span text:style-name="T159">downloads &amp;</text:span><text:span text:style-name="T158"> </text:span><text:span text:style-name="T91">installation instructions</text:span></text:p>
      <text:p text:style-name="P424"><text:span text:style-name="T157">Marc PetreMann’s excellent webpage on </text:span><text:a xlink:type="simple" xlink:href="https://esp32.arduino-forth.com/" text:style-name="Internet_20_link" text:visited-style-name="Visited_20_Internet_20_Link"><text:span text:style-name="T157">ESP32forth programming</text:span></text:a></text:p>
      <text:p text:style-name="P424"><text:a xlink:type="simple" xlink:href="https://www.facebook.com/groups/forth2020/" text:style-name="Internet_20_link" text:visited-style-name="Visited_20_Internet_20_Link"><text:span text:style-name="T157">Forth2020</text:span></text:a><text:span text:style-name="T157"> on facebook </text:span></text:p>
      <text:p text:style-name="P469"><text:span text:style-name="T157">ESP32 module </text:span><text:a xlink:type="simple" xlink:href="https://tutorials.probots.co.in/esp32-buying-guide/" text:style-name="Internet_20_link" text:visited-style-name="Visited_20_Internet_20_Link"><text:span text:style-name="T157">buying guide</text:span></text:a></text:p>
      <text:p text:style-name="P467"><text:span text:style-name="T157">The </text:span><text:a xlink:type="simple" xlink:href="https://github.com/bob-g4bby/Bob-Edwards--Forth-Stuff/blob/main/ESP32/Word%20Glossary%20for%20ESP32forth%20v7073.pdf" text:style-name="Internet_20_link" text:visited-style-name="Visited_20_Internet_20_Link"><text:span text:style-name="T157">latest version of this document</text:span></text:a><text:span text:style-name="T157"> is found here</text:span></text:p>
      <text:p text:style-name="P399"/>
      <text:h text:style-name="Heading_20_1" text:outline-level="1">Useful Code</text:h>
      <text:p text:style-name="P458"><text:span text:style-name="T157">The Forth2020 group’s </text:span><text:a xlink:type="simple" xlink:href="https://esp32.forth2020.org/examples" text:style-name="Internet_20_link" text:visited-style-name="Visited_20_Internet_20_Link"><text:span text:style-name="T157">archive of examples</text:span></text:a><text:span text:style-name="T157"> is very useful</text:span></text:p>
      <text:p text:style-name="P459"><text:span text:style-name="T157">Marc Petremann’s </text:span><text:a xlink:type="simple" xlink:href="https://github.com/MPETREMANN11/ESP32forth" text:style-name="Internet_20_link" text:visited-style-name="Visited_20_Internet_20_Link"><text:span text:style-name="T157">ESP32forth github</text:span></text:a><text:span text:style-name="T157"> page</text:span></text:p>
      <text:p text:style-name="P459"><text:span text:style-name="T161">The</text:span><text:span text:style-name="T160"> github </text:span><text:a xlink:type="simple" xlink:href="https://github.com/Esp32forth/forth2020group" text:style-name="Internet_20_link" text:visited-style-name="Visited_20_Internet_20_Link"><text:span text:style-name="T162">ESP32forth / </text:span></text:a><text:a xlink:type="simple" xlink:href="https://github.com/Esp32forth/forth2020group" text:style-name="Internet_20_link" text:visited-style-name="Visited_20_Internet_20_Link"><text:span text:style-name="T163">forth2020group</text:span></text:a><text:a xlink:type="simple" xlink:href="https://github.com/Esp32forth/forth2020group" text:style-name="Internet_20_link" text:visited-style-name="Visited_20_Internet_20_Link"><text:span text:style-name="T162"> code page</text:span></text:a></text:p>
      <text:p text:style-name="P468"><text:a xlink:type="simple" xlink:href="https://github.com/bob-g4bby/Bob-Edwards--Forth-Stuff/tree/main/ESP32" text:style-name="Internet_20_link" text:visited-style-name="Visited_20_Internet_20_Link"><text:span text:style-name="T160">M</text:span></text:a><text:a xlink:type="simple" xlink:href="https://github.com/bob-g4bby/Bob-Edwards--Forth-Stuff/tree/main/ESP32" text:style-name="Internet_20_link" text:visited-style-name="Visited_20_Internet_20_Link"><text:span text:style-name="T157">y code</text:span></text:a><text:span text:style-name="T157"> on github</text:span></text:p>
      <text:p text:style-name="P399"/>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9"/>
      <text:p text:style-name="P382">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16309361984">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21630936062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216309351920">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21630936416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216309350832">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216309354368">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216309364432">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16309365248">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6"/>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16309367152">
          <table:table-cell table:style-name="Table69.A1" office:value-type="string">
            <text:p text:style-name="P56">0BRANCH</text:p>
          </table:table-cell>
          <table:table-cell table:style-name="Table69.A1" office:value-type="string">
            <text:p text:style-name="P303"/>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216309356272">
          <table:table-cell table:style-name="Table69.A2" office:value-type="string">
            <text:p text:style-name="P56">BRANCH</text:p>
          </table:table-cell>
          <table:table-cell table:style-name="Table69.A2" office:value-type="string">
            <text:p text:style-name="P303"/>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216309358176">
          <table:table-cell table:style-name="Table69.A2" office:value-type="string">
            <text:p text:style-name="P56">[SKIP]</text:p>
          </table:table-cell>
          <table:table-cell table:style-name="Table69.A2" office:value-type="string">
            <text:p text:style-name="P303"/>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218249907328">
          <table:table-cell table:style-name="Table69.A2" office:value-type="string">
            <text:p text:style-name="P56">[SKIP]'</text:p>
          </table:table-cell>
          <table:table-cell table:style-name="Table69.A2" office:value-type="string">
            <text:p text:style-name="P303"/>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1824990324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216311340352">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216311338448">
          <table:table-cell table:style-name="Table70.A2" office:value-type="string">
            <text:p text:style-name="P56">*<text:span text:style-name="T179">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216311342800">
          <table:table-cell table:style-name="Table70.A2" office:value-type="string">
            <text:p text:style-name="P56">*<text:span text:style-name="T179">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216311348784">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1">p</text:span>rint address line leaving room – <text:span text:style-name="T181">part of the </text:span><text:soft-page-break/><text:span text:style-name="T181">dump word</text:span></text:p>
          </table:table-cell>
          <table:table-cell table:style-name="Table70.D2" office:value-type="string">
            <text:p text:style-name="P234">internals</text:p>
          </table:table-cell>
        </table:table-row>
        <table:table-row table:style-name="TableLine221631134307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216311344160">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216311336000">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216311334096">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216311349328">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16311342256">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16311336272">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216311348240">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16311350688">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1631134008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16311335184">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16311340624">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216311350960">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1631133464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16311337088">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216311343344">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216311334912">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3">o</text:span>f the current vocabulary to a file</text:p>
          </table:table-cell>
          <table:table-cell table:style-name="Table73.D2" office:value-type="string">
            <text:p text:style-name="P116">internals</text:p>
          </table:table-cell>
        </table:table-row>
        <table:table-row table:style-name="TableLine2216311340896">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16311345792">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16311336816">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16311351232">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16311334368">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16311346336">
          <table:table-cell table:style-name="Table73.A2" office:value-type="string">
            <text:p text:style-name="P103">starts../</text:p>
          </table:table-cell>
          <table:table-cell table:style-name="Table73.A2" office:value-type="string">
            <text:p text:style-name="P149"><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16311335456">
          <table:table-cell table:style-name="Table73.A2" office:value-type="string">
            <text:p text:style-name="P103">starts./</text:p>
          </table:table-cell>
          <table:table-cell table:style-name="Table73.A2" office:value-type="string">
            <text:p text:style-name="P116"><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16311346608">
          <table:table-cell table:style-name="Table74.A1" office:value-type="string">
            <text:p text:style-name="P56">‘<text:span text:style-name="T183">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216311341168">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4171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41984">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42528">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5856">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216311367552">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216311353680">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184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211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912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216311356944">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1631135422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12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6128">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7824">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4560">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2656">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2384">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7760">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1568">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216311364832">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216311363744">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3952">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16311354496">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21631135939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204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16311354768">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216311362928">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216311351504">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347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216311368096">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7280">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8032">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1776">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216311365920">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510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3200">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5376">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6400">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65648">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16311357488">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16311337632">
          <table:table-cell table:style-name="Table75.A1" office:value-type="string">
            <text:p text:style-name="P83">‘<text:span text:style-name="T175">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216311355312">
          <table:table-cell table:style-name="Table75.A2" office:value-type="string">
            <text:p text:style-name="P83">‘<text:span text:style-name="T174">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16311352864">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16311356672">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16311358304">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16311360752">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16311353136">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16311359664">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216311353408">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216311355584">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67008">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5721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58576">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58848">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59936">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6020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60480">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216311361024">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73808">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16311373264">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216311384416">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216311382240">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8"/>
      <text:p text:style-name="P42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16311364288">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216311369456">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16311383872">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216311384688">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216311378704">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16311375168">
          <table:table-cell table:style-name="Table91.A1" office:value-type="string">
            <text:p text:style-name="P86">?<text:span text:style-name="T180">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216311375440">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8"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16311376800">
          <table:table-cell table:style-name="Table78.A1" office:value-type="string">
            <text:p text:style-name="P56">‘<text:span text:style-name="T176">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216311372720">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216311377072">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216311372992">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7"/>
      <text:p text:style-name="Standard"/>
      <text:h text:style-name="P499" text:outline-level="2">System</text:h>
      <table:table table:name="Table79" table:style-name="Table79">
        <table:table-column table:style-name="Table79.A"/>
        <table:table-column table:style-name="Table79.B"/>
        <table:table-column table:style-name="Table79.C"/>
        <table:table-column table:style-name="Table79.D"/>
        <table:table-row table:style-name="TableLine2216311377888">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2216311376256">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16311370272">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16311371360">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216311401280">
          <table:table-cell table:style-name="Table79.A2" office:value-type="string">
            <text:p text:style-name="P56">‘<text:span text:style-name="T176">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16311390672">
          <table:table-cell table:style-name="Table79.A2" office:value-type="string">
            <text:p text:style-name="P56">‘<text:span text:style-name="T176">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16311396384">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216311390944">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216311392848">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2216311392032">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216311401552">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216311391216">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216311401008">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216311393936">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216311399376">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1631137816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216311396656">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216311402096">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9"/>
      <text:p text:style-name="Standard"/>
      <text:h text:style-name="P500"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16311386320">
          <table:table-cell table:style-name="Table81.A1" office:value-type="string">
            <text:p text:style-name="P56">‘<text:span text:style-name="T174">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216311386864">
          <table:table-cell table:style-name="Table81.A2" office:value-type="string">
            <text:p text:style-name="P56">‘<text:span text:style-name="T174">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16311397472">
          <table:table-cell table:style-name="Table81.A2" office:value-type="string">
            <text:p text:style-name="P56">‘<text:span text:style-name="T174">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16311394480">
          <table:table-cell table:style-name="Table81.A2" office:value-type="string">
            <text:p text:style-name="P56">&gt;<text:span text:style-name="T141">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216311392576">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216311399920">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216311386592">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2216311395296">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16311398016">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16311391488">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16311395568">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16311398560">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16311398832">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16311387136">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1631139176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216311387952">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16311388224">
          <table:table-cell table:style-name="Table82.A1" office:value-type="string">
            <text:p text:style-name="P83">-<text:span text:style-name="T182">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216311390400">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216311402912">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16311389040">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16311387680">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38849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388768">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406448">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407536">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407808">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16311419776">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16311405904">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2216311413248">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16311404816">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16311418960">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3"/>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16311387408">
          <table:table-cell table:style-name="Table92.A1" office:value-type="string">
            <text:p text:style-name="P66">‘<text:span text:style-name="T176">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216311411888">
          <table:table-cell table:style-name="Table92.A2" office:value-type="string">
            <text:p text:style-name="P66">‘<text:span text:style-name="T176">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16311410800">
          <table:table-cell table:style-name="Table92.A2" office:value-type="string">
            <text:p text:style-name="P66">‘<text:span text:style-name="T176">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16311409712">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7" text:outline-level="1">Appendix 2 Notes on using the Sockets Dictionary</text:h>
      <text:p text:style-name="P447"><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1631141352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8"/>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16311408080">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216311410528">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216311420048">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216311415152">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7"/>
      <text:h text:style-name="P501"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16311404272">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21631140726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2216311410256">
          <table:table-cell table:style-name="Table88.A2" office:value-type="string">
            <text:p text:style-name="P110">socket</text:p>
          </table:table-cell>
          <table:table-cell table:style-name="Table88.A2" office:value-type="string">
            <text:p text:style-name="P410">( domain type protocol – sock/err )</text:p>
          </table:table-cell>
          <table:table-cell table:style-name="Table88.C2" office:value-type="string">
            <text:p text:style-name="P196">Make a socket</text:p>
          </table:table-cell>
        </table:table-row>
        <table:table-row table:style-name="TableLine2216311414336">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216311408896">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216311409168">
          <table:table-cell table:style-name="Table88.A2" office:value-type="string">
            <text:p text:style-name="P111">sockaccept</text:p>
          </table:table-cell>
          <table:table-cell table:style-name="Table88.A2" office:value-type="string">
            <text:p text:style-name="P411">(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0"/>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16311415424">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216311416240">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9"/>
      <text:p text:style-name="P462">After all communication is done, the connection is closed with:-</text:p>
      <table:table table:name="Table90" table:style-name="Table90">
        <table:table-column table:style-name="Table90.A"/>
        <table:table-column table:style-name="Table90.B"/>
        <table:table-column table:style-name="Table90.C"/>
        <table:table-row table:style-name="TableLine221631141488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2">c</text:span>lose <text:span text:style-name="T122">the</text:span> socket</text:p>
          </table:table-cell>
        </table:table-row>
      </table:table>
      <text:p text:style-name="P461"/>
      <text:p text:style-name="P202">Let’s look at the forth programming needed for a tcp client:-</text:p>
      <text:h text:style-name="P504"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0"><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0"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1329213613" text:style-name="L1">
        <text:list-item>
          <text:p text:style-name="P505">gethostbyname (hostname)</text:p>
        </text:list-item>
        <text:list-item>
          <text:p text:style-name="P505">socket (domain,type,protocol)</text:p>
        </text:list-item>
        <text:list-item>
          <text:p text:style-name="P505">bind (sock,addr,addrlen)</text:p>
        </text:list-item>
        <text:list-item>
          <text:p text:style-name="P505">sendto <text:s text:c="4"/>(sock,data, datalen, flags, addr, addrlen)</text:p>
        </text:list-item>
        <text:list-item>
          <text:p text:style-name="P505">recvfrom (sock,data,datalen,flags,addr. *addrlen)</text:p>
        </text:list-item>
        <text:list-item>
          <text:p text:style-name="P505">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6"><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2" text:outline-level="2">THROW <text:s/>( errcode – )</text:h>
      <text:p text:style-name="P413">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9"><text:span text:style-name="Strong_20_Emphasis"><text:span text:style-name="T70"><text:s/>: DIV ( quotient divisor -- result ) dup 0= abort" DIV: Divide by 0 error." / ;</text:span></text:span></text:p>
      <text:p text:style-name="P413">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3">Let's look at how we would trap errors using THROW :-</text:p>
      <text:p text:style-name="P449"><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1"><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5"><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3" text:outline-level="2">CATCH <text:span text:style-name="T133">( xt – 0 | errorcode )</text:span></text:h>
      <text:p text:style-name="P451"><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0"><text:span text:style-name="Strong_20_Emphasis"><text:span text:style-name="T69"><text:s text:c="3"/></text:span></text:span><text:span text:style-name="Strong_20_Emphasis"><text:span text:style-name="T70">: test-div ( quotient divisor -- result )</text:span></text:span></text:p>
      <text:p text:style-name="P452"><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2"><text:span text:style-name="Strong_20_Emphasis"><text:span text:style-name="T69"><text:s text:c="7"/></text:span></text:span><text:span text:style-name="Strong_20_Emphasis"><text:span text:style-name="T70">dup 99 = if </text:span></text:span></text:p>
      <text:p text:style-name="P452"><text:span text:style-name="Strong_20_Emphasis"><text:span text:style-name="T69"><text:s text:c="9"/></text:span></text:span><text:span text:style-name="Strong_20_Emphasis"><text:span text:style-name="T70">." Divide by zero error"</text:span></text:span></text:p>
      <text:p text:style-name="P452"><text:span text:style-name="Strong_20_Emphasis"><text:span text:style-name="T69"><text:s text:c="7"/></text:span></text:span><text:span text:style-name="Strong_20_Emphasis"><text:span text:style-name="T70">else</text:span></text:span></text:p>
      <text:p text:style-name="P452"><text:soft-page-break/><text:span text:style-name="Strong_20_Emphasis"><text:span text:style-name="T69"><text:s text:c="9"/></text:span></text:span><text:span text:style-name="Strong_20_Emphasis"><text:span text:style-name="T70">throw</text:span></text:span></text:p>
      <text:p text:style-name="P452"><text:span text:style-name="Strong_20_Emphasis"><text:span text:style-name="T69"><text:s text:c="7"/></text:span></text:span><text:span text:style-name="Strong_20_Emphasis"><text:span text:style-name="T70">then</text:span></text:span></text:p>
      <text:p text:style-name="P453"><text:span text:style-name="Strong_20_Emphasis"><text:span text:style-name="T69"><text:s text:c="5"/></text:span></text:span><text:span text:style-name="Strong_20_Emphasis"><text:span text:style-name="T70">then ;</text:span></text:span></text:p>
      <text:p text:style-name="P413">The stack signature for CATCH is as follows:</text:p>
      <text:p text:style-name="P419"><text:span text:style-name="Strong_20_Emphasis"><text:span text:style-name="T134">   CATCH ( ... xt -- 0|error_code )</text:span></text:span></text:p>
      <text:p text:style-name="P413">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5">Best to catch at the highest point convenient in the program, <text:span text:style-name="T136">some say</text:span></text:p>
      <text:p text:style-name="P451"><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3">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6">Another THROW – CATCH example:-</text:p>
      <text:p text:style-name="P414">: could-fail ( -- char )</text:p>
      <text:p text:style-name="P414"><text:s text:c="3"/>KEY DUP [CHAR] Q = IF 1 THROW THEN ;</text:p>
      <text:p text:style-name="P414"/>
      <text:p text:style-name="P414">: do-it ( a b -- c) 2DROP could-fail ;</text:p>
      <text:p text:style-name="P414">: try-it ( --)</text:p>
      <text:p text:style-name="P414"><text:s text:c="3"/>1 2 ['] do-it CATCH IF</text:p>
      <text:p text:style-name="P414"><text:s text:c="3"/>( x1 x2 ) 2DROP ." There was an exception" CR</text:p>
      <text:p text:style-name="P414"><text:s text:c="3"/>ELSE ." The character was " EMIT CR</text:p>
      <text:p text:style-name="P414"><text:s text:c="3"/>THEN ;</text:p>
      <text:p text:style-name="P414">; retry-it ( -- )</text:p>
      <text:p text:style-name="P414"><text:s text:c="3"/>BEGIN 1 2 ['] do-it CATCH WHILE</text:p>
      <text:p text:style-name="P414"><text:s text:c="3"/>( x1 x2) 2DROP ." Exception, keep trying" CR</text:p>
      <text:p text:style-name="P414"><text:s text:c="3"/>REPEAT ( char )</text:p>
      <text:p text:style-name="P414"><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711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3T08:35:31.432000000</dc:date>
    <meta:editing-duration>PT22H25M5S</meta:editing-duration>
    <meta:editing-cycles>322</meta:editing-cycles>
    <meta:generator>LibreOffice/7.2.7.2$Windows_X86_64 LibreOffice_project/8d71d29d553c0f7dcbfa38fbfda25ee34cce99a2</meta:generator>
    <meta:document-statistic meta:table-count="97" meta:image-count="2" meta:object-count="0" meta:page-count="70" meta:paragraph-count="4200" meta:word-count="18166" meta:character-count="98074" meta:non-whitespace-character-count="80592"/>
  </office:meta>
</office:document-meta>
</file>